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9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ull_sq</text:p>
          </table:table-cell>
          <table:table-cell office:value-type="string" calcext:value-type="string">
            <text:p>life_sq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x_flo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build_year</text:p>
          </table:table-cell>
          <table:table-cell office:value-type="string" calcext:value-type="string">
            <text:p>num_room</text:p>
          </table:table-cell>
          <table:table-cell office:value-type="string" calcext:value-type="string">
            <text:p>kitch_sq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text:p>sub_area</text:p>
          </table:table-cell>
          <table:table-cell office:value-type="string" calcext:value-type="string">
            <text:p>area_m</text:p>
          </table:table-cell>
          <table:table-cell office:value-type="string" calcext:value-type="string">
            <text:p>raion_popul</text:p>
          </table:table-cell>
          <table:table-cell office:value-type="string" calcext:value-type="string">
            <text:p>green_zone_part</text:p>
          </table:table-cell>
          <table:table-cell office:value-type="string" calcext:value-type="string">
            <text:p>indust_part</text:p>
          </table:table-cell>
          <table:table-cell office:value-type="string" calcext:value-type="string">
            <text:p>children_preschool</text:p>
          </table:table-cell>
          <table:table-cell office:value-type="string" calcext:value-type="string">
            <text:p>preschool_quota</text:p>
          </table:table-cell>
          <table:table-cell office:value-type="string" calcext:value-type="string">
            <text:p>preschool_education_centers_raion</text:p>
          </table:table-cell>
          <table:table-cell office:value-type="string" calcext:value-type="string">
            <text:p>children_school</text:p>
          </table:table-cell>
          <table:table-cell office:value-type="string" calcext:value-type="string">
            <text:p>school_quota</text:p>
          </table:table-cell>
          <table:table-cell office:value-type="string" calcext:value-type="string">
            <text:p>school_education_centers_raion</text:p>
          </table:table-cell>
          <table:table-cell office:value-type="string" calcext:value-type="string">
            <text:p>school_education_centers_top_20_raion</text:p>
          </table:table-cell>
          <table:table-cell office:value-type="string" calcext:value-type="string">
            <text:p>hospital_beds_raion</text:p>
          </table:table-cell>
          <table:table-cell office:value-type="string" calcext:value-type="string">
            <text:p>healthcare_centers_raion</text:p>
          </table:table-cell>
          <table:table-cell office:value-type="string" calcext:value-type="string">
            <text:p>university_top_20_raion</text:p>
          </table:table-cell>
          <table:table-cell office:value-type="string" calcext:value-type="string">
            <text:p>sport_objects_raion</text:p>
          </table:table-cell>
          <table:table-cell office:value-type="string" calcext:value-type="string">
            <text:p>additional_education_raion</text:p>
          </table:table-cell>
          <table:table-cell office:value-type="string" calcext:value-type="string">
            <text:p>culture_objects_top_25</text:p>
          </table:table-cell>
          <table:table-cell office:value-type="string" calcext:value-type="string">
            <text:p>culture_objects_top_25_raion</text:p>
          </table:table-cell>
          <table:table-cell office:value-type="string" calcext:value-type="string">
            <text:p>shopping_centers_raion</text:p>
          </table:table-cell>
          <table:table-cell office:value-type="string" calcext:value-type="string">
            <text:p>office_raion</text:p>
          </table:table-cell>
          <table:table-cell office:value-type="string" calcext:value-type="string">
            <text:p>thermal_power_plant_raion</text:p>
          </table:table-cell>
          <table:table-cell office:value-type="string" calcext:value-type="string">
            <text:p>incineration_raion</text:p>
          </table:table-cell>
          <table:table-cell office:value-type="string" calcext:value-type="string">
            <text:p>oil_chemistry_raion</text:p>
          </table:table-cell>
          <table:table-cell office:value-type="string" calcext:value-type="string">
            <text:p>radiation_raion</text:p>
          </table:table-cell>
          <table:table-cell office:value-type="string" calcext:value-type="string">
            <text:p>railroad_terminal_raion</text:p>
          </table:table-cell>
          <table:table-cell office:value-type="string" calcext:value-type="string">
            <text:p>big_market_raion</text:p>
          </table:table-cell>
          <table:table-cell office:value-type="string" calcext:value-type="string">
            <text:p>nuclear_reactor_raion</text:p>
          </table:table-cell>
          <table:table-cell office:value-type="string" calcext:value-type="string">
            <text:p>detention_facility_raion</text:p>
          </table:table-cell>
          <table:table-cell office:value-type="string" calcext:value-type="string">
            <text:p>full_all</text:p>
          </table:table-cell>
          <table:table-cell office:value-type="string" calcext:value-type="string">
            <text:p>male_f</text:p>
          </table:table-cell>
          <table:table-cell office:value-type="string" calcext:value-type="string">
            <text:p>female_f</text:p>
          </table:table-cell>
          <table:table-cell office:value-type="string" calcext:value-type="string">
            <text:p>young_all</text:p>
          </table:table-cell>
          <table:table-cell office:value-type="string" calcext:value-type="string">
            <text:p>young_male</text:p>
          </table:table-cell>
          <table:table-cell office:value-type="string" calcext:value-type="string">
            <text:p>young_female</text:p>
          </table:table-cell>
          <table:table-cell office:value-type="string" calcext:value-type="string">
            <text:p>work_all</text:p>
          </table:table-cell>
          <table:table-cell office:value-type="string" calcext:value-type="string">
            <text:p>work_male</text:p>
          </table:table-cell>
          <table:table-cell office:value-type="string" calcext:value-type="string">
            <text:p>work_female</text:p>
          </table:table-cell>
          <table:table-cell office:value-type="string" calcext:value-type="string">
            <text:p>ekder_all</text:p>
          </table:table-cell>
          <table:table-cell office:value-type="string" calcext:value-type="string">
            <text:p>ekder_male</text:p>
          </table:table-cell>
          <table:table-cell office:value-type="string" calcext:value-type="string">
            <text:p>ekder_female</text:p>
          </table:table-cell>
          <table:table-cell office:value-type="string" calcext:value-type="string">
            <text:p>0_6_all</text:p>
          </table:table-cell>
          <table:table-cell office:value-type="string" calcext:value-type="string">
            <text:p>0_6_male</text:p>
          </table:table-cell>
          <table:table-cell office:value-type="string" calcext:value-type="string">
            <text:p>0_6_female</text:p>
          </table:table-cell>
          <table:table-cell office:value-type="string" calcext:value-type="string">
            <text:p>7_14_all</text:p>
          </table:table-cell>
          <table:table-cell office:value-type="string" calcext:value-type="string">
            <text:p>7_14_male</text:p>
          </table:table-cell>
          <table:table-cell office:value-type="string" calcext:value-type="string">
            <text:p>7_14_female</text:p>
          </table:table-cell>
          <table:table-cell office:value-type="string" calcext:value-type="string">
            <text:p>0_17_all</text:p>
          </table:table-cell>
          <table:table-cell office:value-type="string" calcext:value-type="string">
            <text:p>0_17_male</text:p>
          </table:table-cell>
          <table:table-cell office:value-type="string" calcext:value-type="string">
            <text:p>0_17_female</text:p>
          </table:table-cell>
          <table:table-cell office:value-type="string" calcext:value-type="string">
            <text:p>16_29_all</text:p>
          </table:table-cell>
          <table:table-cell office:value-type="string" calcext:value-type="string">
            <text:p>16_29_male</text:p>
          </table:table-cell>
          <table:table-cell office:value-type="string" calcext:value-type="string">
            <text:p>16_29_female</text:p>
          </table:table-cell>
          <table:table-cell office:value-type="string" calcext:value-type="string">
            <text:p>0_13_all</text:p>
          </table:table-cell>
          <table:table-cell office:value-type="string" calcext:value-type="string">
            <text:p>0_13_male</text:p>
          </table:table-cell>
          <table:table-cell office:value-type="string" calcext:value-type="string">
            <text:p>0_13_female</text:p>
          </table:table-cell>
          <table:table-cell office:value-type="string" calcext:value-type="string">
            <text:p>raion_build_count_with_material_info</text:p>
          </table:table-cell>
          <table:table-cell office:value-type="string" calcext:value-type="string">
            <text:p>build_count_block</text:p>
          </table:table-cell>
          <table:table-cell office:value-type="string" calcext:value-type="string">
            <text:p>build_count_wood</text:p>
          </table:table-cell>
          <table:table-cell office:value-type="string" calcext:value-type="string">
            <text:p>build_count_frame</text:p>
          </table:table-cell>
          <table:table-cell office:value-type="string" calcext:value-type="string">
            <text:p>build_count_brick</text:p>
          </table:table-cell>
          <table:table-cell office:value-type="string" calcext:value-type="string">
            <text:p>build_count_monolith</text:p>
          </table:table-cell>
          <table:table-cell office:value-type="string" calcext:value-type="string">
            <text:p>build_count_panel</text:p>
          </table:table-cell>
          <table:table-cell office:value-type="string" calcext:value-type="string">
            <text:p>build_count_foam</text:p>
          </table:table-cell>
          <table:table-cell office:value-type="string" calcext:value-type="string">
            <text:p>build_count_slag</text:p>
          </table:table-cell>
          <table:table-cell office:value-type="string" calcext:value-type="string">
            <text:p>build_count_mix</text:p>
          </table:table-cell>
          <table:table-cell office:value-type="string" calcext:value-type="string">
            <text:p>raion_build_count_with_builddate_info</text:p>
          </table:table-cell>
          <table:table-cell office:value-type="string" calcext:value-type="string">
            <text:p>build_count_before_1920</text:p>
          </table:table-cell>
          <table:table-cell office:value-type="string" calcext:value-type="string">
            <text:p>build_count_1921-1945</text:p>
          </table:table-cell>
          <table:table-cell office:value-type="string" calcext:value-type="string">
            <text:p>build_count_1946-1970</text:p>
          </table:table-cell>
          <table:table-cell office:value-type="string" calcext:value-type="string">
            <text:p>build_count_1971-1995</text:p>
          </table:table-cell>
          <table:table-cell office:value-type="string" calcext:value-type="string">
            <text:p>build_count_after_1995</text:p>
          </table:table-cell>
          <table:table-cell office:value-type="string" calcext:value-type="string">
            <text:p>ID_metro</text:p>
          </table:table-cell>
          <table:table-cell office:value-type="string" calcext:value-type="string">
            <text:p>metro_min_avto</text:p>
          </table:table-cell>
          <table:table-cell office:value-type="string" calcext:value-type="string">
            <text:p>metro_km_avto</text:p>
          </table:table-cell>
          <table:table-cell office:value-type="string" calcext:value-type="string">
            <text:p>metro_min_walk</text:p>
          </table:table-cell>
          <table:table-cell office:value-type="string" calcext:value-type="string">
            <text:p>metro_km_walk</text:p>
          </table:table-cell>
          <table:table-cell office:value-type="string" calcext:value-type="string">
            <text:p>kindergarten_km</text:p>
          </table:table-cell>
          <table:table-cell office:value-type="string" calcext:value-type="string">
            <text:p>school_km</text:p>
          </table:table-cell>
          <table:table-cell office:value-type="string" calcext:value-type="string">
            <text:p>park_km</text:p>
          </table:table-cell>
          <table:table-cell office:value-type="string" calcext:value-type="string">
            <text:p>green_zone_km</text:p>
          </table:table-cell>
          <table:table-cell office:value-type="string" calcext:value-type="string">
            <text:p>industrial_km</text:p>
          </table:table-cell>
          <table:table-cell office:value-type="string" calcext:value-type="string">
            <text:p>water_treatment_km</text:p>
          </table:table-cell>
          <table:table-cell office:value-type="string" calcext:value-type="string">
            <text:p>cemetery_km</text:p>
          </table:table-cell>
          <table:table-cell office:value-type="string" calcext:value-type="string">
            <text:p>incineration_km</text:p>
          </table:table-cell>
          <table:table-cell office:value-type="string" calcext:value-type="string">
            <text:p>railroad_station_walk_km</text:p>
          </table:table-cell>
          <table:table-cell office:value-type="string" calcext:value-type="string">
            <text:p>railroad_station_walk_min</text:p>
          </table:table-cell>
          <table:table-cell office:value-type="string" calcext:value-type="string">
            <text:p>ID_railroad_station_walk</text:p>
          </table:table-cell>
          <table:table-cell office:value-type="string" calcext:value-type="string">
            <text:p>railroad_station_avto_km</text:p>
          </table:table-cell>
          <table:table-cell office:value-type="string" calcext:value-type="string">
            <text:p>railroad_station_avto_min</text:p>
          </table:table-cell>
          <table:table-cell office:value-type="string" calcext:value-type="string">
            <text:p>ID_railroad_station_avto</text:p>
          </table:table-cell>
          <table:table-cell office:value-type="string" calcext:value-type="string">
            <text:p>public_transport_station_km</text:p>
          </table:table-cell>
          <table:table-cell office:value-type="string" calcext:value-type="string">
            <text:p>public_transport_station_min_walk</text:p>
          </table:table-cell>
          <table:table-cell office:value-type="string" calcext:value-type="string">
            <text:p>water_km</text:p>
          </table:table-cell>
          <table:table-cell office:value-type="string" calcext:value-type="string">
            <text:p>water_1line</text:p>
          </table:table-cell>
          <table:table-cell office:value-type="string" calcext:value-type="string">
            <text:p>mkad_km</text:p>
          </table:table-cell>
          <table:table-cell office:value-type="string" calcext:value-type="string">
            <text:p>ttk_km</text:p>
          </table:table-cell>
          <table:table-cell office:value-type="string" calcext:value-type="string">
            <text:p>sadovoe_km</text:p>
          </table:table-cell>
          <table:table-cell office:value-type="string" calcext:value-type="string">
            <text:p>bulvar_ring_km</text:p>
          </table:table-cell>
          <table:table-cell office:value-type="string" calcext:value-type="string">
            <text:p>kremlin_km</text:p>
          </table:table-cell>
          <table:table-cell office:value-type="string" calcext:value-type="string">
            <text:p>big_road1_km</text:p>
          </table:table-cell>
          <table:table-cell office:value-type="string" calcext:value-type="string">
            <text:p>ID_big_road1</text:p>
          </table:table-cell>
          <table:table-cell office:value-type="string" calcext:value-type="string">
            <text:p>big_road1_1line</text:p>
          </table:table-cell>
          <table:table-cell office:value-type="string" calcext:value-type="string">
            <text:p>big_road2_km</text:p>
          </table:table-cell>
          <table:table-cell office:value-type="string" calcext:value-type="string">
            <text:p>ID_big_road2</text:p>
          </table:table-cell>
          <table:table-cell office:value-type="string" calcext:value-type="string">
            <text:p>railroad_km</text:p>
          </table:table-cell>
          <table:table-cell office:value-type="string" calcext:value-type="string">
            <text:p>railroad_1line</text:p>
          </table:table-cell>
          <table:table-cell office:value-type="string" calcext:value-type="string">
            <text:p>zd_vokzaly_avto_km</text:p>
          </table:table-cell>
          <table:table-cell office:value-type="string" calcext:value-type="string">
            <text:p>ID_railroad_terminal</text:p>
          </table:table-cell>
          <table:table-cell office:value-type="string" calcext:value-type="string">
            <text:p>bus_terminal_avto_km</text:p>
          </table:table-cell>
          <table:table-cell office:value-type="string" calcext:value-type="string">
            <text:p>ID_bus_terminal</text:p>
          </table:table-cell>
          <table:table-cell office:value-type="string" calcext:value-type="string">
            <text:p>oil_chemistry_km</text:p>
          </table:table-cell>
          <table:table-cell office:value-type="string" calcext:value-type="string">
            <text:p>nuclear_reactor_km</text:p>
          </table:table-cell>
          <table:table-cell office:value-type="string" calcext:value-type="string">
            <text:p>radiation_km</text:p>
          </table:table-cell>
          <table:table-cell office:value-type="string" calcext:value-type="string">
            <text:p>power_transmission_line_km</text:p>
          </table:table-cell>
          <table:table-cell office:value-type="string" calcext:value-type="string">
            <text:p>thermal_power_plant_km</text:p>
          </table:table-cell>
          <table:table-cell office:value-type="string" calcext:value-type="string">
            <text:p>ts_km</text:p>
          </table:table-cell>
          <table:table-cell office:value-type="string" calcext:value-type="string">
            <text:p>big_market_km</text:p>
          </table:table-cell>
          <table:table-cell office:value-type="string" calcext:value-type="string">
            <text:p>market_shop_km</text:p>
          </table:table-cell>
          <table:table-cell office:value-type="string" calcext:value-type="string">
            <text:p>fitness_km</text:p>
          </table:table-cell>
          <table:table-cell office:value-type="string" calcext:value-type="string">
            <text:p>swim_pool_km</text:p>
          </table:table-cell>
          <table:table-cell office:value-type="string" calcext:value-type="string">
            <text:p>ice_rink_km</text:p>
          </table:table-cell>
          <table:table-cell office:value-type="string" calcext:value-type="string">
            <text:p>stadium_km</text:p>
          </table:table-cell>
          <table:table-cell office:value-type="string" calcext:value-type="string">
            <text:p>basketball_km</text:p>
          </table:table-cell>
          <table:table-cell office:value-type="string" calcext:value-type="string">
            <text:p>hospice_morgue_km</text:p>
          </table:table-cell>
          <table:table-cell office:value-type="string" calcext:value-type="string">
            <text:p>detention_facility_km</text:p>
          </table:table-cell>
          <table:table-cell office:value-type="string" calcext:value-type="string">
            <text:p>public_healthcare_km</text:p>
          </table:table-cell>
          <table:table-cell office:value-type="string" calcext:value-type="string">
            <text:p>university_km</text:p>
          </table:table-cell>
          <table:table-cell office:value-type="string" calcext:value-type="string">
            <text:p>workplaces_km</text:p>
          </table:table-cell>
          <table:table-cell office:value-type="string" calcext:value-type="string">
            <text:p>shopping_centers_km</text:p>
          </table:table-cell>
          <table:table-cell office:value-type="string" calcext:value-type="string">
            <text:p>office_km</text:p>
          </table:table-cell>
          <table:table-cell office:value-type="string" calcext:value-type="string">
            <text:p>additional_education_km</text:p>
          </table:table-cell>
          <table:table-cell office:value-type="string" calcext:value-type="string">
            <text:p>preschool_km</text:p>
          </table:table-cell>
          <table:table-cell office:value-type="string" calcext:value-type="string">
            <text:p>big_church_km</text:p>
          </table:table-cell>
          <table:table-cell office:value-type="string" calcext:value-type="string">
            <text:p>church_synagogue_km</text:p>
          </table:table-cell>
          <table:table-cell office:value-type="string" calcext:value-type="string">
            <text:p>mosque_km</text:p>
          </table:table-cell>
          <table:table-cell office:value-type="string" calcext:value-type="string">
            <text:p>theater_km</text:p>
          </table:table-cell>
          <table:table-cell office:value-type="string" calcext:value-type="string">
            <text:p>museum_km</text:p>
          </table:table-cell>
          <table:table-cell office:value-type="string" calcext:value-type="string">
            <text:p>exhibition_km</text:p>
          </table:table-cell>
          <table:table-cell office:value-type="string" calcext:value-type="string">
            <text:p>catering_km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green_part_500</text:p>
          </table:table-cell>
          <table:table-cell office:value-type="string" calcext:value-type="string">
            <text:p>prom_part_500</text:p>
          </table:table-cell>
          <table:table-cell office:value-type="string" calcext:value-type="string">
            <text:p>office_count_500</text:p>
          </table:table-cell>
          <table:table-cell office:value-type="string" calcext:value-type="string">
            <text:p>office_sqm_500</text:p>
          </table:table-cell>
          <table:table-cell office:value-type="string" calcext:value-type="string">
            <text:p>trc_count_500</text:p>
          </table:table-cell>
          <table:table-cell office:value-type="string" calcext:value-type="string">
            <text:p>trc_sqm_500</text:p>
          </table:table-cell>
          <table:table-cell office:value-type="string" calcext:value-type="string">
            <text:p>cafe_count_500</text:p>
          </table:table-cell>
          <table:table-cell office:value-type="string" calcext:value-type="string">
            <text:p>cafe_sum_500_min_price_avg</text:p>
          </table:table-cell>
          <table:table-cell office:value-type="string" calcext:value-type="string">
            <text:p>cafe_sum_500_max_price_avg</text:p>
          </table:table-cell>
          <table:table-cell office:value-type="string" calcext:value-type="string">
            <text:p>cafe_avg_price_500</text:p>
          </table:table-cell>
          <table:table-cell office:value-type="string" calcext:value-type="string">
            <text:p>cafe_count_500_na_price</text:p>
          </table:table-cell>
          <table:table-cell office:value-type="string" calcext:value-type="string">
            <text:p>cafe_count_500_price_500</text:p>
          </table:table-cell>
          <table:table-cell office:value-type="string" calcext:value-type="string">
            <text:p>cafe_count_500_price_1000</text:p>
          </table:table-cell>
          <table:table-cell office:value-type="string" calcext:value-type="string">
            <text:p>cafe_count_500_price_1500</text:p>
          </table:table-cell>
          <table:table-cell office:value-type="string" calcext:value-type="string">
            <text:p>cafe_count_500_price_2500</text:p>
          </table:table-cell>
          <table:table-cell office:value-type="string" calcext:value-type="string">
            <text:p>cafe_count_500_price_4000</text:p>
          </table:table-cell>
          <table:table-cell office:value-type="string" calcext:value-type="string">
            <text:p>cafe_count_500_price_high</text:p>
          </table:table-cell>
          <table:table-cell office:value-type="string" calcext:value-type="string">
            <text:p>big_church_count_500</text:p>
          </table:table-cell>
          <table:table-cell office:value-type="string" calcext:value-type="string">
            <text:p>church_count_500</text:p>
          </table:table-cell>
          <table:table-cell office:value-type="string" calcext:value-type="string">
            <text:p>mosque_count_500</text:p>
          </table:table-cell>
          <table:table-cell office:value-type="string" calcext:value-type="string">
            <text:p>leisure_count_500</text:p>
          </table:table-cell>
          <table:table-cell office:value-type="string" calcext:value-type="string">
            <text:p>sport_count_500</text:p>
          </table:table-cell>
          <table:table-cell office:value-type="string" calcext:value-type="string">
            <text:p>market_count_500</text:p>
          </table:table-cell>
          <table:table-cell office:value-type="string" calcext:value-type="string">
            <text:p>green_part_1000</text:p>
          </table:table-cell>
          <table:table-cell office:value-type="string" calcext:value-type="string">
            <text:p>prom_part_1000</text:p>
          </table:table-cell>
          <table:table-cell office:value-type="string" calcext:value-type="string">
            <text:p>office_count_1000</text:p>
          </table:table-cell>
          <table:table-cell office:value-type="string" calcext:value-type="string">
            <text:p>office_sqm_1000</text:p>
          </table:table-cell>
          <table:table-cell office:value-type="string" calcext:value-type="string">
            <text:p>trc_count_1000</text:p>
          </table:table-cell>
          <table:table-cell office:value-type="string" calcext:value-type="string">
            <text:p>trc_sqm_1000</text:p>
          </table:table-cell>
          <table:table-cell office:value-type="string" calcext:value-type="string">
            <text:p>cafe_count_1000</text:p>
          </table:table-cell>
          <table:table-cell office:value-type="string" calcext:value-type="string">
            <text:p>cafe_sum_1000_min_price_avg</text:p>
          </table:table-cell>
          <table:table-cell office:value-type="string" calcext:value-type="string">
            <text:p>cafe_sum_1000_max_price_avg</text:p>
          </table:table-cell>
          <table:table-cell office:value-type="string" calcext:value-type="string">
            <text:p>cafe_avg_price_1000</text:p>
          </table:table-cell>
          <table:table-cell office:value-type="string" calcext:value-type="string">
            <text:p>cafe_count_1000_na_price</text:p>
          </table:table-cell>
          <table:table-cell office:value-type="string" calcext:value-type="string">
            <text:p>cafe_count_1000_price_500</text:p>
          </table:table-cell>
          <table:table-cell office:value-type="string" calcext:value-type="string">
            <text:p>cafe_count_1000_price_1000</text:p>
          </table:table-cell>
          <table:table-cell office:value-type="string" calcext:value-type="string">
            <text:p>cafe_count_1000_price_1500</text:p>
          </table:table-cell>
          <table:table-cell office:value-type="string" calcext:value-type="string">
            <text:p>cafe_count_1000_price_2500</text:p>
          </table:table-cell>
          <table:table-cell office:value-type="string" calcext:value-type="string">
            <text:p>cafe_count_1000_price_4000</text:p>
          </table:table-cell>
          <table:table-cell office:value-type="string" calcext:value-type="string">
            <text:p>cafe_count_1000_price_high</text:p>
          </table:table-cell>
          <table:table-cell office:value-type="string" calcext:value-type="string">
            <text:p>big_church_count_1000</text:p>
          </table:table-cell>
          <table:table-cell office:value-type="string" calcext:value-type="string">
            <text:p>church_count_1000</text:p>
          </table:table-cell>
          <table:table-cell office:value-type="string" calcext:value-type="string">
            <text:p>mosque_count_1000</text:p>
          </table:table-cell>
          <table:table-cell office:value-type="string" calcext:value-type="string">
            <text:p>leisure_count_1000</text:p>
          </table:table-cell>
          <table:table-cell office:value-type="string" calcext:value-type="string">
            <text:p>sport_count_1000</text:p>
          </table:table-cell>
          <table:table-cell office:value-type="string" calcext:value-type="string">
            <text:p>market_count_1000</text:p>
          </table:table-cell>
          <table:table-cell office:value-type="string" calcext:value-type="string">
            <text:p>green_part_1500</text:p>
          </table:table-cell>
          <table:table-cell office:value-type="string" calcext:value-type="string">
            <text:p>prom_part_1500</text:p>
          </table:table-cell>
          <table:table-cell office:value-type="string" calcext:value-type="string">
            <text:p>office_count_1500</text:p>
          </table:table-cell>
          <table:table-cell office:value-type="string" calcext:value-type="string">
            <text:p>office_sqm_1500</text:p>
          </table:table-cell>
          <table:table-cell office:value-type="string" calcext:value-type="string">
            <text:p>trc_count_1500</text:p>
          </table:table-cell>
          <table:table-cell office:value-type="string" calcext:value-type="string">
            <text:p>trc_sqm_1500</text:p>
          </table:table-cell>
          <table:table-cell office:value-type="string" calcext:value-type="string">
            <text:p>cafe_count_1500</text:p>
          </table:table-cell>
          <table:table-cell office:value-type="string" calcext:value-type="string">
            <text:p>cafe_sum_1500_min_price_avg</text:p>
          </table:table-cell>
          <table:table-cell office:value-type="string" calcext:value-type="string">
            <text:p>cafe_sum_1500_max_price_avg</text:p>
          </table:table-cell>
          <table:table-cell office:value-type="string" calcext:value-type="string">
            <text:p>cafe_avg_price_1500</text:p>
          </table:table-cell>
          <table:table-cell office:value-type="string" calcext:value-type="string">
            <text:p>cafe_count_1500_na_price</text:p>
          </table:table-cell>
          <table:table-cell office:value-type="string" calcext:value-type="string">
            <text:p>cafe_count_1500_price_500</text:p>
          </table:table-cell>
          <table:table-cell office:value-type="string" calcext:value-type="string">
            <text:p>cafe_count_1500_price_1000</text:p>
          </table:table-cell>
          <table:table-cell office:value-type="string" calcext:value-type="string">
            <text:p>cafe_count_1500_price_1500</text:p>
          </table:table-cell>
          <table:table-cell office:value-type="string" calcext:value-type="string">
            <text:p>cafe_count_1500_price_2500</text:p>
          </table:table-cell>
          <table:table-cell office:value-type="string" calcext:value-type="string">
            <text:p>cafe_count_1500_price_4000</text:p>
          </table:table-cell>
          <table:table-cell office:value-type="string" calcext:value-type="string">
            <text:p>cafe_count_1500_price_high</text:p>
          </table:table-cell>
          <table:table-cell office:value-type="string" calcext:value-type="string">
            <text:p>big_church_count_1500</text:p>
          </table:table-cell>
          <table:table-cell office:value-type="string" calcext:value-type="string">
            <text:p>church_count_1500</text:p>
          </table:table-cell>
          <table:table-cell office:value-type="string" calcext:value-type="string">
            <text:p>mosque_count_1500</text:p>
          </table:table-cell>
          <table:table-cell office:value-type="string" calcext:value-type="string">
            <text:p>leisure_count_1500</text:p>
          </table:table-cell>
          <table:table-cell office:value-type="string" calcext:value-type="string">
            <text:p>sport_count_1500</text:p>
          </table:table-cell>
          <table:table-cell office:value-type="string" calcext:value-type="string">
            <text:p>market_count_1500</text:p>
          </table:table-cell>
          <table:table-cell office:value-type="string" calcext:value-type="string">
            <text:p>green_part_2000</text:p>
          </table:table-cell>
          <table:table-cell office:value-type="string" calcext:value-type="string">
            <text:p>prom_part_2000</text:p>
          </table:table-cell>
          <table:table-cell office:value-type="string" calcext:value-type="string">
            <text:p>office_count_2000</text:p>
          </table:table-cell>
          <table:table-cell office:value-type="string" calcext:value-type="string">
            <text:p>office_sqm_2000</text:p>
          </table:table-cell>
          <table:table-cell office:value-type="string" calcext:value-type="string">
            <text:p>trc_count_2000</text:p>
          </table:table-cell>
          <table:table-cell office:value-type="string" calcext:value-type="string">
            <text:p>trc_sqm_2000</text:p>
          </table:table-cell>
          <table:table-cell office:value-type="string" calcext:value-type="string">
            <text:p>cafe_count_2000</text:p>
          </table:table-cell>
          <table:table-cell office:value-type="string" calcext:value-type="string">
            <text:p>cafe_sum_2000_min_price_avg</text:p>
          </table:table-cell>
          <table:table-cell office:value-type="string" calcext:value-type="string">
            <text:p>cafe_sum_2000_max_price_avg</text:p>
          </table:table-cell>
          <table:table-cell office:value-type="string" calcext:value-type="string">
            <text:p>cafe_avg_price_2000</text:p>
          </table:table-cell>
          <table:table-cell office:value-type="string" calcext:value-type="string">
            <text:p>cafe_count_2000_na_price</text:p>
          </table:table-cell>
          <table:table-cell office:value-type="string" calcext:value-type="string">
            <text:p>cafe_count_2000_price_500</text:p>
          </table:table-cell>
          <table:table-cell office:value-type="string" calcext:value-type="string">
            <text:p>cafe_count_2000_price_1000</text:p>
          </table:table-cell>
          <table:table-cell office:value-type="string" calcext:value-type="string">
            <text:p>cafe_count_2000_price_1500</text:p>
          </table:table-cell>
          <table:table-cell office:value-type="string" calcext:value-type="string">
            <text:p>cafe_count_2000_price_2500</text:p>
          </table:table-cell>
          <table:table-cell office:value-type="string" calcext:value-type="string">
            <text:p>cafe_count_2000_price_4000</text:p>
          </table:table-cell>
          <table:table-cell office:value-type="string" calcext:value-type="string">
            <text:p>cafe_count_2000_price_high</text:p>
          </table:table-cell>
          <table:table-cell office:value-type="string" calcext:value-type="string">
            <text:p>big_church_count_2000</text:p>
          </table:table-cell>
          <table:table-cell office:value-type="string" calcext:value-type="string">
            <text:p>church_count_2000</text:p>
          </table:table-cell>
          <table:table-cell office:value-type="string" calcext:value-type="string">
            <text:p>mosque_count_2000</text:p>
          </table:table-cell>
          <table:table-cell office:value-type="string" calcext:value-type="string">
            <text:p>leisure_count_2000</text:p>
          </table:table-cell>
          <table:table-cell office:value-type="string" calcext:value-type="string">
            <text:p>sport_count_2000</text:p>
          </table:table-cell>
          <table:table-cell office:value-type="string" calcext:value-type="string">
            <text:p>market_count_2000</text:p>
          </table:table-cell>
          <table:table-cell office:value-type="string" calcext:value-type="string">
            <text:p>green_part_3000</text:p>
          </table:table-cell>
          <table:table-cell office:value-type="string" calcext:value-type="string">
            <text:p>prom_part_3000</text:p>
          </table:table-cell>
          <table:table-cell office:value-type="string" calcext:value-type="string">
            <text:p>office_count_3000</text:p>
          </table:table-cell>
          <table:table-cell office:value-type="string" calcext:value-type="string">
            <text:p>office_sqm_3000</text:p>
          </table:table-cell>
          <table:table-cell office:value-type="string" calcext:value-type="string">
            <text:p>trc_count_3000</text:p>
          </table:table-cell>
          <table:table-cell office:value-type="string" calcext:value-type="string">
            <text:p>trc_sqm_3000</text:p>
          </table:table-cell>
          <table:table-cell office:value-type="string" calcext:value-type="string">
            <text:p>cafe_count_3000</text:p>
          </table:table-cell>
          <table:table-cell office:value-type="string" calcext:value-type="string">
            <text:p>cafe_sum_3000_min_price_avg</text:p>
          </table:table-cell>
          <table:table-cell office:value-type="string" calcext:value-type="string">
            <text:p>cafe_sum_3000_max_price_avg</text:p>
          </table:table-cell>
          <table:table-cell office:value-type="string" calcext:value-type="string">
            <text:p>cafe_avg_price_3000</text:p>
          </table:table-cell>
          <table:table-cell office:value-type="string" calcext:value-type="string">
            <text:p>cafe_count_3000_na_price</text:p>
          </table:table-cell>
          <table:table-cell office:value-type="string" calcext:value-type="string">
            <text:p>cafe_count_3000_price_500</text:p>
          </table:table-cell>
          <table:table-cell office:value-type="string" calcext:value-type="string">
            <text:p>cafe_count_3000_price_1000</text:p>
          </table:table-cell>
          <table:table-cell office:value-type="string" calcext:value-type="string">
            <text:p>cafe_count_3000_price_1500</text:p>
          </table:table-cell>
          <table:table-cell office:value-type="string" calcext:value-type="string">
            <text:p>cafe_count_3000_price_2500</text:p>
          </table:table-cell>
          <table:table-cell office:value-type="string" calcext:value-type="string">
            <text:p>cafe_count_3000_price_4000</text:p>
          </table:table-cell>
          <table:table-cell office:value-type="string" calcext:value-type="string">
            <text:p>cafe_count_3000_price_high</text:p>
          </table:table-cell>
          <table:table-cell office:value-type="string" calcext:value-type="string">
            <text:p>big_church_count_3000</text:p>
          </table:table-cell>
          <table:table-cell office:value-type="string" calcext:value-type="string">
            <text:p>church_count_3000</text:p>
          </table:table-cell>
          <table:table-cell office:value-type="string" calcext:value-type="string">
            <text:p>mosque_count_3000</text:p>
          </table:table-cell>
          <table:table-cell office:value-type="string" calcext:value-type="string">
            <text:p>leisure_count_3000</text:p>
          </table:table-cell>
          <table:table-cell office:value-type="string" calcext:value-type="string">
            <text:p>sport_count_3000</text:p>
          </table:table-cell>
          <table:table-cell office:value-type="string" calcext:value-type="string">
            <text:p>market_count_3000</text:p>
          </table:table-cell>
          <table:table-cell office:value-type="string" calcext:value-type="string">
            <text:p>green_part_5000</text:p>
          </table:table-cell>
          <table:table-cell office:value-type="string" calcext:value-type="string">
            <text:p>prom_part_5000</text:p>
          </table:table-cell>
          <table:table-cell office:value-type="string" calcext:value-type="string">
            <text:p>office_count_5000</text:p>
          </table:table-cell>
          <table:table-cell office:value-type="string" calcext:value-type="string">
            <text:p>office_sqm_5000</text:p>
          </table:table-cell>
          <table:table-cell office:value-type="string" calcext:value-type="string">
            <text:p>trc_count_5000</text:p>
          </table:table-cell>
          <table:table-cell office:value-type="string" calcext:value-type="string">
            <text:p>trc_sqm_5000</text:p>
          </table:table-cell>
          <table:table-cell office:value-type="string" calcext:value-type="string">
            <text:p>cafe_count_5000</text:p>
          </table:table-cell>
          <table:table-cell office:value-type="string" calcext:value-type="string">
            <text:p>cafe_sum_5000_min_price_avg</text:p>
          </table:table-cell>
          <table:table-cell office:value-type="string" calcext:value-type="string">
            <text:p>cafe_sum_5000_max_price_avg</text:p>
          </table:table-cell>
          <table:table-cell office:value-type="string" calcext:value-type="string">
            <text:p>cafe_avg_price_5000</text:p>
          </table:table-cell>
          <table:table-cell office:value-type="string" calcext:value-type="string">
            <text:p>cafe_count_5000_na_price</text:p>
          </table:table-cell>
          <table:table-cell office:value-type="string" calcext:value-type="string">
            <text:p>cafe_count_5000_price_500</text:p>
          </table:table-cell>
          <table:table-cell office:value-type="string" calcext:value-type="string">
            <text:p>cafe_count_5000_price_1000</text:p>
          </table:table-cell>
          <table:table-cell office:value-type="string" calcext:value-type="string">
            <text:p>cafe_count_5000_price_1500</text:p>
          </table:table-cell>
          <table:table-cell office:value-type="string" calcext:value-type="string">
            <text:p>cafe_count_5000_price_2500</text:p>
          </table:table-cell>
          <table:table-cell office:value-type="string" calcext:value-type="string">
            <text:p>cafe_count_5000_price_4000</text:p>
          </table:table-cell>
          <table:table-cell office:value-type="string" calcext:value-type="string">
            <text:p>cafe_count_5000_price_high</text:p>
          </table:table-cell>
          <table:table-cell office:value-type="string" calcext:value-type="string">
            <text:p>big_church_count_5000</text:p>
          </table:table-cell>
          <table:table-cell office:value-type="string" calcext:value-type="string">
            <text:p>church_count_5000</text:p>
          </table:table-cell>
          <table:table-cell office:value-type="string" calcext:value-type="string">
            <text:p>mosque_count_5000</text:p>
          </table:table-cell>
          <table:table-cell office:value-type="string" calcext:value-type="string">
            <text:p>leisure_count_5000</text:p>
          </table:table-cell>
          <table:table-cell office:value-type="string" calcext:value-type="string">
            <text:p>sport_count_5000</text:p>
          </table:table-cell>
          <table:table-cell office:value-type="string" calcext:value-type="string">
            <text:p>market_count_5000</text:p>
          </table:table-cell>
          <table:table-cell office:value-type="string" calcext:value-type="string">
            <text:p>price_d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1-08-20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Bibirevo</text:p>
          </table:table-cell>
          <table:table-cell office:value-type="float" office:value="6407578.1" calcext:value-type="float">
            <text:p>6407578.1</text:p>
          </table:table-cell>
          <table:table-cell office:value-type="float" office:value="155572" calcext:value-type="float">
            <text:p>155572</text:p>
          </table:table-cell>
          <table:table-cell office:value-type="float" office:value="0.189727117" calcext:value-type="float">
            <text:p>0.189727117</text:p>
          </table:table-cell>
          <table:table-cell office:value-type="float" office:value="0.0000699893" calcext:value-type="float">
            <text:p>6.99893E-05</text:p>
          </table:table-cell>
          <table:table-cell office:value-type="float" office:value="9576" calcext:value-type="float">
            <text:p>9576</text:p>
          </table:table-cell>
          <table:table-cell office:value-type="float" office:value="5001" calcext:value-type="float">
            <text:p>5001</text:p>
          </table:table-cell>
          <table:table-cell office:value-type="float" office:value="5" calcext:value-type="float">
            <text:p>5</text:p>
          </table:table-cell>
          <table:table-cell office:value-type="float" office:value="10309" calcext:value-type="float">
            <text:p>10309</text:p>
          </table:table-cell>
          <table:table-cell office:value-type="float" office:value="11065" calcext:value-type="float">
            <text:p>110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86206" calcext:value-type="float">
            <text:p>86206</text:p>
          </table:table-cell>
          <table:table-cell office:value-type="float" office:value="40477" calcext:value-type="float">
            <text:p>40477</text:p>
          </table:table-cell>
          <table:table-cell office:value-type="float" office:value="45729" calcext:value-type="float">
            <text:p>45729</text:p>
          </table:table-cell>
          <table:table-cell office:value-type="float" office:value="21154" calcext:value-type="float">
            <text:p>21154</text:p>
          </table:table-cell>
          <table:table-cell office:value-type="float" office:value="11007" calcext:value-type="float">
            <text:p>11007</text:p>
          </table:table-cell>
          <table:table-cell office:value-type="float" office:value="10147" calcext:value-type="float">
            <text:p>10147</text:p>
          </table:table-cell>
          <table:table-cell office:value-type="float" office:value="98207" calcext:value-type="float">
            <text:p>98207</text:p>
          </table:table-cell>
          <table:table-cell office:value-type="float" office:value="52277" calcext:value-type="float">
            <text:p>52277</text:p>
          </table:table-cell>
          <table:table-cell office:value-type="float" office:value="45930" calcext:value-type="float">
            <text:p>45930</text:p>
          </table:table-cell>
          <table:table-cell office:value-type="float" office:value="36211" calcext:value-type="float">
            <text:p>36211</text:p>
          </table:table-cell>
          <table:table-cell office:value-type="float" office:value="10580" calcext:value-type="float">
            <text:p>10580</text:p>
          </table:table-cell>
          <table:table-cell office:value-type="float" office:value="25631" calcext:value-type="float">
            <text:p>25631</text:p>
          </table:table-cell>
          <table:table-cell office:value-type="float" office:value="9576" calcext:value-type="float">
            <text:p>9576</text:p>
          </table:table-cell>
          <table:table-cell office:value-type="float" office:value="4899" calcext:value-type="float">
            <text:p>4899</text:p>
          </table:table-cell>
          <table:table-cell office:value-type="float" office:value="4677" calcext:value-type="float">
            <text:p>4677</text:p>
          </table:table-cell>
          <table:table-cell office:value-type="float" office:value="10309" calcext:value-type="float">
            <text:p>10309</text:p>
          </table:table-cell>
          <table:table-cell office:value-type="float" office:value="5463" calcext:value-type="float">
            <text:p>5463</text:p>
          </table:table-cell>
          <table:table-cell office:value-type="float" office:value="4846" calcext:value-type="float">
            <text:p>4846</text:p>
          </table:table-cell>
          <table:table-cell office:value-type="float" office:value="23603" calcext:value-type="float">
            <text:p>23603</text:p>
          </table:table-cell>
          <table:table-cell office:value-type="float" office:value="12286" calcext:value-type="float">
            <text:p>12286</text:p>
          </table:table-cell>
          <table:table-cell office:value-type="float" office:value="11317" calcext:value-type="float">
            <text:p>11317</text:p>
          </table:table-cell>
          <table:table-cell office:value-type="float" office:value="17508" calcext:value-type="float">
            <text:p>17508</text:p>
          </table:table-cell>
          <table:table-cell office:value-type="float" office:value="9425" calcext:value-type="float">
            <text:p>9425</text:p>
          </table:table-cell>
          <table:table-cell office:value-type="float" office:value="8083" calcext:value-type="float">
            <text:p>8083</text:p>
          </table:table-cell>
          <table:table-cell office:value-type="float" office:value="18654" calcext:value-type="float">
            <text:p>18654</text:p>
          </table:table-cell>
          <table:table-cell office:value-type="float" office:value="9709" calcext:value-type="float">
            <text:p>9709</text:p>
          </table:table-cell>
          <table:table-cell office:value-type="float" office:value="8945" calcext:value-type="float">
            <text:p>8945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90241095" calcext:value-type="float">
            <text:p>2.590241095</text:p>
          </table:table-cell>
          <table:table-cell office:value-type="float" office:value="1.131259906" calcext:value-type="float">
            <text:p>1.131259906</text:p>
          </table:table-cell>
          <table:table-cell office:value-type="float" office:value="13.57511887" calcext:value-type="float">
            <text:p>13.57511887</text:p>
          </table:table-cell>
          <table:table-cell office:value-type="float" office:value="1.131259906" calcext:value-type="float">
            <text:p>1.131259906</text:p>
          </table:table-cell>
          <table:table-cell office:value-type="float" office:value="0.145699552" calcext:value-type="float">
            <text:p>0.145699552</text:p>
          </table:table-cell>
          <table:table-cell office:value-type="float" office:value="0.17797535" calcext:value-type="float">
            <text:p>0.17797535</text:p>
          </table:table-cell>
          <table:table-cell office:value-type="float" office:value="2.158587074" calcext:value-type="float">
            <text:p>2.158587074</text:p>
          </table:table-cell>
          <table:table-cell office:value-type="float" office:value="0.600973099" calcext:value-type="float">
            <text:p>0.600973099</text:p>
          </table:table-cell>
          <table:table-cell office:value-type="float" office:value="1.080934313" calcext:value-type="float">
            <text:p>1.080934313</text:p>
          </table:table-cell>
          <table:table-cell office:value-type="float" office:value="23.68346" calcext:value-type="float">
            <text:p>23.68346</text:p>
          </table:table-cell>
          <table:table-cell office:value-type="float" office:value="1.804127" calcext:value-type="float">
            <text:p>1.804127</text:p>
          </table:table-cell>
          <table:table-cell office:value-type="float" office:value="3.633334" calcext:value-type="float">
            <text:p>3.633334</text:p>
          </table:table-cell>
          <table:table-cell office:value-type="float" office:value="5.419893032" calcext:value-type="float">
            <text:p>5.419893032</text:p>
          </table:table-cell>
          <table:table-cell office:value-type="float" office:value="65.03871639" calcext:value-type="float">
            <text:p>65.03871639</text:p>
          </table:table-cell>
          <table:table-cell office:value-type="float" office:value="1" calcext:value-type="float">
            <text:p>1</text:p>
          </table:table-cell>
          <table:table-cell office:value-type="float" office:value="5.419893032" calcext:value-type="float">
            <text:p>5.419893032</text:p>
          </table:table-cell>
          <table:table-cell office:value-type="float" office:value="6.905892968" calcext:value-type="float">
            <text:p>6.905892968</text:p>
          </table:table-cell>
          <table:table-cell office:value-type="float" office:value="1" calcext:value-type="float">
            <text:p>1</text:p>
          </table:table-cell>
          <table:table-cell office:value-type="float" office:value="0.274985143" calcext:value-type="float">
            <text:p>0.274985143</text:p>
          </table:table-cell>
          <table:table-cell office:value-type="float" office:value="3.299821714" calcext:value-type="float">
            <text:p>3.299821714</text:p>
          </table:table-cell>
          <table:table-cell office:value-type="float" office:value="0.992631058" calcext:value-type="float">
            <text:p>0.992631058</text:p>
          </table:table-cell>
          <table:table-cell office:value-type="string" calcext:value-type="string">
            <text:p>no</text:p>
          </table:table-cell>
          <table:table-cell office:value-type="float" office:value="1.42239141" calcext:value-type="float">
            <text:p>1.42239141</text:p>
          </table:table-cell>
          <table:table-cell office:value-type="float" office:value="10.9185867" calcext:value-type="float">
            <text:p>10.9185867</text:p>
          </table:table-cell>
          <table:table-cell office:value-type="float" office:value="13.10061764" calcext:value-type="float">
            <text:p>13.10061764</text:p>
          </table:table-cell>
          <table:table-cell office:value-type="float" office:value="13.67565705" calcext:value-type="float">
            <text:p>13.67565705</text:p>
          </table:table-cell>
          <table:table-cell office:value-type="float" office:value="15.15621058" calcext:value-type="float">
            <text:p>15.15621058</text:p>
          </table:table-cell>
          <table:table-cell office:value-type="float" office:value="1.422391404" calcext:value-type="float">
            <text:p>1.422391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.830951404" calcext:value-type="float">
            <text:p>3.830951404</text:p>
          </table:table-cell>
          <table:table-cell office:value-type="float" office:value="5" calcext:value-type="float">
            <text:p>5</text:p>
          </table:table-cell>
          <table:table-cell office:value-type="float" office:value="1.305159492" calcext:value-type="float">
            <text:p>1.305159492</text:p>
          </table:table-cell>
          <table:table-cell office:value-type="string" calcext:value-type="string">
            <text:p>no</text:p>
          </table:table-cell>
          <table:table-cell office:value-type="float" office:value="14.23196091" calcext:value-type="float">
            <text:p>14.23196091</text:p>
          </table:table-cell>
          <table:table-cell office:value-type="float" office:value="101" calcext:value-type="float">
            <text:p>101</text:p>
          </table:table-cell>
          <table:table-cell office:value-type="float" office:value="24.2924061" calcext:value-type="float">
            <text:p>24.2924061</text:p>
          </table:table-cell>
          <table:table-cell office:value-type="float" office:value="1" calcext:value-type="float">
            <text:p>1</text:p>
          </table:table-cell>
          <table:table-cell office:value-type="float" office:value="18.152338" calcext:value-type="float">
            <text:p>18.152338</text:p>
          </table:table-cell>
          <table:table-cell office:value-type="float" office:value="5.718518835" calcext:value-type="float">
            <text:p>5.718518835</text:p>
          </table:table-cell>
          <table:table-cell office:value-type="float" office:value="1.210027392" calcext:value-type="float">
            <text:p>1.210027392</text:p>
          </table:table-cell>
          <table:table-cell office:value-type="float" office:value="1.062513046" calcext:value-type="float">
            <text:p>1.062513046</text:p>
          </table:table-cell>
          <table:table-cell office:value-type="float" office:value="5.814134663" calcext:value-type="float">
            <text:p>5.814134663</text:p>
          </table:table-cell>
          <table:table-cell office:value-type="float" office:value="4.308127002" calcext:value-type="float">
            <text:p>4.308127002</text:p>
          </table:table-cell>
          <table:table-cell office:value-type="float" office:value="10.81417151" calcext:value-type="float">
            <text:p>10.81417151</text:p>
          </table:table-cell>
          <table:table-cell office:value-type="float" office:value="1.676258313" calcext:value-type="float">
            <text:p>1.676258313</text:p>
          </table:table-cell>
          <table:table-cell office:value-type="float" office:value="0.485841388" calcext:value-type="float">
            <text:p>0.485841388</text:p>
          </table:table-cell>
          <table:table-cell office:value-type="float" office:value="3.065047099" calcext:value-type="float">
            <text:p>3.065047099</text:p>
          </table:table-cell>
          <table:table-cell office:value-type="float" office:value="1.107594209" calcext:value-type="float">
            <text:p>1.107594209</text:p>
          </table:table-cell>
          <table:table-cell office:value-type="float" office:value="8.148590774" calcext:value-type="float">
            <text:p>8.148590774</text:p>
          </table:table-cell>
          <table:table-cell office:value-type="float" office:value="3.516512911" calcext:value-type="float">
            <text:p>3.516512911</text:p>
          </table:table-cell>
          <table:table-cell office:value-type="float" office:value="2.392353035" calcext:value-type="float">
            <text:p>2.392353035</text:p>
          </table:table-cell>
          <table:table-cell office:value-type="float" office:value="4.248035887" calcext:value-type="float">
            <text:p>4.248035887</text:p>
          </table:table-cell>
          <table:table-cell office:value-type="float" office:value="0.974742843" calcext:value-type="float">
            <text:p>0.974742843</text:p>
          </table:table-cell>
          <table:table-cell office:value-type="float" office:value="6.715025787" calcext:value-type="float">
            <text:p>6.715025787</text:p>
          </table:table-cell>
          <table:table-cell office:value-type="float" office:value="0.884350021" calcext:value-type="float">
            <text:p>0.884350021</text:p>
          </table:table-cell>
          <table:table-cell office:value-type="float" office:value="0.648487637" calcext:value-type="float">
            <text:p>0.648487637</text:p>
          </table:table-cell>
          <table:table-cell office:value-type="float" office:value="0.637188832" calcext:value-type="float">
            <text:p>0.637188832</text:p>
          </table:table-cell>
          <table:table-cell office:value-type="float" office:value="0.947961657" calcext:value-type="float">
            <text:p>0.947961657</text:p>
          </table:table-cell>
          <table:table-cell office:value-type="float" office:value="0.17797535" calcext:value-type="float">
            <text:p>0.17797535</text:p>
          </table:table-cell>
          <table:table-cell office:value-type="float" office:value="0.625783434" calcext:value-type="float">
            <text:p>0.625783434</text:p>
          </table:table-cell>
          <table:table-cell office:value-type="float" office:value="0.628186549" calcext:value-type="float">
            <text:p>0.628186549</text:p>
          </table:table-cell>
          <table:table-cell office:value-type="float" office:value="3.932040333" calcext:value-type="float">
            <text:p>3.932040333</text:p>
          </table:table-cell>
          <table:table-cell office:value-type="float" office:value="14.05304655" calcext:value-type="float">
            <text:p>14.05304655</text:p>
          </table:table-cell>
          <table:table-cell office:value-type="float" office:value="7.389497904" calcext:value-type="float">
            <text:p>7.389497904</text:p>
          </table:table-cell>
          <table:table-cell office:value-type="float" office:value="7.023704919" calcext:value-type="float">
            <text:p>7.023704919</text:p>
          </table:table-cell>
          <table:table-cell office:value-type="float" office:value="0.516838085" calcext:value-type="float">
            <text:p>0.516838085</text:p>
          </table:table-cell>
          <table:table-cell office:value-type="string" calcext:value-type="string">
            <text:p>goo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00" calcext:value-type="float">
            <text:p>30500</text:p>
          </table:table-cell>
          <table:table-cell office:value-type="float" office:value="3" calcext:value-type="float">
            <text:p>3</text:p>
          </table:table-cell>
          <table:table-cell office:value-type="float" office:value="55600" calcext:value-type="float">
            <text:p>55600</text:p>
          </table:table-cell>
          <table:table-cell office:value-type="float" office:value="19" calcext:value-type="float">
            <text:p>19</text:p>
          </table:table-cell>
          <table:table-cell office:value-type="float" office:value="527.78" calcext:value-type="float">
            <text:p>527.78</text:p>
          </table:table-cell>
          <table:table-cell office:value-type="float" office:value="888.89" calcext:value-type="float">
            <text:p>888.89</text:p>
          </table:table-cell>
          <table:table-cell office:value-type="float" office:value="708.33" calcext:value-type="float">
            <text:p>708.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.27" calcext:value-type="float">
            <text:p>14.27</text:p>
          </table:table-cell>
          <table:table-cell office:value-type="float" office:value="6.92" calcext:value-type="float">
            <text:p>6.92</text:p>
          </table:table-cell>
          <table:table-cell office:value-type="float" office:value="3" calcext:value-type="float">
            <text:p>3</text:p>
          </table:table-cell>
          <table:table-cell office:value-type="float" office:value="39554" calcext:value-type="float">
            <text:p>39554</text:p>
          </table:table-cell>
          <table:table-cell office:value-type="float" office:value="9" calcext:value-type="float">
            <text:p>9</text:p>
          </table:table-cell>
          <table:table-cell office:value-type="float" office:value="171420" calcext:value-type="float">
            <text:p>171420</text:p>
          </table:table-cell>
          <table:table-cell office:value-type="float" office:value="34" calcext:value-type="float">
            <text:p>34</text:p>
          </table:table-cell>
          <table:table-cell office:value-type="float" office:value="566.67" calcext:value-type="float">
            <text:p>566.67</text:p>
          </table:table-cell>
          <table:table-cell office:value-type="float" office:value="969.7" calcext:value-type="float">
            <text:p>969.7</text:p>
          </table:table-cell>
          <table:table-cell office:value-type="float" office:value="768.18" calcext:value-type="float">
            <text:p>768.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77" calcext:value-type="float">
            <text:p>11.77</text:p>
          </table:table-cell>
          <table:table-cell office:value-type="float" office:value="15.97" calcext:value-type="float">
            <text:p>15.97</text:p>
          </table:table-cell>
          <table:table-cell office:value-type="float" office:value="9" calcext:value-type="float">
            <text:p>9</text:p>
          </table:table-cell>
          <table:table-cell office:value-type="float" office:value="188854" calcext:value-type="float">
            <text:p>188854</text:p>
          </table:table-cell>
          <table:table-cell office:value-type="float" office:value="19" calcext:value-type="float">
            <text:p>19</text:p>
          </table:table-cell>
          <table:table-cell office:value-type="float" office:value="1244891" calcext:value-type="float">
            <text:p>1244891</text:p>
          </table:table-cell>
          <table:table-cell office:value-type="float" office:value="36" calcext:value-type="float">
            <text:p>36</text:p>
          </table:table-cell>
          <table:table-cell office:value-type="float" office:value="614.29" calcext:value-type="float">
            <text:p>614.29</text:p>
          </table:table-cell>
          <table:table-cell office:value-type="float" office:value="1042.86" calcext:value-type="float">
            <text:p>1042.86</text:p>
          </table:table-cell>
          <table:table-cell office:value-type="float" office:value="828.57" calcext:value-type="float">
            <text:p>828.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.98" calcext:value-type="float">
            <text:p>11.98</text:p>
          </table:table-cell>
          <table:table-cell office:value-type="float" office:value="13.55" calcext:value-type="float">
            <text:p>13.55</text:p>
          </table:table-cell>
          <table:table-cell office:value-type="float" office:value="12" calcext:value-type="float">
            <text:p>12</text:p>
          </table:table-cell>
          <table:table-cell office:value-type="float" office:value="251554" calcext:value-type="float">
            <text:p>251554</text:p>
          </table:table-cell>
          <table:table-cell office:value-type="float" office:value="23" calcext:value-type="float">
            <text:p>23</text:p>
          </table:table-cell>
          <table:table-cell office:value-type="float" office:value="1419204" calcext:value-type="float">
            <text:p>1419204</text:p>
          </table:table-cell>
          <table:table-cell office:value-type="float" office:value="68" calcext:value-type="float">
            <text:p>68</text:p>
          </table:table-cell>
          <table:table-cell office:value-type="float" office:value="639.68" calcext:value-type="float">
            <text:p>639.68</text:p>
          </table:table-cell>
          <table:table-cell office:value-type="float" office:value="1079.37" calcext:value-type="float">
            <text:p>1079.37</text:p>
          </table:table-cell>
          <table:table-cell office:value-type="float" office:value="859.52" calcext:value-type="float">
            <text:p>859.5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.09" calcext:value-type="float">
            <text:p>13.09</text:p>
          </table:table-cell>
          <table:table-cell office:value-type="float" office:value="13.31" calcext:value-type="float">
            <text:p>13.31</text:p>
          </table:table-cell>
          <table:table-cell office:value-type="float" office:value="29" calcext:value-type="float">
            <text:p>29</text:p>
          </table:table-cell>
          <table:table-cell office:value-type="float" office:value="807385" calcext:value-type="float">
            <text:p>807385</text:p>
          </table:table-cell>
          <table:table-cell office:value-type="float" office:value="52" calcext:value-type="float">
            <text:p>52</text:p>
          </table:table-cell>
          <table:table-cell office:value-type="float" office:value="4036616" calcext:value-type="float">
            <text:p>4036616</text:p>
          </table:table-cell>
          <table:table-cell office:value-type="float" office:value="152" calcext:value-type="float">
            <text:p>152</text:p>
          </table:table-cell>
          <table:table-cell office:value-type="float" office:value="708.57" calcext:value-type="float">
            <text:p>708.57</text:p>
          </table:table-cell>
          <table:table-cell office:value-type="float" office:value="1185.71" calcext:value-type="float">
            <text:p>1185.71</text:p>
          </table:table-cell>
          <table:table-cell office:value-type="float" office:value="947.14" calcext:value-type="float">
            <text:p>947.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850000" calcext:value-type="float">
            <text:p>58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1-08-2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agatinskij Zaton</text:p>
          </table:table-cell>
          <table:table-cell office:value-type="float" office:value="9589336.912" calcext:value-type="float">
            <text:p>9589336.912</text:p>
          </table:table-cell>
          <table:table-cell office:value-type="float" office:value="115352" calcext:value-type="float">
            <text:p>115352</text:p>
          </table:table-cell>
          <table:table-cell office:value-type="float" office:value="0.372602044" calcext:value-type="float">
            <text:p>0.372602044</text:p>
          </table:table-cell>
          <table:table-cell office:value-type="float" office:value="0.049637257" calcext:value-type="float">
            <text:p>0.049637257</text:p>
          </table:table-cell>
          <table:table-cell office:value-type="float" office:value="6880" calcext:value-type="float">
            <text:p>6880</text:p>
          </table:table-cell>
          <table:table-cell office:value-type="float" office:value="3119" calcext:value-type="float">
            <text:p>3119</text:p>
          </table:table-cell>
          <table:table-cell office:value-type="float" office:value="5" calcext:value-type="float">
            <text:p>5</text:p>
          </table:table-cell>
          <table:table-cell office:value-type="float" office:value="7759" calcext:value-type="float">
            <text:p>7759</text:p>
          </table:table-cell>
          <table:table-cell office:value-type="float" office:value="6237" calcext:value-type="float">
            <text:p>62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76284" calcext:value-type="float">
            <text:p>76284</text:p>
          </table:table-cell>
          <table:table-cell office:value-type="float" office:value="34200" calcext:value-type="float">
            <text:p>34200</text:p>
          </table:table-cell>
          <table:table-cell office:value-type="float" office:value="42084" calcext:value-type="float">
            <text:p>42084</text:p>
          </table:table-cell>
          <table:table-cell office:value-type="float" office:value="15727" calcext:value-type="float">
            <text:p>15727</text:p>
          </table:table-cell>
          <table:table-cell office:value-type="float" office:value="7925" calcext:value-type="float">
            <text:p>7925</text:p>
          </table:table-cell>
          <table:table-cell office:value-type="float" office:value="7802" calcext:value-type="float">
            <text:p>7802</text:p>
          </table:table-cell>
          <table:table-cell office:value-type="float" office:value="70194" calcext:value-type="float">
            <text:p>70194</text:p>
          </table:table-cell>
          <table:table-cell office:value-type="float" office:value="35622" calcext:value-type="float">
            <text:p>35622</text:p>
          </table:table-cell>
          <table:table-cell office:value-type="float" office:value="34572" calcext:value-type="float">
            <text:p>34572</text:p>
          </table:table-cell>
          <table:table-cell office:value-type="float" office:value="29431" calcext:value-type="float">
            <text:p>29431</text:p>
          </table:table-cell>
          <table:table-cell office:value-type="float" office:value="9266" calcext:value-type="float">
            <text:p>9266</text:p>
          </table:table-cell>
          <table:table-cell office:value-type="float" office:value="20165" calcext:value-type="float">
            <text:p>20165</text:p>
          </table:table-cell>
          <table:table-cell office:value-type="float" office:value="6880" calcext:value-type="float">
            <text:p>6880</text:p>
          </table:table-cell>
          <table:table-cell office:value-type="float" office:value="3466" calcext:value-type="float">
            <text:p>3466</text:p>
          </table:table-cell>
          <table:table-cell office:value-type="float" office:value="3414" calcext:value-type="float">
            <text:p>3414</text:p>
          </table:table-cell>
          <table:table-cell office:value-type="float" office:value="7759" calcext:value-type="float">
            <text:p>7759</text:p>
          </table:table-cell>
          <table:table-cell office:value-type="float" office:value="3909" calcext:value-type="float">
            <text:p>3909</text:p>
          </table:table-cell>
          <table:table-cell office:value-type="float" office:value="3850" calcext:value-type="float">
            <text:p>3850</text:p>
          </table:table-cell>
          <table:table-cell office:value-type="float" office:value="17700" calcext:value-type="float">
            <text:p>17700</text:p>
          </table:table-cell>
          <table:table-cell office:value-type="float" office:value="8998" calcext:value-type="float">
            <text:p>8998</text:p>
          </table:table-cell>
          <table:table-cell office:value-type="float" office:value="8702" calcext:value-type="float">
            <text:p>8702</text:p>
          </table:table-cell>
          <table:table-cell office:value-type="float" office:value="15164" calcext:value-type="float">
            <text:p>15164</text:p>
          </table:table-cell>
          <table:table-cell office:value-type="float" office:value="7571" calcext:value-type="float">
            <text:p>7571</text:p>
          </table:table-cell>
          <table:table-cell office:value-type="float" office:value="7593" calcext:value-type="float">
            <text:p>7593</text:p>
          </table:table-cell>
          <table:table-cell office:value-type="float" office:value="13729" calcext:value-type="float">
            <text:p>13729</text:p>
          </table:table-cell>
          <table:table-cell office:value-type="float" office:value="6929" calcext:value-type="float">
            <text:p>6929</text:p>
          </table:table-cell>
          <table:table-cell office:value-type="float" office:value="6800" calcext:value-type="float">
            <text:p>6800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936699728" calcext:value-type="float">
            <text:p>0.936699728</text:p>
          </table:table-cell>
          <table:table-cell office:value-type="float" office:value="0.647336757" calcext:value-type="float">
            <text:p>0.647336757</text:p>
          </table:table-cell>
          <table:table-cell office:value-type="float" office:value="7.620630408" calcext:value-type="float">
            <text:p>7.620630408</text:p>
          </table:table-cell>
          <table:table-cell office:value-type="float" office:value="0.635052534" calcext:value-type="float">
            <text:p>0.635052534</text:p>
          </table:table-cell>
          <table:table-cell office:value-type="float" office:value="0.147754269" calcext:value-type="float">
            <text:p>0.147754269</text:p>
          </table:table-cell>
          <table:table-cell office:value-type="float" office:value="0.273345319" calcext:value-type="float">
            <text:p>0.273345319</text:p>
          </table:table-cell>
          <table:table-cell office:value-type="float" office:value="0.550689737" calcext:value-type="float">
            <text:p>0.550689737</text:p>
          </table:table-cell>
          <table:table-cell office:value-type="float" office:value="0.065321162" calcext:value-type="float">
            <text:p>0.065321162</text:p>
          </table:table-cell>
          <table:table-cell office:value-type="float" office:value="0.966479097" calcext:value-type="float">
            <text:p>0.966479097</text:p>
          </table:table-cell>
          <table:table-cell office:value-type="float" office:value="1.317476" calcext:value-type="float">
            <text:p>1.317476</text:p>
          </table:table-cell>
          <table:table-cell office:value-type="float" office:value="4.655004" calcext:value-type="float">
            <text:p>4.655004</text:p>
          </table:table-cell>
          <table:table-cell office:value-type="float" office:value="8.648587" calcext:value-type="float">
            <text:p>8.648587</text:p>
          </table:table-cell>
          <table:table-cell office:value-type="float" office:value="3.411993084" calcext:value-type="float">
            <text:p>3.411993084</text:p>
          </table:table-cell>
          <table:table-cell office:value-type="float" office:value="40.943917" calcext:value-type="float">
            <text:p>40.943917</text:p>
          </table:table-cell>
          <table:table-cell office:value-type="float" office:value="2" calcext:value-type="float">
            <text:p>2</text:p>
          </table:table-cell>
          <table:table-cell office:value-type="float" office:value="3.641772591" calcext:value-type="float">
            <text:p>3.641772591</text:p>
          </table:table-cell>
          <table:table-cell office:value-type="float" office:value="4.679744508" calcext:value-type="float">
            <text:p>4.679744508</text:p>
          </table:table-cell>
          <table:table-cell office:value-type="float" office:value="2" calcext:value-type="float">
            <text:p>2</text:p>
          </table:table-cell>
          <table:table-cell office:value-type="float" office:value="0.065263344" calcext:value-type="float">
            <text:p>0.065263344</text:p>
          </table:table-cell>
          <table:table-cell office:value-type="float" office:value="0.78316013" calcext:value-type="float">
            <text:p>0.78316013</text:p>
          </table:table-cell>
          <table:table-cell office:value-type="float" office:value="0.698081318" calcext:value-type="float">
            <text:p>0.698081318</text:p>
          </table:table-cell>
          <table:table-cell office:value-type="string" calcext:value-type="string">
            <text:p>no</text:p>
          </table:table-cell>
          <table:table-cell office:value-type="float" office:value="9.503405157" calcext:value-type="float">
            <text:p>9.503405157</text:p>
          </table:table-cell>
          <table:table-cell office:value-type="float" office:value="3.103995954" calcext:value-type="float">
            <text:p>3.103995954</text:p>
          </table:table-cell>
          <table:table-cell office:value-type="float" office:value="6.444333466" calcext:value-type="float">
            <text:p>6.444333466</text:p>
          </table:table-cell>
          <table:table-cell office:value-type="float" office:value="8.132640073" calcext:value-type="float">
            <text:p>8.132640073</text:p>
          </table:table-cell>
          <table:table-cell office:value-type="float" office:value="8.698054189" calcext:value-type="float">
            <text:p>8.698054189</text:p>
          </table:table-cell>
          <table:table-cell office:value-type="float" office:value="2.887376585" calcext:value-type="float">
            <text:p>2.887376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3.103995974" calcext:value-type="float">
            <text:p>3.103995974</text:p>
          </table:table-cell>
          <table:table-cell office:value-type="float" office:value="4" calcext:value-type="float">
            <text:p>4</text:p>
          </table:table-cell>
          <table:table-cell office:value-type="float" office:value="0.694535727" calcext:value-type="float">
            <text:p>0.694535727</text:p>
          </table:table-cell>
          <table:table-cell office:value-type="string" calcext:value-type="string">
            <text:p>no</text:p>
          </table:table-cell>
          <table:table-cell office:value-type="float" office:value="9.242585522" calcext:value-type="float">
            <text:p>9.242585522</text:p>
          </table:table-cell>
          <table:table-cell office:value-type="float" office:value="32" calcext:value-type="float">
            <text:p>32</text:p>
          </table:table-cell>
          <table:table-cell office:value-type="float" office:value="5.706113234" calcext:value-type="float">
            <text:p>5.706113234</text:p>
          </table:table-cell>
          <table:table-cell office:value-type="float" office:value="2" calcext:value-type="float">
            <text:p>2</text:p>
          </table:table-cell>
          <table:table-cell office:value-type="float" office:value="9.034641872" calcext:value-type="float">
            <text:p>9.034641872</text:p>
          </table:table-cell>
          <table:table-cell office:value-type="float" office:value="3.489954443" calcext:value-type="float">
            <text:p>3.489954443</text:p>
          </table:table-cell>
          <table:table-cell office:value-type="float" office:value="2.72429538" calcext:value-type="float">
            <text:p>2.72429538</text:p>
          </table:table-cell>
          <table:table-cell office:value-type="float" office:value="1.246148739" calcext:value-type="float">
            <text:p>1.246148739</text:p>
          </table:table-cell>
          <table:table-cell office:value-type="float" office:value="3.419574049" calcext:value-type="float">
            <text:p>3.419574049</text:p>
          </table:table-cell>
          <table:table-cell office:value-type="float" office:value="0.725560431" calcext:value-type="float">
            <text:p>0.725560431</text:p>
          </table:table-cell>
          <table:table-cell office:value-type="float" office:value="6.910567711" calcext:value-type="float">
            <text:p>6.910567711</text:p>
          </table:table-cell>
          <table:table-cell office:value-type="float" office:value="3.424716092" calcext:value-type="float">
            <text:p>3.424716092</text:p>
          </table:table-cell>
          <table:table-cell office:value-type="float" office:value="0.668363679" calcext:value-type="float">
            <text:p>0.668363679</text:p>
          </table:table-cell>
          <table:table-cell office:value-type="float" office:value="2.000153804" calcext:value-type="float">
            <text:p>2.000153804</text:p>
          </table:table-cell>
          <table:table-cell office:value-type="float" office:value="8.97282283" calcext:value-type="float">
            <text:p>8.97282283</text:p>
          </table:table-cell>
          <table:table-cell office:value-type="float" office:value="6.127072782" calcext:value-type="float">
            <text:p>6.127072782</text:p>
          </table:table-cell>
          <table:table-cell office:value-type="float" office:value="1.161578983" calcext:value-type="float">
            <text:p>1.161578983</text:p>
          </table:table-cell>
          <table:table-cell office:value-type="float" office:value="2.543746975" calcext:value-type="float">
            <text:p>2.543746975</text:p>
          </table:table-cell>
          <table:table-cell office:value-type="float" office:value="12.64987875" calcext:value-type="float">
            <text:p>12.64987875</text:p>
          </table:table-cell>
          <table:table-cell office:value-type="float" office:value="1.47772267" calcext:value-type="float">
            <text:p>1.47772267</text:p>
          </table:table-cell>
          <table:table-cell office:value-type="float" office:value="1.852560245" calcext:value-type="float">
            <text:p>1.852560245</text:p>
          </table:table-cell>
          <table:table-cell office:value-type="float" office:value="0.686251693" calcext:value-type="float">
            <text:p>0.686251693</text:p>
          </table:table-cell>
          <table:table-cell office:value-type="float" office:value="0.519311324" calcext:value-type="float">
            <text:p>0.519311324</text:p>
          </table:table-cell>
          <table:table-cell office:value-type="float" office:value="0.688796317" calcext:value-type="float">
            <text:p>0.688796317</text:p>
          </table:table-cell>
          <table:table-cell office:value-type="float" office:value="1.072315063" calcext:value-type="float">
            <text:p>1.072315063</text:p>
          </table:table-cell>
          <table:table-cell office:value-type="float" office:value="0.273345319" calcext:value-type="float">
            <text:p>0.273345319</text:p>
          </table:table-cell>
          <table:table-cell office:value-type="float" office:value="0.967820571" calcext:value-type="float">
            <text:p>0.967820571</text:p>
          </table:table-cell>
          <table:table-cell office:value-type="float" office:value="0.471446524" calcext:value-type="float">
            <text:p>0.471446524</text:p>
          </table:table-cell>
          <table:table-cell office:value-type="float" office:value="4.841543888" calcext:value-type="float">
            <text:p>4.841543888</text:p>
          </table:table-cell>
          <table:table-cell office:value-type="float" office:value="6.829888847" calcext:value-type="float">
            <text:p>6.829888847</text:p>
          </table:table-cell>
          <table:table-cell office:value-type="float" office:value="0.709260033" calcext:value-type="float">
            <text:p>0.709260033</text:p>
          </table:table-cell>
          <table:table-cell office:value-type="float" office:value="2.358840498" calcext:value-type="float">
            <text:p>2.358840498</text:p>
          </table:table-cell>
          <table:table-cell office:value-type="float" office:value="0.23028691" calcext:value-type="float">
            <text:p>0.23028691</text:p>
          </table:table-cell>
          <table:table-cell office:value-type="string" calcext:value-type="string">
            <text:p>excellent</text:p>
          </table:table-cell>
          <table:table-cell office:value-type="float" office:value="25.14" calcext:value-type="float">
            <text:p>25.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60" calcext:value-type="float">
            <text:p>860</text:p>
          </table:table-cell>
          <table:table-cell office:value-type="float" office:value="1500" calcext:value-type="float">
            <text:p>150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66" calcext:value-type="float">
            <text:p>26.66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86600" calcext:value-type="float">
            <text:p>86600</text:p>
          </table:table-cell>
          <table:table-cell office:value-type="float" office:value="5" calcext:value-type="float">
            <text:p>5</text:p>
          </table:table-cell>
          <table:table-cell office:value-type="float" office:value="94065" calcext:value-type="float">
            <text:p>94065</text:p>
          </table:table-cell>
          <table:table-cell office:value-type="float" office:value="13" calcext:value-type="float">
            <text:p>13</text:p>
          </table:table-cell>
          <table:table-cell office:value-type="float" office:value="615.38" calcext:value-type="float">
            <text:p>615.38</text:p>
          </table:table-cell>
          <table:table-cell office:value-type="float" office:value="1076.92" calcext:value-type="float">
            <text:p>1076.92</text:p>
          </table:table-cell>
          <table:table-cell office:value-type="float" office:value="846.15" calcext:value-type="float">
            <text:p>846.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.53" calcext:value-type="float">
            <text:p>21.53</text:p>
          </table:table-cell>
          <table:table-cell office:value-type="float" office:value="7.71" calcext:value-type="float">
            <text:p>7.71</text:p>
          </table:table-cell>
          <table:table-cell office:value-type="float" office:value="3" calcext:value-type="float">
            <text:p>3</text:p>
          </table:table-cell>
          <table:table-cell office:value-type="float" office:value="102910" calcext:value-type="float">
            <text:p>102910</text:p>
          </table:table-cell>
          <table:table-cell office:value-type="float" office:value="7" calcext:value-type="float">
            <text:p>7</text:p>
          </table:table-cell>
          <table:table-cell office:value-type="float" office:value="127065" calcext:value-type="float">
            <text:p>127065</text:p>
          </table:table-cell>
          <table:table-cell office:value-type="float" office:value="17" calcext:value-type="float">
            <text:p>17</text:p>
          </table:table-cell>
          <table:table-cell office:value-type="float" office:value="694.12" calcext:value-type="float">
            <text:p>694.12</text:p>
          </table:table-cell>
          <table:table-cell office:value-type="float" office:value="1205.88" calcext:value-type="float">
            <text:p>1205.88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2.37" calcext:value-type="float">
            <text:p>22.37</text:p>
          </table:table-cell>
          <table:table-cell office:value-type="float" office:value="19.25" calcext:value-type="float">
            <text:p>19.25</text:p>
          </table:table-cell>
          <table:table-cell office:value-type="float" office:value="4" calcext:value-type="float">
            <text:p>4</text:p>
          </table:table-cell>
          <table:table-cell office:value-type="float" office:value="165510" calcext:value-type="float">
            <text:p>165510</text:p>
          </table:table-cell>
          <table:table-cell office:value-type="float" office:value="8" calcext:value-type="float">
            <text:p>8</text:p>
          </table:table-cell>
          <table:table-cell office:value-type="float" office:value="179065" calcext:value-type="float">
            <text:p>179065</text:p>
          </table:table-cell>
          <table:table-cell office:value-type="float" office:value="21" calcext:value-type="float">
            <text:p>21</text:p>
          </table:table-cell>
          <table:table-cell office:value-type="float" office:value="695.24" calcext:value-type="float">
            <text:p>695.24</text:p>
          </table:table-cell>
          <table:table-cell office:value-type="float" office:value="1190.48" calcext:value-type="float">
            <text:p>1190.48</text:p>
          </table:table-cell>
          <table:table-cell office:value-type="float" office:value="942.86" calcext:value-type="float">
            <text:p>942.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.07" calcext:value-type="float">
            <text:p>18.07</text:p>
          </table:table-cell>
          <table:table-cell office:value-type="float" office:value="27.32" calcext:value-type="float">
            <text:p>27.32</text:p>
          </table:table-cell>
          <table:table-cell office:value-type="float" office:value="12" calcext:value-type="float">
            <text:p>12</text:p>
          </table:table-cell>
          <table:table-cell office:value-type="float" office:value="821986" calcext:value-type="float">
            <text:p>821986</text:p>
          </table:table-cell>
          <table:table-cell office:value-type="float" office:value="14" calcext:value-type="float">
            <text:p>14</text:p>
          </table:table-cell>
          <table:table-cell office:value-type="float" office:value="491565" calcext:value-type="float">
            <text:p>491565</text:p>
          </table:table-cell>
          <table:table-cell office:value-type="float" office:value="30" calcext:value-type="float">
            <text:p>30</text:p>
          </table:table-cell>
          <table:table-cell office:value-type="float" office:value="631.03" calcext:value-type="float">
            <text:p>631.03</text:p>
          </table:table-cell>
          <table:table-cell office:value-type="float" office:value="1086.21" calcext:value-type="float">
            <text:p>1086.21</text:p>
          </table:table-cell>
          <table:table-cell office:value-type="float" office:value="858.62" calcext:value-type="float">
            <text:p>858.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.26" calcext:value-type="float">
            <text:p>10.26</text:p>
          </table:table-cell>
          <table:table-cell office:value-type="float" office:value="27.47" calcext:value-type="float">
            <text:p>27.47</text:p>
          </table:table-cell>
          <table:table-cell office:value-type="float" office:value="66" calcext:value-type="float">
            <text:p>66</text:p>
          </table:table-cell>
          <table:table-cell office:value-type="float" office:value="2690465" calcext:value-type="float">
            <text:p>2690465</text:p>
          </table:table-cell>
          <table:table-cell office:value-type="float" office:value="40" calcext:value-type="float">
            <text:p>40</text:p>
          </table:table-cell>
          <table:table-cell office:value-type="float" office:value="2034942" calcext:value-type="float">
            <text:p>2034942</text:p>
          </table:table-cell>
          <table:table-cell office:value-type="float" office:value="177" calcext:value-type="float">
            <text:p>177</text:p>
          </table:table-cell>
          <table:table-cell office:value-type="float" office:value="673.81" calcext:value-type="float">
            <text:p>673.81</text:p>
          </table:table-cell>
          <table:table-cell office:value-type="float" office:value="1148.81" calcext:value-type="float">
            <text:p>1148.81</text:p>
          </table:table-cell>
          <table:table-cell office:value-type="float" office:value="911.31" calcext:value-type="float">
            <text:p>911.3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6000000" calcext:value-type="float">
            <text:p>6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1-08-2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Tekstil'shhiki</text:p>
          </table:table-cell>
          <table:table-cell office:value-type="float" office:value="4808269.831" calcext:value-type="float">
            <text:p>4808269.831</text:p>
          </table:table-cell>
          <table:table-cell office:value-type="float" office:value="101708" calcext:value-type="float">
            <text:p>101708</text:p>
          </table:table-cell>
          <table:table-cell office:value-type="float" office:value="0.112559644" calcext:value-type="float">
            <text:p>0.112559644</text:p>
          </table:table-cell>
          <table:table-cell office:value-type="float" office:value="0.118537385" calcext:value-type="float">
            <text:p>0.118537385</text:p>
          </table:table-cell>
          <table:table-cell office:value-type="float" office:value="5879" calcext:value-type="float">
            <text:p>5879</text:p>
          </table:table-cell>
          <table:table-cell office:value-type="float" office:value="1463" calcext:value-type="float">
            <text:p>1463</text:p>
          </table:table-cell>
          <table:table-cell office:value-type="float" office:value="4" calcext:value-type="float">
            <text:p>4</text:p>
          </table:table-cell>
          <table:table-cell office:value-type="float" office:value="6207" calcext:value-type="float">
            <text:p>6207</text:p>
          </table:table-cell>
          <table:table-cell office:value-type="float" office:value="5580" calcext:value-type="float">
            <text:p>55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01982" calcext:value-type="float">
            <text:p>101982</text:p>
          </table:table-cell>
          <table:table-cell office:value-type="float" office:value="46076" calcext:value-type="float">
            <text:p>46076</text:p>
          </table:table-cell>
          <table:table-cell office:value-type="float" office:value="55906" calcext:value-type="float">
            <text:p>55906</text:p>
          </table:table-cell>
          <table:table-cell office:value-type="float" office:value="13028" calcext:value-type="float">
            <text:p>13028</text:p>
          </table:table-cell>
          <table:table-cell office:value-type="float" office:value="6835" calcext:value-type="float">
            <text:p>6835</text:p>
          </table:table-cell>
          <table:table-cell office:value-type="float" office:value="6193" calcext:value-type="float">
            <text:p>6193</text:p>
          </table:table-cell>
          <table:table-cell office:value-type="float" office:value="63388" calcext:value-type="float">
            <text:p>63388</text:p>
          </table:table-cell>
          <table:table-cell office:value-type="float" office:value="31813" calcext:value-type="float">
            <text:p>31813</text:p>
          </table:table-cell>
          <table:table-cell office:value-type="float" office:value="31575" calcext:value-type="float">
            <text:p>31575</text:p>
          </table:table-cell>
          <table:table-cell office:value-type="float" office:value="25292" calcext:value-type="float">
            <text:p>25292</text:p>
          </table:table-cell>
          <table:table-cell office:value-type="float" office:value="7609" calcext:value-type="float">
            <text:p>7609</text:p>
          </table:table-cell>
          <table:table-cell office:value-type="float" office:value="17683" calcext:value-type="float">
            <text:p>17683</text:p>
          </table:table-cell>
          <table:table-cell office:value-type="float" office:value="5879" calcext:value-type="float">
            <text:p>5879</text:p>
          </table:table-cell>
          <table:table-cell office:value-type="float" office:value="3095" calcext:value-type="float">
            <text:p>3095</text:p>
          </table:table-cell>
          <table:table-cell office:value-type="float" office:value="2784" calcext:value-type="float">
            <text:p>2784</text:p>
          </table:table-cell>
          <table:table-cell office:value-type="float" office:value="6207" calcext:value-type="float">
            <text:p>6207</text:p>
          </table:table-cell>
          <table:table-cell office:value-type="float" office:value="3269" calcext:value-type="float">
            <text:p>3269</text:p>
          </table:table-cell>
          <table:table-cell office:value-type="float" office:value="2938" calcext:value-type="float">
            <text:p>2938</text:p>
          </table:table-cell>
          <table:table-cell office:value-type="float" office:value="14884" calcext:value-type="float">
            <text:p>14884</text:p>
          </table:table-cell>
          <table:table-cell office:value-type="float" office:value="7821" calcext:value-type="float">
            <text:p>7821</text:p>
          </table:table-cell>
          <table:table-cell office:value-type="float" office:value="7063" calcext:value-type="float">
            <text:p>7063</text:p>
          </table:table-cell>
          <table:table-cell office:value-type="float" office:value="19401" calcext:value-type="float">
            <text:p>19401</text:p>
          </table:table-cell>
          <table:table-cell office:value-type="float" office:value="9045" calcext:value-type="float">
            <text:p>9045</text:p>
          </table:table-cell>
          <table:table-cell office:value-type="float" office:value="10356" calcext:value-type="float">
            <text:p>10356</text:p>
          </table:table-cell>
          <table:table-cell office:value-type="float" office:value="11252" calcext:value-type="float">
            <text:p>11252</text:p>
          </table:table-cell>
          <table:table-cell office:value-type="float" office:value="5916" calcext:value-type="float">
            <text:p>5916</text:p>
          </table:table-cell>
          <table:table-cell office:value-type="float" office:value="5336" calcext:value-type="float">
            <text:p>5336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120998901" calcext:value-type="float">
            <text:p>2.120998901</text:p>
          </table:table-cell>
          <table:table-cell office:value-type="float" office:value="1.637996285" calcext:value-type="float">
            <text:p>1.637996285</text:p>
          </table:table-cell>
          <table:table-cell office:value-type="float" office:value="17.3515154" calcext:value-type="float">
            <text:p>17.3515154</text:p>
          </table:table-cell>
          <table:table-cell office:value-type="float" office:value="1.445959617" calcext:value-type="float">
            <text:p>1.445959617</text:p>
          </table:table-cell>
          <table:table-cell office:value-type="float" office:value="0.049101536" calcext:value-type="float">
            <text:p>0.049101536</text:p>
          </table:table-cell>
          <table:table-cell office:value-type="float" office:value="0.158071895" calcext:value-type="float">
            <text:p>0.158071895</text:p>
          </table:table-cell>
          <table:table-cell office:value-type="float" office:value="0.374847751" calcext:value-type="float">
            <text:p>0.374847751</text:p>
          </table:table-cell>
          <table:table-cell office:value-type="float" office:value="0.453172405" calcext:value-type="float">
            <text:p>0.453172405</text:p>
          </table:table-cell>
          <table:table-cell office:value-type="float" office:value="0.939275144" calcext:value-type="float">
            <text:p>0.939275144</text:p>
          </table:table-cell>
          <table:table-cell office:value-type="float" office:value="4.91266" calcext:value-type="float">
            <text:p>4.91266</text:p>
          </table:table-cell>
          <table:table-cell office:value-type="float" office:value="3.381083" calcext:value-type="float">
            <text:p>3.381083</text:p>
          </table:table-cell>
          <table:table-cell office:value-type="float" office:value="11.99648" calcext:value-type="float">
            <text:p>11.99648</text:p>
          </table:table-cell>
          <table:table-cell office:value-type="float" office:value="1.277658039" calcext:value-type="float">
            <text:p>1.277658039</text:p>
          </table:table-cell>
          <table:table-cell office:value-type="float" office:value="15.33189647" calcext:value-type="float">
            <text:p>15.33189647</text:p>
          </table:table-cell>
          <table:table-cell office:value-type="float" office:value="3" calcext:value-type="float">
            <text:p>3</text:p>
          </table:table-cell>
          <table:table-cell office:value-type="float" office:value="1.277658039" calcext:value-type="float">
            <text:p>1.277658039</text:p>
          </table:table-cell>
          <table:table-cell office:value-type="float" office:value="1.701419537" calcext:value-type="float">
            <text:p>1.701419537</text:p>
          </table:table-cell>
          <table:table-cell office:value-type="float" office:value="3" calcext:value-type="float">
            <text:p>3</text:p>
          </table:table-cell>
          <table:table-cell office:value-type="float" office:value="0.328756044" calcext:value-type="float">
            <text:p>0.328756044</text:p>
          </table:table-cell>
          <table:table-cell office:value-type="float" office:value="3.945072522" calcext:value-type="float">
            <text:p>3.945072522</text:p>
          </table:table-cell>
          <table:table-cell office:value-type="float" office:value="0.468264622" calcext:value-type="float">
            <text:p>0.468264622</text:p>
          </table:table-cell>
          <table:table-cell office:value-type="string" calcext:value-type="string">
            <text:p>no</text:p>
          </table:table-cell>
          <table:table-cell office:value-type="float" office:value="5.60479992" calcext:value-type="float">
            <text:p>5.60479992</text:p>
          </table:table-cell>
          <table:table-cell office:value-type="float" office:value="2.927487097" calcext:value-type="float">
            <text:p>2.927487097</text:p>
          </table:table-cell>
          <table:table-cell office:value-type="float" office:value="6.963402995" calcext:value-type="float">
            <text:p>6.963402995</text:p>
          </table:table-cell>
          <table:table-cell office:value-type="float" office:value="8.054252314" calcext:value-type="float">
            <text:p>8.054252314</text:p>
          </table:table-cell>
          <table:table-cell office:value-type="float" office:value="9.067884956" calcext:value-type="float">
            <text:p>9.067884956</text:p>
          </table:table-cell>
          <table:table-cell office:value-type="float" office:value="0.647249803" calcext:value-type="float">
            <text:p>0.6472498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.927487099" calcext:value-type="float">
            <text:p>2.927487099</text:p>
          </table:table-cell>
          <table:table-cell office:value-type="float" office:value="4" calcext:value-type="float">
            <text:p>4</text:p>
          </table:table-cell>
          <table:table-cell office:value-type="float" office:value="0.70069112" calcext:value-type="float">
            <text:p>0.70069112</text:p>
          </table:table-cell>
          <table:table-cell office:value-type="string" calcext:value-type="string">
            <text:p>no</text:p>
          </table:table-cell>
          <table:table-cell office:value-type="float" office:value="9.540544478" calcext:value-type="float">
            <text:p>9.540544478</text:p>
          </table:table-cell>
          <table:table-cell office:value-type="float" office:value="5" calcext:value-type="float">
            <text:p>5</text:p>
          </table:table-cell>
          <table:table-cell office:value-type="float" office:value="6.710302485" calcext:value-type="float">
            <text:p>6.710302485</text:p>
          </table:table-cell>
          <table:table-cell office:value-type="float" office:value="3" calcext:value-type="float">
            <text:p>3</text:p>
          </table:table-cell>
          <table:table-cell office:value-type="float" office:value="5.777393501" calcext:value-type="float">
            <text:p>5.777393501</text:p>
          </table:table-cell>
          <table:table-cell office:value-type="float" office:value="7.50661249" calcext:value-type="float">
            <text:p>7.50661249</text:p>
          </table:table-cell>
          <table:table-cell office:value-type="float" office:value="0.772216104" calcext:value-type="float">
            <text:p>0.772216104</text:p>
          </table:table-cell>
          <table:table-cell office:value-type="float" office:value="1.60218297" calcext:value-type="float">
            <text:p>1.60218297</text:p>
          </table:table-cell>
          <table:table-cell office:value-type="float" office:value="3.682454651" calcext:value-type="float">
            <text:p>3.682454651</text:p>
          </table:table-cell>
          <table:table-cell office:value-type="float" office:value="3.562187704" calcext:value-type="float">
            <text:p>3.562187704</text:p>
          </table:table-cell>
          <table:table-cell office:value-type="float" office:value="5.75236835" calcext:value-type="float">
            <text:p>5.75236835</text:p>
          </table:table-cell>
          <table:table-cell office:value-type="float" office:value="1.375442778" calcext:value-type="float">
            <text:p>1.375442778</text:p>
          </table:table-cell>
          <table:table-cell office:value-type="float" office:value="0.733101062" calcext:value-type="float">
            <text:p>0.733101062</text:p>
          </table:table-cell>
          <table:table-cell office:value-type="float" office:value="1.239303854" calcext:value-type="float">
            <text:p>1.239303854</text:p>
          </table:table-cell>
          <table:table-cell office:value-type="float" office:value="1.978517187" calcext:value-type="float">
            <text:p>1.978517187</text:p>
          </table:table-cell>
          <table:table-cell office:value-type="float" office:value="0.767568769" calcext:value-type="float">
            <text:p>0.767568769</text:p>
          </table:table-cell>
          <table:table-cell office:value-type="float" office:value="1.952770629" calcext:value-type="float">
            <text:p>1.952770629</text:p>
          </table:table-cell>
          <table:table-cell office:value-type="float" office:value="0.621357002" calcext:value-type="float">
            <text:p>0.621357002</text:p>
          </table:table-cell>
          <table:table-cell office:value-type="float" office:value="7.682302975" calcext:value-type="float">
            <text:p>7.682302975</text:p>
          </table:table-cell>
          <table:table-cell office:value-type="float" office:value="0.097143527" calcext:value-type="float">
            <text:p>0.097143527</text:p>
          </table:table-cell>
          <table:table-cell office:value-type="float" office:value="0.841254102" calcext:value-type="float">
            <text:p>0.841254102</text:p>
          </table:table-cell>
          <table:table-cell office:value-type="float" office:value="1.510088854" calcext:value-type="float">
            <text:p>1.510088854</text:p>
          </table:table-cell>
          <table:table-cell office:value-type="float" office:value="1.48653302" calcext:value-type="float">
            <text:p>1.48653302</text:p>
          </table:table-cell>
          <table:table-cell office:value-type="float" office:value="1.543048836" calcext:value-type="float">
            <text:p>1.543048836</text:p>
          </table:table-cell>
          <table:table-cell office:value-type="float" office:value="0.391957389" calcext:value-type="float">
            <text:p>0.391957389</text:p>
          </table:table-cell>
          <table:table-cell office:value-type="float" office:value="0.158071895" calcext:value-type="float">
            <text:p>0.158071895</text:p>
          </table:table-cell>
          <table:table-cell office:value-type="float" office:value="3.178751487" calcext:value-type="float">
            <text:p>3.178751487</text:p>
          </table:table-cell>
          <table:table-cell office:value-type="float" office:value="0.755946015" calcext:value-type="float">
            <text:p>0.755946015</text:p>
          </table:table-cell>
          <table:table-cell office:value-type="float" office:value="7.92215157" calcext:value-type="float">
            <text:p>7.92215157</text:p>
          </table:table-cell>
          <table:table-cell office:value-type="float" office:value="4.273200485" calcext:value-type="float">
            <text:p>4.273200485</text:p>
          </table:table-cell>
          <table:table-cell office:value-type="float" office:value="3.156422843" calcext:value-type="float">
            <text:p>3.156422843</text:p>
          </table:table-cell>
          <table:table-cell office:value-type="float" office:value="4.958214283" calcext:value-type="float">
            <text:p>4.958214283</text:p>
          </table:table-cell>
          <table:table-cell office:value-type="float" office:value="0.190461977" calcext:value-type="float">
            <text:p>0.190461977</text:p>
          </table:table-cell>
          <table:table-cell office:value-type="string" calcext:value-type="string">
            <text:p>poor</text:p>
          </table:table-cell>
          <table:table-cell office:value-type="float" office:value="1.67" calcext:value-type="float">
            <text:p>1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6.67" calcext:value-type="float">
            <text:p>666.67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16.67" calcext:value-type="float">
            <text:p>916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  <table:table-cell office:value-type="float" office:value="0.29" calcext:value-type="float">
            <text:p>0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42.86" calcext:value-type="float">
            <text:p>642.86</text:p>
          </table:table-cell>
          <table:table-cell office:value-type="float" office:value="1142.86" calcext:value-type="float">
            <text:p>1142.86</text:p>
          </table:table-cell>
          <table:table-cell office:value-type="float" office:value="892.86" calcext:value-type="float">
            <text:p>892.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.92" calcext:value-type="float">
            <text:p>9.92</text:p>
          </table:table-cell>
          <table:table-cell office:value-type="float" office:value="6.73" calcext:value-type="float">
            <text:p>6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516.67" calcext:value-type="float">
            <text:p>516.67</text:p>
          </table:table-cell>
          <table:table-cell office:value-type="float" office:value="916.67" calcext:value-type="float">
            <text:p>916.67</text:p>
          </table:table-cell>
          <table:table-cell office:value-type="float" office:value="716.67" calcext:value-type="float">
            <text:p>716.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.99" calcext:value-type="float">
            <text:p>12.99</text:p>
          </table:table-cell>
          <table:table-cell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office:value-type="float" office:value="100200" calcext:value-type="float">
            <text:p>100200</text:p>
          </table:table-cell>
          <table:table-cell office:value-type="float" office:value="7" calcext:value-type="float">
            <text:p>7</text:p>
          </table:table-cell>
          <table:table-cell office:value-type="float" office:value="52550" calcext:value-type="float">
            <text:p>52550</text:p>
          </table:table-cell>
          <table:table-cell office:value-type="float" office:value="24" calcext:value-type="float">
            <text:p>24</text:p>
          </table:table-cell>
          <table:table-cell office:value-type="float" office:value="563.64" calcext:value-type="float">
            <text:p>563.64</text:p>
          </table:table-cell>
          <table:table-cell office:value-type="float" office:value="977.27" calcext:value-type="float">
            <text:p>977.27</text:p>
          </table:table-cell>
          <table:table-cell office:value-type="float" office:value="770.45" calcext:value-type="float">
            <text:p>770.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.14" calcext:value-type="float">
            <text:p>12.14</text:p>
          </table:table-cell>
          <table:table-cell office:value-type="float" office:value="26.46" calcext:value-type="float">
            <text:p>26.46</text:p>
          </table:table-cell>
          <table:table-cell office:value-type="float" office:value="8" calcext:value-type="float">
            <text:p>8</text:p>
          </table:table-cell>
          <table:table-cell office:value-type="float" office:value="110856" calcext:value-type="float">
            <text:p>110856</text:p>
          </table:table-cell>
          <table:table-cell office:value-type="float" office:value="7" calcext:value-type="float">
            <text:p>7</text:p>
          </table:table-cell>
          <table:table-cell office:value-type="float" office:value="52550" calcext:value-type="float">
            <text:p>52550</text:p>
          </table:table-cell>
          <table:table-cell office:value-type="float" office:value="41" calcext:value-type="float">
            <text:p>41</text:p>
          </table:table-cell>
          <table:table-cell office:value-type="float" office:value="697.44" calcext:value-type="float">
            <text:p>697.44</text:p>
          </table:table-cell>
          <table:table-cell office:value-type="float" office:value="1192.31" calcext:value-type="float">
            <text:p>1192.31</text:p>
          </table:table-cell>
          <table:table-cell office:value-type="float" office:value="944.87" calcext:value-type="float">
            <text:p>944.8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.69" calcext:value-type="float">
            <text:p>13.69</text:p>
          </table:table-cell>
          <table:table-cell office:value-type="float" office:value="21.58" calcext:value-type="float">
            <text:p>21.58</text:p>
          </table:table-cell>
          <table:table-cell office:value-type="float" office:value="43" calcext:value-type="float">
            <text:p>43</text:p>
          </table:table-cell>
          <table:table-cell office:value-type="float" office:value="1478160" calcext:value-type="float">
            <text:p>1478160</text:p>
          </table:table-cell>
          <table:table-cell office:value-type="float" office:value="35" calcext:value-type="float">
            <text:p>35</text:p>
          </table:table-cell>
          <table:table-cell office:value-type="float" office:value="1572990" calcext:value-type="float">
            <text:p>1572990</text:p>
          </table:table-cell>
          <table:table-cell office:value-type="float" office:value="122" calcext:value-type="float">
            <text:p>122</text:p>
          </table:table-cell>
          <table:table-cell office:value-type="float" office:value="702.68" calcext:value-type="float">
            <text:p>702.68</text:p>
          </table:table-cell>
          <table:table-cell office:value-type="float" office:value="1196.43" calcext:value-type="float">
            <text:p>1196.43</text:p>
          </table:table-cell>
          <table:table-cell office:value-type="float" office:value="949.55" calcext:value-type="float">
            <text:p>949.5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700000" calcext:value-type="float">
            <text:p>57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1-09-01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Mitino</text:p>
          </table:table-cell>
          <table:table-cell office:value-type="float" office:value="12583535.69" calcext:value-type="float">
            <text:p>12583535.69</text:p>
          </table:table-cell>
          <table:table-cell office:value-type="float" office:value="178473" calcext:value-type="float">
            <text:p>178473</text:p>
          </table:table-cell>
          <table:table-cell office:value-type="float" office:value="0.194702869" calcext:value-type="float">
            <text:p>0.194702869</text:p>
          </table:table-cell>
          <table:table-cell office:value-type="float" office:value="0.069753361" calcext:value-type="float">
            <text:p>0.069753361</text:p>
          </table:table-cell>
          <table:table-cell office:value-type="float" office:value="13087" calcext:value-type="float">
            <text:p>13087</text:p>
          </table:table-cell>
          <table:table-cell office:value-type="float" office:value="6839" calcext:value-type="float">
            <text:p>6839</text:p>
          </table:table-cell>
          <table:table-cell office:value-type="float" office:value="9" calcext:value-type="float">
            <text:p>9</text:p>
          </table:table-cell>
          <table:table-cell office:value-type="float" office:value="13670" calcext:value-type="float">
            <text:p>13670</text:p>
          </table:table-cell>
          <table:table-cell office:value-type="float" office:value="17063" calcext:value-type="float">
            <text:p>170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21155" calcext:value-type="float">
            <text:p>21155</text:p>
          </table:table-cell>
          <table:table-cell office:value-type="float" office:value="9828" calcext:value-type="float">
            <text:p>9828</text:p>
          </table:table-cell>
          <table:table-cell office:value-type="float" office:value="11327" calcext:value-type="float">
            <text:p>11327</text:p>
          </table:table-cell>
          <table:table-cell office:value-type="float" office:value="28563" calcext:value-type="float">
            <text:p>28563</text:p>
          </table:table-cell>
          <table:table-cell office:value-type="float" office:value="14680" calcext:value-type="float">
            <text:p>14680</text:p>
          </table:table-cell>
          <table:table-cell office:value-type="float" office:value="13883" calcext:value-type="float">
            <text:p>13883</text:p>
          </table:table-cell>
          <table:table-cell office:value-type="float" office:value="120381" calcext:value-type="float">
            <text:p>120381</text:p>
          </table:table-cell>
          <table:table-cell office:value-type="float" office:value="60040" calcext:value-type="float">
            <text:p>60040</text:p>
          </table:table-cell>
          <table:table-cell office:value-type="float" office:value="60341" calcext:value-type="float">
            <text:p>60341</text:p>
          </table:table-cell>
          <table:table-cell office:value-type="float" office:value="29529" calcext:value-type="float">
            <text:p>29529</text:p>
          </table:table-cell>
          <table:table-cell office:value-type="float" office:value="9083" calcext:value-type="float">
            <text:p>9083</text:p>
          </table:table-cell>
          <table:table-cell office:value-type="float" office:value="20446" calcext:value-type="float">
            <text:p>20446</text:p>
          </table:table-cell>
          <table:table-cell office:value-type="float" office:value="13087" calcext:value-type="float">
            <text:p>13087</text:p>
          </table:table-cell>
          <table:table-cell office:value-type="float" office:value="6645" calcext:value-type="float">
            <text:p>6645</text:p>
          </table:table-cell>
          <table:table-cell office:value-type="float" office:value="6442" calcext:value-type="float">
            <text:p>6442</text:p>
          </table:table-cell>
          <table:table-cell office:value-type="float" office:value="13670" calcext:value-type="float">
            <text:p>13670</text:p>
          </table:table-cell>
          <table:table-cell office:value-type="float" office:value="7126" calcext:value-type="float">
            <text:p>7126</text:p>
          </table:table-cell>
          <table:table-cell office:value-type="float" office:value="6544" calcext:value-type="float">
            <text:p>6544</text:p>
          </table:table-cell>
          <table:table-cell office:value-type="float" office:value="32063" calcext:value-type="float">
            <text:p>32063</text:p>
          </table:table-cell>
          <table:table-cell office:value-type="float" office:value="16513" calcext:value-type="float">
            <text:p>16513</text:p>
          </table:table-cell>
          <table:table-cell office:value-type="float" office:value="15550" calcext:value-type="float">
            <text:p>15550</text:p>
          </table:table-cell>
          <table:table-cell office:value-type="float" office:value="3292" calcext:value-type="float">
            <text:p>3292</text:p>
          </table:table-cell>
          <table:table-cell office:value-type="float" office:value="1450" calcext:value-type="float">
            <text:p>1450</text:p>
          </table:table-cell>
          <table:table-cell office:value-type="float" office:value="1842" calcext:value-type="float">
            <text:p>1842</text:p>
          </table:table-cell>
          <table:table-cell office:value-type="float" office:value="24934" calcext:value-type="float">
            <text:p>24934</text:p>
          </table:table-cell>
          <table:table-cell office:value-type="float" office:value="12782" calcext:value-type="float">
            <text:p>12782</text:p>
          </table:table-cell>
          <table:table-cell office:value-type="float" office:value="12152" calcext:value-type="float">
            <text:p>12152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.489049154" calcext:value-type="float">
            <text:p>1.489049154</text:p>
          </table:table-cell>
          <table:table-cell office:value-type="float" office:value="0.984536582" calcext:value-type="float">
            <text:p>0.984536582</text:p>
          </table:table-cell>
          <table:table-cell office:value-type="float" office:value="11.56562408" calcext:value-type="float">
            <text:p>11.56562408</text:p>
          </table:table-cell>
          <table:table-cell office:value-type="float" office:value="0.963802007" calcext:value-type="float">
            <text:p>0.963802007</text:p>
          </table:table-cell>
          <table:table-cell office:value-type="float" office:value="0.179440956" calcext:value-type="float">
            <text:p>0.179440956</text:p>
          </table:table-cell>
          <table:table-cell office:value-type="float" office:value="0.236455018" calcext:value-type="float">
            <text:p>0.236455018</text:p>
          </table:table-cell>
          <table:table-cell office:value-type="float" office:value="0.078090293" calcext:value-type="float">
            <text:p>0.078090293</text:p>
          </table:table-cell>
          <table:table-cell office:value-type="float" office:value="0.106124506" calcext:value-type="float">
            <text:p>0.106124506</text:p>
          </table:table-cell>
          <table:table-cell office:value-type="float" office:value="0.451173311" calcext:value-type="float">
            <text:p>0.451173311</text:p>
          </table:table-cell>
          <table:table-cell office:value-type="float" office:value="15.62371" calcext:value-type="float">
            <text:p>15.62371</text:p>
          </table:table-cell>
          <table:table-cell office:value-type="float" office:value="2.01708" calcext:value-type="float">
            <text:p>2.01708</text:p>
          </table:table-cell>
          <table:table-cell office:value-type="float" office:value="14.31764" calcext:value-type="float">
            <text:p>14.31764</text:p>
          </table:table-cell>
          <table:table-cell office:value-type="float" office:value="4.2914325" calcext:value-type="float">
            <text:p>4.2914325</text:p>
          </table:table-cell>
          <table:table-cell office:value-type="float" office:value="51.49719001" calcext:value-type="float">
            <text:p>51.49719001</text:p>
          </table:table-cell>
          <table:table-cell office:value-type="float" office:value="4" calcext:value-type="float">
            <text:p>4</text:p>
          </table:table-cell>
          <table:table-cell office:value-type="float" office:value="3.816044582" calcext:value-type="float">
            <text:p>3.816044582</text:p>
          </table:table-cell>
          <table:table-cell office:value-type="float" office:value="5.271136062" calcext:value-type="float">
            <text:p>5.271136062</text:p>
          </table:table-cell>
          <table:table-cell office:value-type="float" office:value="4" calcext:value-type="float">
            <text:p>4</text:p>
          </table:table-cell>
          <table:table-cell office:value-type="float" office:value="0.131596959" calcext:value-type="float">
            <text:p>0.131596959</text:p>
          </table:table-cell>
          <table:table-cell office:value-type="float" office:value="1.579163513" calcext:value-type="float">
            <text:p>1.579163513</text:p>
          </table:table-cell>
          <table:table-cell office:value-type="float" office:value="1.200336487" calcext:value-type="float">
            <text:p>1.200336487</text:p>
          </table:table-cell>
          <table:table-cell office:value-type="string" calcext:value-type="string">
            <text:p>no</text:p>
          </table:table-cell>
          <table:table-cell office:value-type="float" office:value="2.677824281" calcext:value-type="float">
            <text:p>2.677824281</text:p>
          </table:table-cell>
          <table:table-cell office:value-type="float" office:value="14.60650078" calcext:value-type="float">
            <text:p>14.60650078</text:p>
          </table:table-cell>
          <table:table-cell office:value-type="float" office:value="17.45719794" calcext:value-type="float">
            <text:p>17.45719794</text:p>
          </table:table-cell>
          <table:table-cell office:value-type="float" office:value="18.30943312" calcext:value-type="float">
            <text:p>18.30943312</text:p>
          </table:table-cell>
          <table:table-cell office:value-type="float" office:value="19.48700542" calcext:value-type="float">
            <text:p>19.48700542</text:p>
          </table:table-cell>
          <table:table-cell office:value-type="float" office:value="2.677824284" calcext:value-type="float">
            <text:p>2.677824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.780448941" calcext:value-type="float">
            <text:p>2.780448941</text:p>
          </table:table-cell>
          <table:table-cell office:value-type="float" office:value="17" calcext:value-type="float">
            <text:p>17</text:p>
          </table:table-cell>
          <table:table-cell office:value-type="float" office:value="1.999265421" calcext:value-type="float">
            <text:p>1.999265421</text:p>
          </table:table-cell>
          <table:table-cell office:value-type="string" calcext:value-type="string">
            <text:p>no</text:p>
          </table:table-cell>
          <table:table-cell office:value-type="float" office:value="17.47838035" calcext:value-type="float">
            <text:p>17.47838035</text:p>
          </table:table-cell>
          <table:table-cell office:value-type="float" office:value="83" calcext:value-type="float">
            <text:p>83</text:p>
          </table:table-cell>
          <table:table-cell office:value-type="float" office:value="6.734618018" calcext:value-type="float">
            <text:p>6.734618018</text:p>
          </table:table-cell>
          <table:table-cell office:value-type="float" office:value="1" calcext:value-type="float">
            <text:p>1</text:p>
          </table:table-cell>
          <table:table-cell office:value-type="float" office:value="27.6678632" calcext:value-type="float">
            <text:p>27.6678632</text:p>
          </table:table-cell>
          <table:table-cell office:value-type="float" office:value="9.522537611" calcext:value-type="float">
            <text:p>9.522537611</text:p>
          </table:table-cell>
          <table:table-cell office:value-type="float" office:value="6.348716334" calcext:value-type="float">
            <text:p>6.348716334</text:p>
          </table:table-cell>
          <table:table-cell office:value-type="float" office:value="1.767612439" calcext:value-type="float">
            <text:p>1.767612439</text:p>
          </table:table-cell>
          <table:table-cell office:value-type="float" office:value="11.17833328" calcext:value-type="float">
            <text:p>11.17833328</text:p>
          </table:table-cell>
          <table:table-cell office:value-type="float" office:value="0.583024969" calcext:value-type="float">
            <text:p>0.583024969</text:p>
          </table:table-cell>
          <table:table-cell office:value-type="float" office:value="27.89271688" calcext:value-type="float">
            <text:p>27.89271688</text:p>
          </table:table-cell>
          <table:table-cell office:value-type="float" office:value="0.811275289" calcext:value-type="float">
            <text:p>0.811275289</text:p>
          </table:table-cell>
          <table:table-cell office:value-type="float" office:value="0.62348431" calcext:value-type="float">
            <text:p>0.62348431</text:p>
          </table:table-cell>
          <table:table-cell office:value-type="float" office:value="1.950316967" calcext:value-type="float">
            <text:p>1.950316967</text:p>
          </table:table-cell>
          <table:table-cell office:value-type="float" office:value="6.483171621" calcext:value-type="float">
            <text:p>6.483171621</text:p>
          </table:table-cell>
          <table:table-cell office:value-type="float" office:value="7.385520691" calcext:value-type="float">
            <text:p>7.385520691</text:p>
          </table:table-cell>
          <table:table-cell office:value-type="float" office:value="4.923843177" calcext:value-type="float">
            <text:p>4.923843177</text:p>
          </table:table-cell>
          <table:table-cell office:value-type="float" office:value="3.549557568" calcext:value-type="float">
            <text:p>3.549557568</text:p>
          </table:table-cell>
          <table:table-cell office:value-type="float" office:value="8.789894266" calcext:value-type="float">
            <text:p>8.789894266</text:p>
          </table:table-cell>
          <table:table-cell office:value-type="float" office:value="2.163735157" calcext:value-type="float">
            <text:p>2.163735157</text:p>
          </table:table-cell>
          <table:table-cell office:value-type="float" office:value="10.9031613" calcext:value-type="float">
            <text:p>10.9031613</text:p>
          </table:table-cell>
          <table:table-cell office:value-type="float" office:value="0.622271644" calcext:value-type="float">
            <text:p>0.622271644</text:p>
          </table:table-cell>
          <table:table-cell office:value-type="float" office:value="0.599913582" calcext:value-type="float">
            <text:p>0.599913582</text:p>
          </table:table-cell>
          <table:table-cell office:value-type="float" office:value="0.934273498" calcext:value-type="float">
            <text:p>0.934273498</text:p>
          </table:table-cell>
          <table:table-cell office:value-type="float" office:value="0.8926743" calcext:value-type="float">
            <text:p>0.8926743</text:p>
          </table:table-cell>
          <table:table-cell office:value-type="float" office:value="0.236455018" calcext:value-type="float">
            <text:p>0.236455018</text:p>
          </table:table-cell>
          <table:table-cell office:value-type="float" office:value="1.03177679" calcext:value-type="float">
            <text:p>1.03177679</text:p>
          </table:table-cell>
          <table:table-cell office:value-type="float" office:value="1.561504846" calcext:value-type="float">
            <text:p>1.561504846</text:p>
          </table:table-cell>
          <table:table-cell office:value-type="float" office:value="15.30044908" calcext:value-type="float">
            <text:p>15.30044908</text:p>
          </table:table-cell>
          <table:table-cell office:value-type="float" office:value="16.99067736" calcext:value-type="float">
            <text:p>16.99067736</text:p>
          </table:table-cell>
          <table:table-cell office:value-type="float" office:value="16.04152067" calcext:value-type="float">
            <text:p>16.04152067</text:p>
          </table:table-cell>
          <table:table-cell office:value-type="float" office:value="5.02969633" calcext:value-type="float">
            <text:p>5.02969633</text:p>
          </table:table-cell>
          <table:table-cell office:value-type="float" office:value="0.465820158" calcext:value-type="float">
            <text:p>0.465820158</text:p>
          </table:table-cell>
          <table:table-cell office:value-type="string" calcext:value-type="string">
            <text:p>good</text:p>
          </table:table-cell>
          <table:table-cell office:value-type="float" office:value="17.36" calcext:value-type="float">
            <text:p>17.36</text:p>
          </table:table-cell>
          <table:table-cell office:value-type="float" office:value="0.57" calcext:value-type="float">
            <text:p>0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.25" calcext:value-type="float">
            <text:p>19.25</text:p>
          </table:table-cell>
          <table:table-cell office:value-type="float" office:value="10.35" calcext:value-type="float">
            <text:p>10.35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6" calcext:value-type="float">
            <text:p>6</text:p>
          </table:table-cell>
          <table:table-cell office:value-type="float" office:value="80780" calcext:value-type="float">
            <text:p>80780</text:p>
          </table:table-cell>
          <table:table-cell office:value-type="float" office:value="12" calcext:value-type="float">
            <text:p>12</text:p>
          </table:table-cell>
          <table:table-cell office:value-type="float" office:value="658.33" calcext:value-type="float">
            <text:p>658.33</text:p>
          </table:table-cell>
          <table:table-cell office:value-type="float" office:value="1083.33" calcext:value-type="float">
            <text:p>1083.33</text:p>
          </table:table-cell>
          <table:table-cell office:value-type="float" office:value="870.83" calcext:value-type="float">
            <text:p>870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.38" calcext:value-type="float">
            <text:p>28.38</text:p>
          </table:table-cell>
          <table:table-cell office:value-type="float" office:value="6.57" calcext:value-type="float">
            <text:p>6.57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89492" calcext:value-type="float">
            <text:p>89492</text:p>
          </table:table-cell>
          <table:table-cell office:value-type="float" office:value="23" calcext:value-type="float">
            <text:p>23</text:p>
          </table:table-cell>
          <table:table-cell office:value-type="float" office:value="673.91" calcext:value-type="float">
            <text:p>673.91</text:p>
          </table:table-cell>
          <table:table-cell office:value-type="float" office:value="1130.43" calcext:value-type="float">
            <text:p>1130.43</text:p>
          </table:table-cell>
          <table:table-cell office:value-type="float" office:value="902.17" calcext:value-type="float">
            <text:p>902.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.29" calcext:value-type="float">
            <text:p>32.29</text:p>
          </table:table-cell>
          <table:table-cell office:value-type="float" office:value="5.73" calcext:value-type="float">
            <text:p>5.73</text:p>
          </table:table-cell>
          <table:table-cell office:value-type="float" office:value="2" calcext:value-type="float">
            <text:p>2</text:p>
          </table:table-cell>
          <table:table-cell office:value-type="float" office:value="11000" calcext:value-type="float">
            <text:p>11000</text:p>
          </table:table-cell>
          <table:table-cell office:value-type="float" office:value="7" calcext:value-type="float">
            <text:p>7</text:p>
          </table:table-cell>
          <table:table-cell office:value-type="float" office:value="89492" calcext:value-type="float">
            <text:p>89492</text:p>
          </table:table-cell>
          <table:table-cell office:value-type="float" office:value="25" calcext:value-type="float">
            <text:p>25</text:p>
          </table:table-cell>
          <table:table-cell office:value-type="float" office:value="660" calcext:value-type="float">
            <text:p>660</text:p>
          </table:table-cell>
          <table:table-cell office:value-type="float" office:value="1120" calcext:value-type="float">
            <text:p>112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.79" calcext:value-type="float">
            <text:p>20.79</text:p>
          </table:table-cell>
          <table:table-cell office:value-type="float" office:value="3.57" calcext:value-type="float">
            <text:p>3.57</text:p>
          </table:table-cell>
          <table:table-cell office:value-type="float" office:value="4" calcext:value-type="float">
            <text:p>4</text:p>
          </table:table-cell>
          <table:table-cell office:value-type="float" office:value="167000" calcext:value-type="float">
            <text:p>167000</text:p>
          </table:table-cell>
          <table:table-cell office:value-type="float" office:value="12" calcext:value-type="float">
            <text:p>12</text:p>
          </table:table-cell>
          <table:table-cell office:value-type="float" office:value="205756" calcext:value-type="float">
            <text:p>205756</text:p>
          </table:table-cell>
          <table:table-cell office:value-type="float" office:value="32" calcext:value-type="float">
            <text:p>32</text:p>
          </table:table-cell>
          <table:table-cell office:value-type="float" office:value="718.75" calcext:value-type="float">
            <text:p>718.75</text:p>
          </table:table-cell>
          <table:table-cell office:value-type="float" office:value="1218.75" calcext:value-type="float">
            <text:p>1218.75</text:p>
          </table:table-cell>
          <table:table-cell office:value-type="float" office:value="968.75" calcext:value-type="float">
            <text:p>968.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.18" calcext:value-type="float">
            <text:p>14.18</text:p>
          </table:table-cell>
          <table:table-cell office:value-type="float" office:value="3.89" calcext:value-type="float">
            <text:p>3.89</text:p>
          </table:table-cell>
          <table:table-cell office:value-type="float" office:value="8" calcext:value-type="float">
            <text:p>8</text:p>
          </table:table-cell>
          <table:table-cell office:value-type="float" office:value="244166" calcext:value-type="float">
            <text:p>244166</text:p>
          </table:table-cell>
          <table:table-cell office:value-type="float" office:value="22" calcext:value-type="float">
            <text:p>22</text:p>
          </table:table-cell>
          <table:table-cell office:value-type="float" office:value="942180" calcext:value-type="float">
            <text:p>942180</text:p>
          </table:table-cell>
          <table:table-cell office:value-type="float" office:value="61" calcext:value-type="float">
            <text:p>61</text:p>
          </table:table-cell>
          <table:table-cell office:value-type="float" office:value="931.58" calcext:value-type="float">
            <text:p>931.58</text:p>
          </table:table-cell>
          <table:table-cell office:value-type="float" office:value="1552.63" calcext:value-type="float">
            <text:p>1552.63</text:p>
          </table:table-cell>
          <table:table-cell office:value-type="float" office:value="1242.11" calcext:value-type="float">
            <text:p>1242.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100000" calcext:value-type="float">
            <text:p>131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1-09-0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Basmannoe</text:p>
          </table:table-cell>
          <table:table-cell office:value-type="float" office:value="8398460.622" calcext:value-type="float">
            <text:p>8398460.622</text:p>
          </table:table-cell>
          <table:table-cell office:value-type="float" office:value="108171" calcext:value-type="float">
            <text:p>108171</text:p>
          </table:table-cell>
          <table:table-cell office:value-type="float" office:value="0.015233744" calcext:value-type="float">
            <text:p>0.015233744</text:p>
          </table:table-cell>
          <table:table-cell office:value-type="float" office:value="0.037316452" calcext:value-type="float">
            <text:p>0.037316452</text:p>
          </table:table-cell>
          <table:table-cell office:value-type="float" office:value="5706" calcext:value-type="float">
            <text:p>5706</text:p>
          </table:table-cell>
          <table:table-cell office:value-type="float" office:value="3240" calcext:value-type="float">
            <text:p>3240</text:p>
          </table:table-cell>
          <table:table-cell office:value-type="float" office:value="7" calcext:value-type="float">
            <text:p>7</text:p>
          </table:table-cell>
          <table:table-cell office:value-type="float" office:value="6748" calcext:value-type="float">
            <text:p>6748</text:p>
          </table:table-cell>
          <table:table-cell office:value-type="float" office:value="7770" calcext:value-type="float">
            <text:p>77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8179" calcext:value-type="float">
            <text:p>28179</text:p>
          </table:table-cell>
          <table:table-cell office:value-type="float" office:value="13522" calcext:value-type="float">
            <text:p>13522</text:p>
          </table:table-cell>
          <table:table-cell office:value-type="float" office:value="14657" calcext:value-type="float">
            <text:p>14657</text:p>
          </table:table-cell>
          <table:table-cell office:value-type="float" office:value="13368" calcext:value-type="float">
            <text:p>13368</text:p>
          </table:table-cell>
          <table:table-cell office:value-type="float" office:value="7159" calcext:value-type="float">
            <text:p>7159</text:p>
          </table:table-cell>
          <table:table-cell office:value-type="float" office:value="6209" calcext:value-type="float">
            <text:p>6209</text:p>
          </table:table-cell>
          <table:table-cell office:value-type="float" office:value="68043" calcext:value-type="float">
            <text:p>68043</text:p>
          </table:table-cell>
          <table:table-cell office:value-type="float" office:value="34236" calcext:value-type="float">
            <text:p>34236</text:p>
          </table:table-cell>
          <table:table-cell office:value-type="float" office:value="33807" calcext:value-type="float">
            <text:p>33807</text:p>
          </table:table-cell>
          <table:table-cell office:value-type="float" office:value="26760" calcext:value-type="float">
            <text:p>26760</text:p>
          </table:table-cell>
          <table:table-cell office:value-type="float" office:value="8563" calcext:value-type="float">
            <text:p>8563</text:p>
          </table:table-cell>
          <table:table-cell office:value-type="float" office:value="18197" calcext:value-type="float">
            <text:p>18197</text:p>
          </table:table-cell>
          <table:table-cell office:value-type="float" office:value="5706" calcext:value-type="float">
            <text:p>5706</text:p>
          </table:table-cell>
          <table:table-cell office:value-type="float" office:value="2982" calcext:value-type="float">
            <text:p>2982</text:p>
          </table:table-cell>
          <table:table-cell office:value-type="float" office:value="2724" calcext:value-type="float">
            <text:p>2724</text:p>
          </table:table-cell>
          <table:table-cell office:value-type="float" office:value="6748" calcext:value-type="float">
            <text:p>6748</text:p>
          </table:table-cell>
          <table:table-cell office:value-type="float" office:value="3664" calcext:value-type="float">
            <text:p>3664</text:p>
          </table:table-cell>
          <table:table-cell office:value-type="float" office:value="3084" calcext:value-type="float">
            <text:p>3084</text:p>
          </table:table-cell>
          <table:table-cell office:value-type="float" office:value="15237" calcext:value-type="float">
            <text:p>15237</text:p>
          </table:table-cell>
          <table:table-cell office:value-type="float" office:value="8113" calcext:value-type="float">
            <text:p>8113</text:p>
          </table:table-cell>
          <table:table-cell office:value-type="float" office:value="7124" calcext:value-type="float">
            <text:p>7124</text:p>
          </table:table-cell>
          <table:table-cell office:value-type="float" office:value="5164" calcext:value-type="float">
            <text:p>5164</text:p>
          </table:table-cell>
          <table:table-cell office:value-type="float" office:value="2583" calcext:value-type="float">
            <text:p>2583</text:p>
          </table:table-cell>
          <table:table-cell office:value-type="float" office:value="2581" calcext:value-type="float">
            <text:p>2581</text:p>
          </table:table-cell>
          <table:table-cell office:value-type="float" office:value="11631" calcext:value-type="float">
            <text:p>11631</text:p>
          </table:table-cell>
          <table:table-cell office:value-type="float" office:value="6223" calcext:value-type="float">
            <text:p>6223</text:p>
          </table:table-cell>
          <table:table-cell office:value-type="float" office:value="5408" calcext:value-type="float">
            <text:p>5408</text:p>
          </table:table-cell>
          <table:table-cell office:value-type="float" office:value="746" calcext:value-type="float">
            <text:p>7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371" calcext:value-type="float">
            <text:p>371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.257186453" calcext:value-type="float">
            <text:p>1.257186453</text:p>
          </table:table-cell>
          <table:table-cell office:value-type="float" office:value="0.876620232" calcext:value-type="float">
            <text:p>0.876620232</text:p>
          </table:table-cell>
          <table:table-cell office:value-type="float" office:value="8.266305238" calcext:value-type="float">
            <text:p>8.266305238</text:p>
          </table:table-cell>
          <table:table-cell office:value-type="float" office:value="0.68885877" calcext:value-type="float">
            <text:p>0.68885877</text:p>
          </table:table-cell>
          <table:table-cell office:value-type="float" office:value="0.247901208" calcext:value-type="float">
            <text:p>0.247901208</text:p>
          </table:table-cell>
          <table:table-cell office:value-type="float" office:value="0.376838057" calcext:value-type="float">
            <text:p>0.376838057</text:p>
          </table:table-cell>
          <table:table-cell office:value-type="float" office:value="0.258288769" calcext:value-type="float">
            <text:p>0.258288769</text:p>
          </table:table-cell>
          <table:table-cell office:value-type="float" office:value="0.236214054" calcext:value-type="float">
            <text:p>0.236214054</text:p>
          </table:table-cell>
          <table:table-cell office:value-type="float" office:value="0.392870988" calcext:value-type="float">
            <text:p>0.392870988</text:p>
          </table:table-cell>
          <table:table-cell office:value-type="float" office:value="10.68354" calcext:value-type="float">
            <text:p>10.68354</text:p>
          </table:table-cell>
          <table:table-cell office:value-type="float" office:value="2.936581" calcext:value-type="float">
            <text:p>2.936581</text:p>
          </table:table-cell>
          <table:table-cell office:value-type="float" office:value="11.90391" calcext:value-type="float">
            <text:p>11.90391</text:p>
          </table:table-cell>
          <table:table-cell office:value-type="float" office:value="0.853960072" calcext:value-type="float">
            <text:p>0.853960072</text:p>
          </table:table-cell>
          <table:table-cell office:value-type="float" office:value="10.24752087" calcext:value-type="float">
            <text:p>10.24752087</text:p>
          </table:table-cell>
          <table:table-cell office:value-type="float" office:value="5" calcext:value-type="float">
            <text:p>5</text:p>
          </table:table-cell>
          <table:table-cell office:value-type="float" office:value="1.59589817" calcext:value-type="float">
            <text:p>1.59589817</text:p>
          </table:table-cell>
          <table:table-cell office:value-type="float" office:value="2.156283865" calcext:value-type="float">
            <text:p>2.156283865</text:p>
          </table:table-cell>
          <table:table-cell office:value-type="float" office:value="113" calcext:value-type="float">
            <text:p>113</text:p>
          </table:table-cell>
          <table:table-cell office:value-type="float" office:value="0.071480323" calcext:value-type="float">
            <text:p>0.071480323</text:p>
          </table:table-cell>
          <table:table-cell office:value-type="float" office:value="0.857763874" calcext:value-type="float">
            <text:p>0.857763874</text:p>
          </table:table-cell>
          <table:table-cell office:value-type="float" office:value="0.820294318" calcext:value-type="float">
            <text:p>0.820294318</text:p>
          </table:table-cell>
          <table:table-cell office:value-type="string" calcext:value-type="string">
            <text:p>no</text:p>
          </table:table-cell>
          <table:table-cell office:value-type="float" office:value="11.61665314" calcext:value-type="float">
            <text:p>11.61665314</text:p>
          </table:table-cell>
          <table:table-cell office:value-type="float" office:value="1.721833675" calcext:value-type="float">
            <text:p>1.721833675</text:p>
          </table:table-cell>
          <table:table-cell office:value-type="float" office:value="0.046809568" calcext:value-type="float">
            <text:p>0.046809568</text:p>
          </table:table-cell>
          <table:table-cell office:value-type="float" office:value="0.787593311" calcext:value-type="float">
            <text:p>0.787593311</text:p>
          </table:table-cell>
          <table:table-cell office:value-type="float" office:value="2.578670647" calcext:value-type="float">
            <text:p>2.578670647</text:p>
          </table:table-cell>
          <table:table-cell office:value-type="float" office:value="1.721833683" calcext:value-type="float">
            <text:p>1.721833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3.133530966" calcext:value-type="float">
            <text:p>3.133530966</text:p>
          </table:table-cell>
          <table:table-cell office:value-type="float" office:value="10" calcext:value-type="float">
            <text:p>10</text:p>
          </table:table-cell>
          <table:table-cell office:value-type="float" office:value="0.084112545" calcext:value-type="float">
            <text:p>0.084112545</text:p>
          </table:table-cell>
          <table:table-cell office:value-type="string" calcext:value-type="string">
            <text:p>yes</text:p>
          </table:table-cell>
          <table:table-cell office:value-type="float" office:value="1.59589817" calcext:value-type="float">
            <text:p>1.59589817</text:p>
          </table:table-cell>
          <table:table-cell office:value-type="float" office:value="113" calcext:value-type="float">
            <text:p>113</text:p>
          </table:table-cell>
          <table:table-cell office:value-type="float" office:value="1.423427954" calcext:value-type="float">
            <text:p>1.423427954</text:p>
          </table:table-cell>
          <table:table-cell office:value-type="float" office:value="4" calcext:value-type="float">
            <text:p>4</text:p>
          </table:table-cell>
          <table:table-cell office:value-type="float" office:value="6.515857089" calcext:value-type="float">
            <text:p>6.515857089</text:p>
          </table:table-cell>
          <table:table-cell office:value-type="float" office:value="8.671015673" calcext:value-type="float">
            <text:p>8.671015673</text:p>
          </table:table-cell>
          <table:table-cell office:value-type="float" office:value="1.638318096" calcext:value-type="float">
            <text:p>1.638318096</text:p>
          </table:table-cell>
          <table:table-cell office:value-type="float" office:value="3.632640421" calcext:value-type="float">
            <text:p>3.632640421</text:p>
          </table:table-cell>
          <table:table-cell office:value-type="float" office:value="4.587916559" calcext:value-type="float">
            <text:p>4.587916559</text:p>
          </table:table-cell>
          <table:table-cell office:value-type="float" office:value="2.60941961" calcext:value-type="float">
            <text:p>2.60941961</text:p>
          </table:table-cell>
          <table:table-cell office:value-type="float" office:value="9.15505713" calcext:value-type="float">
            <text:p>9.15505713</text:p>
          </table:table-cell>
          <table:table-cell office:value-type="float" office:value="1.969737724" calcext:value-type="float">
            <text:p>1.969737724</text:p>
          </table:table-cell>
          <table:table-cell office:value-type="float" office:value="0.220287667" calcext:value-type="float">
            <text:p>0.220287667</text:p>
          </table:table-cell>
          <table:table-cell office:value-type="float" office:value="2.544696" calcext:value-type="float">
            <text:p>2.544696</text:p>
          </table:table-cell>
          <table:table-cell office:value-type="float" office:value="3.975401349" calcext:value-type="float">
            <text:p>3.975401349</text:p>
          </table:table-cell>
          <table:table-cell office:value-type="float" office:value="3.610753828" calcext:value-type="float">
            <text:p>3.610753828</text:p>
          </table:table-cell>
          <table:table-cell office:value-type="float" office:value="0.307915375" calcext:value-type="float">
            <text:p>0.307915375</text:p>
          </table:table-cell>
          <table:table-cell office:value-type="float" office:value="1.864637406" calcext:value-type="float">
            <text:p>1.864637406</text:p>
          </table:table-cell>
          <table:table-cell office:value-type="float" office:value="3.779781109" calcext:value-type="float">
            <text:p>3.779781109</text:p>
          </table:table-cell>
          <table:table-cell office:value-type="float" office:value="1.121702845" calcext:value-type="float">
            <text:p>1.121702845</text:p>
          </table:table-cell>
          <table:table-cell office:value-type="float" office:value="0.991682626" calcext:value-type="float">
            <text:p>0.991682626</text:p>
          </table:table-cell>
          <table:table-cell office:value-type="float" office:value="0.892667526" calcext:value-type="float">
            <text:p>0.892667526</text:p>
          </table:table-cell>
          <table:table-cell office:value-type="float" office:value="0.429052137" calcext:value-type="float">
            <text:p>0.429052137</text:p>
          </table:table-cell>
          <table:table-cell office:value-type="float" office:value="0.077900959" calcext:value-type="float">
            <text:p>0.077900959</text:p>
          </table:table-cell>
          <table:table-cell office:value-type="float" office:value="0.810801456" calcext:value-type="float">
            <text:p>0.810801456</text:p>
          </table:table-cell>
          <table:table-cell office:value-type="float" office:value="0.376838057" calcext:value-type="float">
            <text:p>0.376838057</text:p>
          </table:table-cell>
          <table:table-cell office:value-type="float" office:value="0.378755838" calcext:value-type="float">
            <text:p>0.378755838</text:p>
          </table:table-cell>
          <table:table-cell office:value-type="float" office:value="0.121680643" calcext:value-type="float">
            <text:p>0.121680643</text:p>
          </table:table-cell>
          <table:table-cell office:value-type="float" office:value="2.584369607" calcext:value-type="float">
            <text:p>2.584369607</text:p>
          </table:table-cell>
          <table:table-cell office:value-type="float" office:value="1.11248589" calcext:value-type="float">
            <text:p>1.11248589</text:p>
          </table:table-cell>
          <table:table-cell office:value-type="float" office:value="1.800124877" calcext:value-type="float">
            <text:p>1.800124877</text:p>
          </table:table-cell>
          <table:table-cell office:value-type="float" office:value="1.339652258" calcext:value-type="float">
            <text:p>1.339652258</text:p>
          </table:table-cell>
          <table:table-cell office:value-type="float" office:value="0.026102416" calcext:value-type="float">
            <text:p>0.026102416</text:p>
          </table:table-cell>
          <table:table-cell office:value-type="string" calcext:value-type="string">
            <text:p>excellent</text:p>
          </table:table-cell>
          <table:table-cell office:value-type="float" office:value="3.56" calcext:value-type="float">
            <text:p>3.56</text:p>
          </table:table-cell>
          <table:table-cell office:value-type="float" office:value="4.44" calcext:value-type="float">
            <text:p>4.44</text:p>
          </table:table-cell>
          <table:table-cell office:value-type="float" office:value="15" calcext:value-type="float">
            <text:p>15</text:p>
          </table:table-cell>
          <table:table-cell office:value-type="float" office:value="293699" calcext:value-type="float">
            <text:p>293699</text:p>
          </table:table-cell>
          <table:table-cell office:value-type="float" office:value="1" calcext:value-type="float">
            <text:p>1</text:p>
          </table:table-cell>
          <table:table-cell office:value-type="float" office:value="45000" calcext:value-type="float">
            <text:p>45000</text:p>
          </table:table-cell>
          <table:table-cell office:value-type="float" office:value="48" calcext:value-type="float">
            <text:p>48</text:p>
          </table:table-cell>
          <table:table-cell office:value-type="float" office:value="702.22" calcext:value-type="float">
            <text:p>702.22</text:p>
          </table:table-cell>
          <table:table-cell office:value-type="float" office:value="1166.67" calcext:value-type="float">
            <text:p>1166.67</text:p>
          </table:table-cell>
          <table:table-cell office:value-type="float" office:value="934.44" calcext:value-type="float">
            <text:p>934.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office:value-type="float" office:value="8.29" calcext:value-type="float">
            <text:p>8.29</text:p>
          </table:table-cell>
          <table:table-cell office:value-type="float" office:value="46" calcext:value-type="float">
            <text:p>46</text:p>
          </table:table-cell>
          <table:table-cell office:value-type="float" office:value="420952" calcext:value-type="float">
            <text:p>420952</text:p>
          </table:table-cell>
          <table:table-cell office:value-type="float" office:value="3" calcext:value-type="float">
            <text:p>3</text:p>
          </table:table-cell>
          <table:table-cell office:value-type="float" office:value="158200" calcext:value-type="float">
            <text:p>158200</text:p>
          </table:table-cell>
          <table:table-cell office:value-type="float" office:value="153" calcext:value-type="float">
            <text:p>153</text:p>
          </table:table-cell>
          <table:table-cell office:value-type="float" office:value="763.45" calcext:value-type="float">
            <text:p>763.45</text:p>
          </table:table-cell>
          <table:table-cell office:value-type="float" office:value="1272.41" calcext:value-type="float">
            <text:p>1272.41</text:p>
          </table:table-cell>
          <table:table-cell office:value-type="float" office:value="1017.93" calcext:value-type="float">
            <text:p>1017.9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12" calcext:value-type="float">
            <text:p>4.12</text:p>
          </table:table-cell>
          <table:table-cell office:value-type="float" office:value="4.83" calcext:value-type="float">
            <text:p>4.83</text:p>
          </table:table-cell>
          <table:table-cell office:value-type="float" office:value="93" calcext:value-type="float">
            <text:p>93</text:p>
          </table:table-cell>
          <table:table-cell office:value-type="float" office:value="1195735" calcext:value-type="float">
            <text:p>1195735</text:p>
          </table:table-cell>
          <table:table-cell office:value-type="float" office:value="9" calcext:value-type="float">
            <text:p>9</text:p>
          </table:table-cell>
          <table:table-cell office:value-type="float" office:value="445900" calcext:value-type="float">
            <text:p>445900</text:p>
          </table:table-cell>
          <table:table-cell office:value-type="float" office:value="272" calcext:value-type="float">
            <text:p>272</text:p>
          </table:table-cell>
          <table:table-cell office:value-type="float" office:value="766.8" calcext:value-type="float">
            <text:p>766.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1019.76" calcext:value-type="float">
            <text:p>1019.76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.53" calcext:value-type="float">
            <text:p>4.53</text:p>
          </table:table-cell>
          <table:table-cell office:value-type="float" office:value="5.02" calcext:value-type="float">
            <text:p>5.02</text:p>
          </table:table-cell>
          <table:table-cell office:value-type="float" office:value="149" calcext:value-type="float">
            <text:p>149</text:p>
          </table:table-cell>
          <table:table-cell office:value-type="float" office:value="1625130" calcext:value-type="float">
            <text:p>1625130</text:p>
          </table:table-cell>
          <table:table-cell office:value-type="float" office:value="17" calcext:value-type="float">
            <text:p>17</text:p>
          </table:table-cell>
          <table:table-cell office:value-type="float" office:value="564843" calcext:value-type="float">
            <text:p>564843</text:p>
          </table:table-cell>
          <table:table-cell office:value-type="float" office:value="483" calcext:value-type="float">
            <text:p>483</text:p>
          </table:table-cell>
          <table:table-cell office:value-type="float" office:value="765.93" calcext:value-type="float">
            <text:p>765.93</text:p>
          </table:table-cell>
          <table:table-cell office:value-type="float" office:value="1269.23" calcext:value-type="float">
            <text:p>1269.23</text:p>
          </table:table-cell>
          <table:table-cell office:value-type="float" office:value="1017.58" calcext:value-type="float">
            <text:p>1017.58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.06" calcext:value-type="float">
            <text:p>5.06</text:p>
          </table:table-cell>
          <table:table-cell office:value-type="float" office:value="8.62" calcext:value-type="float">
            <text:p>8.62</text:p>
          </table:table-cell>
          <table:table-cell office:value-type="float" office:value="305" calcext:value-type="float">
            <text:p>305</text:p>
          </table:table-cell>
          <table:table-cell office:value-type="float" office:value="3420907" calcext:value-type="float">
            <text:p>3420907</text:p>
          </table:table-cell>
          <table:table-cell office:value-type="float" office:value="60" calcext:value-type="float">
            <text:p>60</text:p>
          </table:table-cell>
          <table:table-cell office:value-type="float" office:value="2296870" calcext:value-type="float">
            <text:p>2296870</text:p>
          </table:table-cell>
          <table:table-cell office:value-type="float" office:value="1068" calcext:value-type="float">
            <text:p>1068</text:p>
          </table:table-cell>
          <table:table-cell office:value-type="float" office:value="853.03" calcext:value-type="float">
            <text:p>853.03</text:p>
          </table:table-cell>
          <table:table-cell office:value-type="float" office:value="1410.45" calcext:value-type="float">
            <text:p>1410.45</text:p>
          </table:table-cell>
          <table:table-cell office:value-type="float" office:value="1131.74" calcext:value-type="float">
            <text:p>1131.74</text:p>
          </table:table-cell>
          <table:table-cell office:value-type="float" office:value="63" calcext:value-type="float">
            <text:p>63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.38" calcext:value-type="float">
            <text:p>8.38</text:p>
          </table:table-cell>
          <table:table-cell office:value-type="float" office:value="10.92" calcext:value-type="float">
            <text:p>10.92</text:p>
          </table:table-cell>
          <table:table-cell office:value-type="float" office:value="689" calcext:value-type="float">
            <text:p>689</text:p>
          </table:table-cell>
          <table:table-cell office:value-type="float" office:value="8404624" calcext:value-type="float">
            <text:p>8404624</text:p>
          </table:table-cell>
          <table:table-cell office:value-type="float" office:value="114" calcext:value-type="float">
            <text:p>114</text:p>
          </table:table-cell>
          <table:table-cell office:value-type="float" office:value="3503058" calcext:value-type="float">
            <text:p>3503058</text:p>
          </table:table-cell>
          <table:table-cell office:value-type="float" office:value="2283" calcext:value-type="float">
            <text:p>2283</text:p>
          </table:table-cell>
          <table:table-cell office:value-type="float" office:value="853.88" calcext:value-type="float">
            <text:p>853.88</text:p>
          </table:table-cell>
          <table:table-cell office:value-type="float" office:value="1411.45" calcext:value-type="float">
            <text:p>1411.45</text:p>
          </table:table-cell>
          <table:table-cell office:value-type="float" office:value="1132.66" calcext:value-type="float">
            <text:p>1132.66</text:p>
          </table:table-cell>
          <table:table-cell office:value-type="float" office:value="143" calcext:value-type="float">
            <text:p>143</text:p>
          </table:table-cell>
          <table:table-cell office:value-type="float" office:value="566" calcext:value-type="float">
            <text:p>566</text:p>
          </table:table-cell>
          <table:table-cell office:value-type="float" office:value="578" calcext:value-type="float">
            <text:p>578</text:p>
          </table:table-cell>
          <table:table-cell office:value-type="float" office:value="552" calcext:value-type="float">
            <text:p>552</text:p>
          </table:table-cell>
          <table:table-cell office:value-type="float" office:value="319" calcext:value-type="float">
            <text:p>319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16331452" calcext:value-type="float">
            <text:p>16331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1-09-0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Nizhegorodskoe</text:p>
          </table:table-cell>
          <table:table-cell office:value-type="float" office:value="7506452.02" calcext:value-type="float">
            <text:p>7506452.02</text:p>
          </table:table-cell>
          <table:table-cell office:value-type="float" office:value="43795" calcext:value-type="float">
            <text:p>43795</text:p>
          </table:table-cell>
          <table:table-cell office:value-type="float" office:value="0.007670134" calcext:value-type="float">
            <text:p>0.007670134</text:p>
          </table:table-cell>
          <table:table-cell office:value-type="float" office:value="0.486245621" calcext:value-type="float">
            <text:p>0.486245621</text:p>
          </table:table-cell>
          <table:table-cell office:value-type="float" office:value="2418" calcext:value-type="float">
            <text:p>2418</text:p>
          </table:table-cell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</text:p>
          </table:table-cell>
          <table:table-cell office:value-type="float" office:value="2514" calcext:value-type="float">
            <text:p>2514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9940" calcext:value-type="float">
            <text:p>19940</text:p>
          </table:table-cell>
          <table:table-cell office:value-type="float" office:value="9400" calcext:value-type="float">
            <text:p>9400</text:p>
          </table:table-cell>
          <table:table-cell office:value-type="float" office:value="10540" calcext:value-type="float">
            <text:p>10540</text:p>
          </table:table-cell>
          <table:table-cell office:value-type="float" office:value="5291" calcext:value-type="float">
            <text:p>5291</text:p>
          </table:table-cell>
          <table:table-cell office:value-type="float" office:value="2744" calcext:value-type="float">
            <text:p>2744</text:p>
          </table:table-cell>
          <table:table-cell office:value-type="float" office:value="2547" calcext:value-type="float">
            <text:p>2547</text:p>
          </table:table-cell>
          <table:table-cell office:value-type="float" office:value="29660" calcext:value-type="float">
            <text:p>29660</text:p>
          </table:table-cell>
          <table:table-cell office:value-type="float" office:value="15793" calcext:value-type="float">
            <text:p>15793</text:p>
          </table:table-cell>
          <table:table-cell office:value-type="float" office:value="13867" calcext:value-type="float">
            <text:p>13867</text:p>
          </table:table-cell>
          <table:table-cell office:value-type="float" office:value="8844" calcext:value-type="float">
            <text:p>8844</text:p>
          </table:table-cell>
          <table:table-cell office:value-type="float" office:value="2608" calcext:value-type="float">
            <text:p>2608</text:p>
          </table:table-cell>
          <table:table-cell office:value-type="float" office:value="6236" calcext:value-type="float">
            <text:p>6236</text:p>
          </table:table-cell>
          <table:table-cell office:value-type="float" office:value="2418" calcext:value-type="float">
            <text:p>2418</text:p>
          </table:table-cell>
          <table:table-cell office:value-type="float" office:value="1224" calcext:value-type="float">
            <text:p>1224</text:p>
          </table:table-cell>
          <table:table-cell office:value-type="float" office:value="1194" calcext:value-type="float">
            <text:p>1194</text:p>
          </table:table-cell>
          <table:table-cell office:value-type="float" office:value="2514" calcext:value-type="float">
            <text:p>2514</text:p>
          </table:table-cell>
          <table:table-cell office:value-type="float" office:value="1328" calcext:value-type="float">
            <text:p>1328</text:p>
          </table:table-cell>
          <table:table-cell office:value-type="float" office:value="1186" calcext:value-type="float">
            <text:p>1186</text:p>
          </table:table-cell>
          <table:table-cell office:value-type="float" office:value="5866" calcext:value-type="float">
            <text:p>5866</text:p>
          </table:table-cell>
          <table:table-cell office:value-type="float" office:value="3035" calcext:value-type="float">
            <text:p>3035</text:p>
          </table:table-cell>
          <table:table-cell office:value-type="float" office:value="2831" calcext:value-type="float">
            <text:p>2831</text:p>
          </table:table-cell>
          <table:table-cell office:value-type="float" office:value="4851" calcext:value-type="float">
            <text:p>4851</text:p>
          </table:table-cell>
          <table:table-cell office:value-type="float" office:value="2329" calcext:value-type="float">
            <text:p>2329</text:p>
          </table:table-cell>
          <table:table-cell office:value-type="float" office:value="2522" calcext:value-type="float">
            <text:p>2522</text:p>
          </table:table-cell>
          <table:table-cell office:value-type="float" office:value="4632" calcext:value-type="float">
            <text:p>4632</text:p>
          </table:table-cell>
          <table:table-cell office:value-type="float" office:value="2399" calcext:value-type="float">
            <text:p>2399</text:p>
          </table:table-cell>
          <table:table-cell office:value-type="float" office:value="2233" calcext:value-type="float">
            <text:p>2233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735883907" calcext:value-type="float">
            <text:p>2.735883907</text:p>
          </table:table-cell>
          <table:table-cell office:value-type="float" office:value="1.593246481" calcext:value-type="float">
            <text:p>1.593246481</text:p>
          </table:table-cell>
          <table:table-cell office:value-type="float" office:value="18.37816963" calcext:value-type="float">
            <text:p>18.37816963</text:p>
          </table:table-cell>
          <table:table-cell office:value-type="float" office:value="1.531514136" calcext:value-type="float">
            <text:p>1.531514136</text:p>
          </table:table-cell>
          <table:table-cell office:value-type="float" office:value="0.145954816" calcext:value-type="float">
            <text:p>0.145954816</text:p>
          </table:table-cell>
          <table:table-cell office:value-type="float" office:value="0.113466218" calcext:value-type="float">
            <text:p>0.113466218</text:p>
          </table:table-cell>
          <table:table-cell office:value-type="float" office:value="1.073495427" calcext:value-type="float">
            <text:p>1.073495427</text:p>
          </table:table-cell>
          <table:table-cell office:value-type="float" office:value="1.497902638" calcext:value-type="float">
            <text:p>1.497902638</text:p>
          </table:table-cell>
          <table:table-cell office:value-type="float" office:value="0.256487453" calcext:value-type="float">
            <text:p>0.256487453</text:p>
          </table:table-cell>
          <table:table-cell office:value-type="float" office:value="7.18674" calcext:value-type="float">
            <text:p>7.18674</text:p>
          </table:table-cell>
          <table:table-cell office:value-type="float" office:value="0.78033" calcext:value-type="float">
            <text:p>0.78033</text:p>
          </table:table-cell>
          <table:table-cell office:value-type="float" office:value="14.07514" calcext:value-type="float">
            <text:p>14.07514</text:p>
          </table:table-cell>
          <table:table-cell office:value-type="float" office:value="0.375311695" calcext:value-type="float">
            <text:p>0.375311695</text:p>
          </table:table-cell>
          <table:table-cell office:value-type="float" office:value="4.503740339" calcext:value-type="float">
            <text:p>4.503740339</text:p>
          </table:table-cell>
          <table:table-cell office:value-type="float" office:value="6" calcext:value-type="float">
            <text:p>6</text:p>
          </table:table-cell>
          <table:table-cell office:value-type="float" office:value="0.375311695" calcext:value-type="float">
            <text:p>0.375311695</text:p>
          </table:table-cell>
          <table:table-cell office:value-type="float" office:value="1.407418835" calcext:value-type="float">
            <text:p>1.407418835</text:p>
          </table:table-cell>
          <table:table-cell office:value-type="float" office:value="6" calcext:value-type="float">
            <text:p>6</text:p>
          </table:table-cell>
          <table:table-cell office:value-type="float" office:value="0.189227153" calcext:value-type="float">
            <text:p>0.189227153</text:p>
          </table:table-cell>
          <table:table-cell office:value-type="float" office:value="2.270725835" calcext:value-type="float">
            <text:p>2.270725835</text:p>
          </table:table-cell>
          <table:table-cell office:value-type="float" office:value="0.612447325" calcext:value-type="float">
            <text:p>0.612447325</text:p>
          </table:table-cell>
          <table:table-cell office:value-type="string" calcext:value-type="string">
            <text:p>no</text:p>
          </table:table-cell>
          <table:table-cell office:value-type="float" office:value="8.296086727" calcext:value-type="float">
            <text:p>8.296086727</text:p>
          </table:table-cell>
          <table:table-cell office:value-type="float" office:value="0.284868107" calcext:value-type="float">
            <text:p>0.284868107</text:p>
          </table:table-cell>
          <table:table-cell office:value-type="float" office:value="3.519388985" calcext:value-type="float">
            <text:p>3.519388985</text:p>
          </table:table-cell>
          <table:table-cell office:value-type="float" office:value="4.395057477" calcext:value-type="float">
            <text:p>4.395057477</text:p>
          </table:table-cell>
          <table:table-cell office:value-type="float" office:value="5.645795859" calcext:value-type="float">
            <text:p>5.645795859</text:p>
          </table:table-cell>
          <table:table-cell office:value-type="float" office:value="0.284868136" calcext:value-type="float">
            <text:p>0.284868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1.478528507" calcext:value-type="float">
            <text:p>1.478528507</text:p>
          </table:table-cell>
          <table:table-cell office:value-type="float" office:value="3" calcext:value-type="float">
            <text:p>3</text:p>
          </table:table-cell>
          <table:table-cell office:value-type="float" office:value="0.244670412" calcext:value-type="float">
            <text:p>0.244670412</text:p>
          </table:table-cell>
          <table:table-cell office:value-type="string" calcext:value-type="string">
            <text:p>no</text:p>
          </table:table-cell>
          <table:table-cell office:value-type="float" office:value="5.070196504" calcext:value-type="float">
            <text:p>5.070196504</text:p>
          </table:table-cell>
          <table:table-cell office:value-type="float" office:value="5" calcext:value-type="float">
            <text:p>5</text:p>
          </table:table-cell>
          <table:table-cell office:value-type="float" office:value="6.682088764" calcext:value-type="float">
            <text:p>6.682088764</text:p>
          </table:table-cell>
          <table:table-cell office:value-type="float" office:value="4" calcext:value-type="float">
            <text:p>4</text:p>
          </table:table-cell>
          <table:table-cell office:value-type="float" office:value="3.95950924" calcext:value-type="float">
            <text:p>3.95950924</text:p>
          </table:table-cell>
          <table:table-cell office:value-type="float" office:value="8.757686082" calcext:value-type="float">
            <text:p>8.757686082</text:p>
          </table:table-cell>
          <table:table-cell office:value-type="float" office:value="0.193126987" calcext:value-type="float">
            <text:p>0.193126987</text:p>
          </table:table-cell>
          <table:table-cell office:value-type="float" office:value="2.34156168" calcext:value-type="float">
            <text:p>2.34156168</text:p>
          </table:table-cell>
          <table:table-cell office:value-type="float" office:value="1.272894442" calcext:value-type="float">
            <text:p>1.272894442</text:p>
          </table:table-cell>
          <table:table-cell office:value-type="float" office:value="1.438003448" calcext:value-type="float">
            <text:p>1.438003448</text:p>
          </table:table-cell>
          <table:table-cell office:value-type="float" office:value="5.374563767" calcext:value-type="float">
            <text:p>5.374563767</text:p>
          </table:table-cell>
          <table:table-cell office:value-type="float" office:value="3.447863628" calcext:value-type="float">
            <text:p>3.447863628</text:p>
          </table:table-cell>
          <table:table-cell office:value-type="float" office:value="0.81041306" calcext:value-type="float">
            <text:p>0.81041306</text:p>
          </table:table-cell>
          <table:table-cell office:value-type="float" office:value="1.911842782" calcext:value-type="float">
            <text:p>1.911842782</text:p>
          </table:table-cell>
          <table:table-cell office:value-type="float" office:value="2.108923435" calcext:value-type="float">
            <text:p>2.108923435</text:p>
          </table:table-cell>
          <table:table-cell office:value-type="float" office:value="4.233094726" calcext:value-type="float">
            <text:p>4.233094726</text:p>
          </table:table-cell>
          <table:table-cell office:value-type="float" office:value="1.450974874" calcext:value-type="float">
            <text:p>1.450974874</text:p>
          </table:table-cell>
          <table:table-cell office:value-type="float" office:value="3.391116928" calcext:value-type="float">
            <text:p>3.391116928</text:p>
          </table:table-cell>
          <table:table-cell office:value-type="float" office:value="4.356122442" calcext:value-type="float">
            <text:p>4.356122442</text:p>
          </table:table-cell>
          <table:table-cell office:value-type="float" office:value="1.698723584" calcext:value-type="float">
            <text:p>1.698723584</text:p>
          </table:table-cell>
          <table:table-cell office:value-type="float" office:value="3.830021305" calcext:value-type="float">
            <text:p>3.830021305</text:p>
          </table:table-cell>
          <table:table-cell office:value-type="float" office:value="1.042261834" calcext:value-type="float">
            <text:p>1.042261834</text:p>
          </table:table-cell>
          <table:table-cell office:value-type="float" office:value="0.440707312" calcext:value-type="float">
            <text:p>0.440707312</text:p>
          </table:table-cell>
          <table:table-cell office:value-type="float" office:value="0.422357874" calcext:value-type="float">
            <text:p>0.422357874</text:p>
          </table:table-cell>
          <table:table-cell office:value-type="float" office:value="3.066285203" calcext:value-type="float">
            <text:p>3.066285203</text:p>
          </table:table-cell>
          <table:table-cell office:value-type="float" office:value="0.113466218" calcext:value-type="float">
            <text:p>0.113466218</text:p>
          </table:table-cell>
          <table:table-cell office:value-type="float" office:value="0.686931702" calcext:value-type="float">
            <text:p>0.686931702</text:p>
          </table:table-cell>
          <table:table-cell office:value-type="float" office:value="0.870446514" calcext:value-type="float">
            <text:p>0.870446514</text:p>
          </table:table-cell>
          <table:table-cell office:value-type="float" office:value="4.787705729" calcext:value-type="float">
            <text:p>4.787705729</text:p>
          </table:table-cell>
          <table:table-cell office:value-type="float" office:value="3.388809733" calcext:value-type="float">
            <text:p>3.388809733</text:p>
          </table:table-cell>
          <table:table-cell office:value-type="float" office:value="3.71355663" calcext:value-type="float">
            <text:p>3.71355663</text:p>
          </table:table-cell>
          <table:table-cell office:value-type="float" office:value="2.553423533" calcext:value-type="float">
            <text:p>2.553423533</text:p>
          </table:table-cell>
          <table:table-cell office:value-type="float" office:value="0.004469307" calcext:value-type="float">
            <text:p>0.004469307</text:p>
          </table:table-cell>
          <table:table-cell office:value-type="string" calcext:value-type="string">
            <text:p>poor</text:p>
          </table:table-cell>
          <table:table-cell office:value-type="float" office:value="0" calcext:value-type="float">
            <text:p>0</text:p>
          </table:table-cell>
          <table:table-cell office:value-type="float" office:value="19.42" calcext:value-type="float">
            <text:p>19.42</text:p>
          </table:table-cell>
          <table:table-cell office:value-type="float" office:value="5" calcext:value-type="float">
            <text:p>5</text:p>
          </table:table-cell>
          <table:table-cell office:value-type="float" office:value="227705" calcext:value-type="float">
            <text:p>227705</text:p>
          </table:table-cell>
          <table:table-cell office:value-type="float" office:value="3" calcext:value-type="float">
            <text:p>3</text:p>
          </table:table-cell>
          <table:table-cell office:value-type="float" office:value="102000" calcext:value-type="float">
            <text:p>102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625" calcext:value-type="float">
            <text:p>1625</text:p>
          </table:table-cell>
          <table:table-cell office:value-type="float" office:value="1312.5" calcext:value-type="float">
            <text:p>131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.27" calcext:value-type="float">
            <text:p>40.27</text:p>
          </table:table-cell>
          <table:table-cell office:value-type="float" office:value="10" calcext:value-type="float">
            <text:p>10</text:p>
          </table:table-cell>
          <table:table-cell office:value-type="float" office:value="275135" calcext:value-type="float">
            <text:p>275135</text:p>
          </table:table-cell>
          <table:table-cell office:value-type="float" office:value="5" calcext:value-type="float">
            <text:p>5</text:p>
          </table:table-cell>
          <table:table-cell office:value-type="float" office:value="164000" calcext:value-type="float">
            <text:p>164000</text:p>
          </table:table-cell>
          <table:table-cell office:value-type="float" office:value="9" calcext:value-type="float">
            <text:p>9</text:p>
          </table:table-cell>
          <table:table-cell office:value-type="float" office:value="883.33" calcext:value-type="float">
            <text:p>883.33</text:p>
          </table:table-cell>
          <table:table-cell office:value-type="float" office:value="1416.67" calcext:value-type="float">
            <text:p>1416.67</text:p>
          </table:table-cell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4" calcext:value-type="float">
            <text:p>50.64</text:p>
          </table:table-cell>
          <table:table-cell office:value-type="float" office:value="18" calcext:value-type="float">
            <text:p>18</text:p>
          </table:table-cell>
          <table:table-cell office:value-type="float" office:value="431090" calcext:value-type="float">
            <text:p>431090</text:p>
          </table:table-cell>
          <table:table-cell office:value-type="float" office:value="6" calcext:value-type="float">
            <text:p>6</text:p>
          </table:table-cell>
          <table:table-cell office:value-type="float" office:value="186400" calcext:value-type="float">
            <text:p>186400</text:p>
          </table:table-cell>
          <table:table-cell office:value-type="float" office:value="14" calcext:value-type="float">
            <text:p>14</text:p>
          </table:table-cell>
          <table:table-cell office:value-type="float" office:value="718.18" calcext:value-type="float">
            <text:p>718.18</text:p>
          </table:table-cell>
          <table:table-cell office:value-type="float" office:value="1181.82" calcext:value-type="float">
            <text:p>1181.82</text:p>
          </table:table-cell>
          <table:table-cell office:value-type="float" office:value="950" calcext:value-type="float">
            <text:p>95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51.58" calcext:value-type="float">
            <text:p>51.58</text:p>
          </table:table-cell>
          <table:table-cell office:value-type="float" office:value="21" calcext:value-type="float">
            <text:p>21</text:p>
          </table:table-cell>
          <table:table-cell office:value-type="float" office:value="471290" calcext:value-type="float">
            <text:p>471290</text:p>
          </table:table-cell>
          <table:table-cell office:value-type="float" office:value="14" calcext:value-type="float">
            <text:p>14</text:p>
          </table:table-cell>
          <table:table-cell office:value-type="float" office:value="683945" calcext:value-type="float">
            <text:p>683945</text:p>
          </table:table-cell>
          <table:table-cell office:value-type="float" office:value="33" calcext:value-type="float">
            <text:p>33</text:p>
          </table:table-cell>
          <table:table-cell office:value-type="float" office:value="741.38" calcext:value-type="float">
            <text:p>741.38</text:p>
          </table:table-cell>
          <table:table-cell office:value-type="float" office:value="1258.62" calcext:value-type="float">
            <text:p>1258.6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office:value-type="float" office:value="39.99" calcext:value-type="float">
            <text:p>39.99</text:p>
          </table:table-cell>
          <table:table-cell office:value-type="float" office:value="54" calcext:value-type="float">
            <text:p>54</text:p>
          </table:table-cell>
          <table:table-cell office:value-type="float" office:value="1181009" calcext:value-type="float">
            <text:p>1181009</text:p>
          </table:table-cell>
          <table:table-cell office:value-type="float" office:value="29" calcext:value-type="float">
            <text:p>29</text:p>
          </table:table-cell>
          <table:table-cell office:value-type="float" office:value="1059171" calcext:value-type="float">
            <text:p>1059171</text:p>
          </table:table-cell>
          <table:table-cell office:value-type="float" office:value="120" calcext:value-type="float">
            <text:p>120</text:p>
          </table:table-cell>
          <table:table-cell office:value-type="float" office:value="737.96" calcext:value-type="float">
            <text:p>737.96</text:p>
          </table:table-cell>
          <table:table-cell office:value-type="float" office:value="1231.48" calcext:value-type="float">
            <text:p>1231.48</text:p>
          </table:table-cell>
          <table:table-cell office:value-type="float" office:value="984.72" calcext:value-type="float">
            <text:p>984.7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.92" calcext:value-type="float">
            <text:p>5.92</text:p>
          </table:table-cell>
          <table:table-cell office:value-type="float" office:value="25.79" calcext:value-type="float">
            <text:p>25.79</text:p>
          </table:table-cell>
          <table:table-cell office:value-type="float" office:value="253" calcext:value-type="float">
            <text:p>253</text:p>
          </table:table-cell>
          <table:table-cell office:value-type="float" office:value="4274339" calcext:value-type="float">
            <text:p>4274339</text:p>
          </table:table-cell>
          <table:table-cell office:value-type="float" office:value="63" calcext:value-type="float">
            <text:p>63</text:p>
          </table:table-cell>
          <table:table-cell office:value-type="float" office:value="2010320" calcext:value-type="float">
            <text:p>2010320</text:p>
          </table:table-cell>
          <table:table-cell office:value-type="float" office:value="567" calcext:value-type="float">
            <text:p>567</text:p>
          </table:table-cell>
          <table:table-cell office:value-type="float" office:value="769.92" calcext:value-type="float">
            <text:p>769.92</text:p>
          </table:table-cell>
          <table:table-cell office:value-type="float" office:value="1280.08" calcext:value-type="float">
            <text:p>1280.08</text:p>
          </table:table-cell>
          <table:table-cell office:value-type="float" office:value="1025" calcext:value-type="float">
            <text:p>102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9100000" calcext:value-type="float">
            <text:p>91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1-09-0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Sokol'niki</text:p>
          </table:table-cell>
          <table:table-cell office:value-type="float" office:value="10320473.23" calcext:value-type="float">
            <text:p>10320473.23</text:p>
          </table:table-cell>
          <table:table-cell office:value-type="float" office:value="57405" calcext:value-type="float">
            <text:p>57405</text:p>
          </table:table-cell>
          <table:table-cell office:value-type="float" office:value="0.523439075" calcext:value-type="float">
            <text:p>0.523439075</text:p>
          </table:table-cell>
          <table:table-cell office:value-type="float" office:value="0.042307271" calcext:value-type="float">
            <text:p>0.042307271</text:p>
          </table:table-cell>
          <table:table-cell office:value-type="float" office:value="2459" calcext:value-type="float">
            <text:p>2459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float" office:value="2810" calcext:value-type="float">
            <text:p>2810</text:p>
          </table:table-cell>
          <table:table-cell office:value-type="float" office:value="5050" calcext:value-type="float">
            <text:p>50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849" calcext:value-type="float">
            <text:p>48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5956" calcext:value-type="float">
            <text:p>85956</text:p>
          </table:table-cell>
          <table:table-cell office:value-type="float" office:value="40724" calcext:value-type="float">
            <text:p>40724</text:p>
          </table:table-cell>
          <table:table-cell office:value-type="float" office:value="45232" calcext:value-type="float">
            <text:p>45232</text:p>
          </table:table-cell>
          <table:table-cell office:value-type="float" office:value="5682" calcext:value-type="float">
            <text:p>5682</text:p>
          </table:table-cell>
          <table:table-cell office:value-type="float" office:value="2925" calcext:value-type="float">
            <text:p>2925</text:p>
          </table:table-cell>
          <table:table-cell office:value-type="float" office:value="2757" calcext:value-type="float">
            <text:p>2757</text:p>
          </table:table-cell>
          <table:table-cell office:value-type="float" office:value="35003" calcext:value-type="float">
            <text:p>35003</text:p>
          </table:table-cell>
          <table:table-cell office:value-type="float" office:value="17490" calcext:value-type="float">
            <text:p>17490</text:p>
          </table:table-cell>
          <table:table-cell office:value-type="float" office:value="17513" calcext:value-type="float">
            <text:p>17513</text:p>
          </table:table-cell>
          <table:table-cell office:value-type="float" office:value="16720" calcext:value-type="float">
            <text:p>16720</text:p>
          </table:table-cell>
          <table:table-cell office:value-type="float" office:value="5351" calcext:value-type="float">
            <text:p>5351</text:p>
          </table:table-cell>
          <table:table-cell office:value-type="float" office:value="11369" calcext:value-type="float">
            <text:p>11369</text:p>
          </table:table-cell>
          <table:table-cell office:value-type="float" office:value="2459" calcext:value-type="float">
            <text:p>2459</text:p>
          </table:table-cell>
          <table:table-cell office:value-type="float" office:value="1241" calcext:value-type="float">
            <text:p>1241</text:p>
          </table:table-cell>
          <table:table-cell office:value-type="float" office:value="1218" calcext:value-type="float">
            <text:p>1218</text:p>
          </table:table-cell>
          <table:table-cell office:value-type="float" office:value="2810" calcext:value-type="float">
            <text:p>2810</text:p>
          </table:table-cell>
          <table:table-cell office:value-type="float" office:value="1472" calcext:value-type="float">
            <text:p>1472</text:p>
          </table:table-cell>
          <table:table-cell office:value-type="float" office:value="1338" calcext:value-type="float">
            <text:p>1338</text:p>
          </table:table-cell>
          <table:table-cell office:value-type="float" office:value="6510" calcext:value-type="float">
            <text:p>6510</text:p>
          </table:table-cell>
          <table:table-cell office:value-type="float" office:value="3345" calcext:value-type="float">
            <text:p>3345</text:p>
          </table:table-cell>
          <table:table-cell office:value-type="float" office:value="3165" calcext:value-type="float">
            <text:p>3165</text:p>
          </table:table-cell>
          <table:table-cell office:value-type="float" office:value="19445" calcext:value-type="float">
            <text:p>19445</text:p>
          </table:table-cell>
          <table:table-cell office:value-type="float" office:value="10085" calcext:value-type="float">
            <text:p>10085</text:p>
          </table:table-cell>
          <table:table-cell office:value-type="float" office:value="9360" calcext:value-type="float">
            <text:p>9360</text:p>
          </table:table-cell>
          <table:table-cell office:value-type="float" office:value="4884" calcext:value-type="float">
            <text:p>4884</text:p>
          </table:table-cell>
          <table:table-cell office:value-type="float" office:value="2507" calcext:value-type="float">
            <text:p>2507</text:p>
          </table:table-cell>
          <table:table-cell office:value-type="float" office:value="2377" calcext:value-type="float">
            <text:p>2377</text:p>
          </table:table-cell>
          <table:table-cell office:value-type="float" office:value="217" calcext:value-type="float">
            <text:p>2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.453761834" calcext:value-type="float">
            <text:p>1.453761834</text:p>
          </table:table-cell>
          <table:table-cell office:value-type="float" office:value="1.026916052" calcext:value-type="float">
            <text:p>1.026916052</text:p>
          </table:table-cell>
          <table:table-cell office:value-type="float" office:value="12.32299262" calcext:value-type="float">
            <text:p>12.32299262</text:p>
          </table:table-cell>
          <table:table-cell office:value-type="float" office:value="1.026916052" calcext:value-type="float">
            <text:p>1.026916052</text:p>
          </table:table-cell>
          <table:table-cell office:value-type="float" office:value="0.501165569" calcext:value-type="float">
            <text:p>0.501165569</text:p>
          </table:table-cell>
          <table:table-cell office:value-type="float" office:value="0.516979177" calcext:value-type="float">
            <text:p>0.516979177</text:p>
          </table:table-cell>
          <table:table-cell office:value-type="float" office:value="2.393238738" calcext:value-type="float">
            <text:p>2.393238738</text:p>
          </table:table-cell>
          <table:table-cell office:value-type="float" office:value="0.632444746" calcext:value-type="float">
            <text:p>0.632444746</text:p>
          </table:table-cell>
          <table:table-cell office:value-type="float" office:value="0.707268095" calcext:value-type="float">
            <text:p>0.707268095</text:p>
          </table:table-cell>
          <table:table-cell office:value-type="float" office:value="13.9007" calcext:value-type="float">
            <text:p>13.9007</text:p>
          </table:table-cell>
          <table:table-cell office:value-type="float" office:value="1.371596" calcext:value-type="float">
            <text:p>1.371596</text:p>
          </table:table-cell>
          <table:table-cell office:value-type="float" office:value="10.32988" calcext:value-type="float">
            <text:p>10.32988</text:p>
          </table:table-cell>
          <table:table-cell office:value-type="float" office:value="2.603670532" calcext:value-type="float">
            <text:p>2.603670532</text:p>
          </table:table-cell>
          <table:table-cell office:value-type="float" office:value="31.24404639" calcext:value-type="float">
            <text:p>31.24404639</text:p>
          </table:table-cell>
          <table:table-cell office:value-type="float" office:value="7" calcext:value-type="float">
            <text:p>7</text:p>
          </table:table-cell>
          <table:table-cell office:value-type="float" office:value="3.031337419" calcext:value-type="float">
            <text:p>3.031337419</text:p>
          </table:table-cell>
          <table:table-cell office:value-type="float" office:value="3.959288563" calcext:value-type="float">
            <text:p>3.959288563</text:p>
          </table:table-cell>
          <table:table-cell office:value-type="float" office:value="7" calcext:value-type="float">
            <text:p>7</text:p>
          </table:table-cell>
          <table:table-cell office:value-type="float" office:value="0.050211053" calcext:value-type="float">
            <text:p>0.050211053</text:p>
          </table:table-cell>
          <table:table-cell office:value-type="float" office:value="0.602532635" calcext:value-type="float">
            <text:p>0.602532635</text:p>
          </table:table-cell>
          <table:table-cell office:value-type="float" office:value="0.399865062" calcext:value-type="float">
            <text:p>0.399865062</text:p>
          </table:table-cell>
          <table:table-cell office:value-type="string" calcext:value-type="string">
            <text:p>no</text:p>
          </table:table-cell>
          <table:table-cell office:value-type="float" office:value="8.618597103" calcext:value-type="float">
            <text:p>8.618597103</text:p>
          </table:table-cell>
          <table:table-cell office:value-type="float" office:value="2.026622694" calcext:value-type="float">
            <text:p>2.026622694</text:p>
          </table:table-cell>
          <table:table-cell office:value-type="float" office:value="3.940565824" calcext:value-type="float">
            <text:p>3.940565824</text:p>
          </table:table-cell>
          <table:table-cell office:value-type="float" office:value="4.686895435" calcext:value-type="float">
            <text:p>4.686895435</text:p>
          </table:table-cell>
          <table:table-cell office:value-type="float" office:value="6.468718768" calcext:value-type="float">
            <text:p>6.468718768</text:p>
          </table:table-cell>
          <table:table-cell office:value-type="float" office:value="2.026622672" calcext:value-type="float">
            <text:p>2.026622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float" office:value="3.657904476" calcext:value-type="float">
            <text:p>3.657904476</text:p>
          </table:table-cell>
          <table:table-cell office:value-type="float" office:value="20" calcext:value-type="float">
            <text:p>20</text:p>
          </table:table-cell>
          <table:table-cell office:value-type="float" office:value="0.464015082" calcext:value-type="float">
            <text:p>0.464015082</text:p>
          </table:table-cell>
          <table:table-cell office:value-type="string" calcext:value-type="string">
            <text:p>no</text:p>
          </table:table-cell>
          <table:table-cell office:value-type="float" office:value="3.028547461" calcext:value-type="float">
            <text:p>3.028547461</text:p>
          </table:table-cell>
          <table:table-cell office:value-type="float" office:value="97" calcext:value-type="float">
            <text:p>97</text:p>
          </table:table-cell>
          <table:table-cell office:value-type="float" office:value="4.062549158" calcext:value-type="float">
            <text:p>4.062549158</text:p>
          </table:table-cell>
          <table:table-cell office:value-type="float" office:value="4" calcext:value-type="float">
            <text:p>4</text:p>
          </table:table-cell>
          <table:table-cell office:value-type="float" office:value="6.164593843" calcext:value-type="float">
            <text:p>6.164593843</text:p>
          </table:table-cell>
          <table:table-cell office:value-type="float" office:value="11.80753189" calcext:value-type="float">
            <text:p>11.80753189</text:p>
          </table:table-cell>
          <table:table-cell office:value-type="float" office:value="2.10648677" calcext:value-type="float">
            <text:p>2.10648677</text:p>
          </table:table-cell>
          <table:table-cell office:value-type="float" office:value="1.298839815" calcext:value-type="float">
            <text:p>1.298839815</text:p>
          </table:table-cell>
          <table:table-cell office:value-type="float" office:value="5.106633095" calcext:value-type="float">
            <text:p>5.106633095</text:p>
          </table:table-cell>
          <table:table-cell office:value-type="float" office:value="3.345431932" calcext:value-type="float">
            <text:p>3.345431932</text:p>
          </table:table-cell>
          <table:table-cell office:value-type="float" office:value="13.70496751" calcext:value-type="float">
            <text:p>13.70496751</text:p>
          </table:table-cell>
          <table:table-cell office:value-type="float" office:value="1.825870151" calcext:value-type="float">
            <text:p>1.825870151</text:p>
          </table:table-cell>
          <table:table-cell office:value-type="float" office:value="0.132256233" calcext:value-type="float">
            <text:p>0.132256233</text:p>
          </table:table-cell>
          <table:table-cell office:value-type="float" office:value="1.278911604" calcext:value-type="float">
            <text:p>1.278911604</text:p>
          </table:table-cell>
          <table:table-cell office:value-type="float" office:value="1.733264299" calcext:value-type="float">
            <text:p>1.733264299</text:p>
          </table:table-cell>
          <table:table-cell office:value-type="float" office:value="1.877747146" calcext:value-type="float">
            <text:p>1.877747146</text:p>
          </table:table-cell>
          <table:table-cell office:value-type="float" office:value="0.588118977" calcext:value-type="float">
            <text:p>0.588118977</text:p>
          </table:table-cell>
          <table:table-cell office:value-type="float" office:value="0.198894455" calcext:value-type="float">
            <text:p>0.198894455</text:p>
          </table:table-cell>
          <table:table-cell office:value-type="float" office:value="1.374586648" calcext:value-type="float">
            <text:p>1.374586648</text:p>
          </table:table-cell>
          <table:table-cell office:value-type="float" office:value="0.868403997" calcext:value-type="float">
            <text:p>0.868403997</text:p>
          </table:table-cell>
          <table:table-cell office:value-type="float" office:value="3.168781583" calcext:value-type="float">
            <text:p>3.168781583</text:p>
          </table:table-cell>
          <table:table-cell office:value-type="float" office:value="0.544311589" calcext:value-type="float">
            <text:p>0.544311589</text:p>
          </table:table-cell>
          <table:table-cell office:value-type="float" office:value="0.513689337" calcext:value-type="float">
            <text:p>0.513689337</text:p>
          </table:table-cell>
          <table:table-cell office:value-type="float" office:value="0.067724564" calcext:value-type="float">
            <text:p>0.067724564</text:p>
          </table:table-cell>
          <table:table-cell office:value-type="float" office:value="0.27301919" calcext:value-type="float">
            <text:p>0.27301919</text:p>
          </table:table-cell>
          <table:table-cell office:value-type="float" office:value="0.516979177" calcext:value-type="float">
            <text:p>0.516979177</text:p>
          </table:table-cell>
          <table:table-cell office:value-type="float" office:value="0.822377431" calcext:value-type="float">
            <text:p>0.822377431</text:p>
          </table:table-cell>
          <table:table-cell office:value-type="float" office:value="0.318230275" calcext:value-type="float">
            <text:p>0.318230275</text:p>
          </table:table-cell>
          <table:table-cell office:value-type="float" office:value="4.48494144" calcext:value-type="float">
            <text:p>4.48494144</text:p>
          </table:table-cell>
          <table:table-cell office:value-type="float" office:value="0.75222301" calcext:value-type="float">
            <text:p>0.75222301</text:p>
          </table:table-cell>
          <table:table-cell office:value-type="float" office:value="2.969314705" calcext:value-type="float">
            <text:p>2.969314705</text:p>
          </table:table-cell>
          <table:table-cell office:value-type="float" office:value="3.373342934" calcext:value-type="float">
            <text:p>3.373342934</text:p>
          </table:table-cell>
          <table:table-cell office:value-type="float" office:value="0.447173592" calcext:value-type="float">
            <text:p>0.447173592</text:p>
          </table:table-cell>
          <table:table-cell office:value-type="string" calcext:value-type="string">
            <text:p>po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19" calcext:value-type="float">
            <text:p>7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59" calcext:value-type="float">
            <text:p>14.59</text:p>
          </table:table-cell>
          <table:table-cell office:value-type="float" office:value="4.16" calcext:value-type="float">
            <text:p>4.16</text:p>
          </table:table-cell>
          <table:table-cell office:value-type="float" office:value="8" calcext:value-type="float">
            <text:p>8</text:p>
          </table:table-cell>
          <table:table-cell office:value-type="float" office:value="151911" calcext:value-type="float">
            <text:p>151911</text:p>
          </table:table-cell>
          <table:table-cell office:value-type="float" office:value="3" calcext:value-type="float">
            <text:p>3</text:p>
          </table:table-cell>
          <table:table-cell office:value-type="float" office:value="19400" calcext:value-type="float">
            <text:p>19400</text:p>
          </table:table-cell>
          <table:table-cell office:value-type="float" office:value="16" calcext:value-type="float">
            <text:p>16</text:p>
          </table:table-cell>
          <table:table-cell office:value-type="float" office:value="760" calcext:value-type="float">
            <text:p>760</text:p>
          </table:table-cell>
          <table:table-cell office:value-type="float" office:value="1300" calcext:value-type="float">
            <text:p>1300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5.57" calcext:value-type="float">
            <text:p>5.57</text:p>
          </table:table-cell>
          <table:table-cell office:value-type="float" office:value="20" calcext:value-type="float">
            <text:p>20</text:p>
          </table:table-cell>
          <table:table-cell office:value-type="float" office:value="453371" calcext:value-type="float">
            <text:p>453371</text:p>
          </table:table-cell>
          <table:table-cell office:value-type="float" office:value="9" calcext:value-type="float">
            <text:p>9</text:p>
          </table:table-cell>
          <table:table-cell office:value-type="float" office:value="105241" calcext:value-type="float">
            <text:p>105241</text:p>
          </table:table-cell>
          <table:table-cell office:value-type="float" office:value="44" calcext:value-type="float">
            <text:p>44</text:p>
          </table:table-cell>
          <table:table-cell office:value-type="float" office:value="673.17" calcext:value-type="float">
            <text:p>673.17</text:p>
          </table:table-cell>
          <table:table-cell office:value-type="float" office:value="1158.54" calcext:value-type="float">
            <text:p>1158.54</text:p>
          </table:table-cell>
          <table:table-cell office:value-type="float" office:value="915.85" calcext:value-type="float">
            <text:p>915.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.45" calcext:value-type="float">
            <text:p>23.45</text:p>
          </table:table-cell>
          <table:table-cell office:value-type="float" office:value="5.25" calcext:value-type="float">
            <text:p>5.25</text:p>
          </table:table-cell>
          <table:table-cell office:value-type="float" office:value="42" calcext:value-type="float">
            <text:p>42</text:p>
          </table:table-cell>
          <table:table-cell office:value-type="float" office:value="791467" calcext:value-type="float">
            <text:p>791467</text:p>
          </table:table-cell>
          <table:table-cell office:value-type="float" office:value="17" calcext:value-type="float">
            <text:p>17</text:p>
          </table:table-cell>
          <table:table-cell office:value-type="float" office:value="510141" calcext:value-type="float">
            <text:p>510141</text:p>
          </table:table-cell>
          <table:table-cell office:value-type="float" office:value="71" calcext:value-type="float">
            <text:p>71</text:p>
          </table:table-cell>
          <table:table-cell office:value-type="float" office:value="720" calcext:value-type="float">
            <text:p>720</text:p>
          </table:table-cell>
          <table:table-cell office:value-type="float" office:value="1215.38" calcext:value-type="float">
            <text:p>1215.38</text:p>
          </table:table-cell>
          <table:table-cell office:value-type="float" office:value="967.69" calcext:value-type="float">
            <text:p>967.6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office:value-type="float" office:value="7.57" calcext:value-type="float">
            <text:p>7.57</text:p>
          </table:table-cell>
          <table:table-cell office:value-type="float" office:value="72" calcext:value-type="float">
            <text:p>72</text:p>
          </table:table-cell>
          <table:table-cell office:value-type="float" office:value="1387991" calcext:value-type="float">
            <text:p>1387991</text:p>
          </table:table-cell>
          <table:table-cell office:value-type="float" office:value="24" calcext:value-type="float">
            <text:p>24</text:p>
          </table:table-cell>
          <table:table-cell office:value-type="float" office:value="743439" calcext:value-type="float">
            <text:p>743439</text:p>
          </table:table-cell>
          <table:table-cell office:value-type="float" office:value="160" calcext:value-type="float">
            <text:p>160</text:p>
          </table:table-cell>
          <table:table-cell office:value-type="float" office:value="698.04" calcext:value-type="float">
            <text:p>698.04</text:p>
          </table:table-cell>
          <table:table-cell office:value-type="float" office:value="1183.01" calcext:value-type="float">
            <text:p>1183.01</text:p>
          </table:table-cell>
          <table:table-cell office:value-type="float" office:value="940.52" calcext:value-type="float">
            <text:p>940.5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5.23" calcext:value-type="float">
            <text:p>25.23</text:p>
          </table:table-cell>
          <table:table-cell office:value-type="float" office:value="12.76" calcext:value-type="float">
            <text:p>12.76</text:p>
          </table:table-cell>
          <table:table-cell office:value-type="float" office:value="228" calcext:value-type="float">
            <text:p>228</text:p>
          </table:table-cell>
          <table:table-cell office:value-type="float" office:value="3305831" calcext:value-type="float">
            <text:p>3305831</text:p>
          </table:table-cell>
          <table:table-cell office:value-type="float" office:value="49" calcext:value-type="float">
            <text:p>49</text:p>
          </table:table-cell>
          <table:table-cell office:value-type="float" office:value="1656529" calcext:value-type="float">
            <text:p>1656529</text:p>
          </table:table-cell>
          <table:table-cell office:value-type="float" office:value="635" calcext:value-type="float">
            <text:p>635</text:p>
          </table:table-cell>
          <table:table-cell office:value-type="float" office:value="771.05" calcext:value-type="float">
            <text:p>771.05</text:p>
          </table:table-cell>
          <table:table-cell office:value-type="float" office:value="1291.18" calcext:value-type="float">
            <text:p>1291.18</text:p>
          </table:table-cell>
          <table:table-cell office:value-type="float" office:value="1031.11" calcext:value-type="float">
            <text:p>1031.11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1-09-0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Bibirevo</text:p>
          </table:table-cell>
          <table:table-cell office:value-type="float" office:value="6407578.1" calcext:value-type="float">
            <text:p>6407578.1</text:p>
          </table:table-cell>
          <table:table-cell office:value-type="float" office:value="155572" calcext:value-type="float">
            <text:p>155572</text:p>
          </table:table-cell>
          <table:table-cell office:value-type="float" office:value="0.189727117" calcext:value-type="float">
            <text:p>0.189727117</text:p>
          </table:table-cell>
          <table:table-cell office:value-type="float" office:value="0.0000699893" calcext:value-type="float">
            <text:p>6.99893E-05</text:p>
          </table:table-cell>
          <table:table-cell office:value-type="float" office:value="9576" calcext:value-type="float">
            <text:p>9576</text:p>
          </table:table-cell>
          <table:table-cell office:value-type="float" office:value="5001" calcext:value-type="float">
            <text:p>5001</text:p>
          </table:table-cell>
          <table:table-cell office:value-type="float" office:value="5" calcext:value-type="float">
            <text:p>5</text:p>
          </table:table-cell>
          <table:table-cell office:value-type="float" office:value="10309" calcext:value-type="float">
            <text:p>10309</text:p>
          </table:table-cell>
          <table:table-cell office:value-type="float" office:value="11065" calcext:value-type="float">
            <text:p>110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86206" calcext:value-type="float">
            <text:p>86206</text:p>
          </table:table-cell>
          <table:table-cell office:value-type="float" office:value="40477" calcext:value-type="float">
            <text:p>40477</text:p>
          </table:table-cell>
          <table:table-cell office:value-type="float" office:value="45729" calcext:value-type="float">
            <text:p>45729</text:p>
          </table:table-cell>
          <table:table-cell office:value-type="float" office:value="21154" calcext:value-type="float">
            <text:p>21154</text:p>
          </table:table-cell>
          <table:table-cell office:value-type="float" office:value="11007" calcext:value-type="float">
            <text:p>11007</text:p>
          </table:table-cell>
          <table:table-cell office:value-type="float" office:value="10147" calcext:value-type="float">
            <text:p>10147</text:p>
          </table:table-cell>
          <table:table-cell office:value-type="float" office:value="98207" calcext:value-type="float">
            <text:p>98207</text:p>
          </table:table-cell>
          <table:table-cell office:value-type="float" office:value="52277" calcext:value-type="float">
            <text:p>52277</text:p>
          </table:table-cell>
          <table:table-cell office:value-type="float" office:value="45930" calcext:value-type="float">
            <text:p>45930</text:p>
          </table:table-cell>
          <table:table-cell office:value-type="float" office:value="36211" calcext:value-type="float">
            <text:p>36211</text:p>
          </table:table-cell>
          <table:table-cell office:value-type="float" office:value="10580" calcext:value-type="float">
            <text:p>10580</text:p>
          </table:table-cell>
          <table:table-cell office:value-type="float" office:value="25631" calcext:value-type="float">
            <text:p>25631</text:p>
          </table:table-cell>
          <table:table-cell office:value-type="float" office:value="9576" calcext:value-type="float">
            <text:p>9576</text:p>
          </table:table-cell>
          <table:table-cell office:value-type="float" office:value="4899" calcext:value-type="float">
            <text:p>4899</text:p>
          </table:table-cell>
          <table:table-cell office:value-type="float" office:value="4677" calcext:value-type="float">
            <text:p>4677</text:p>
          </table:table-cell>
          <table:table-cell office:value-type="float" office:value="10309" calcext:value-type="float">
            <text:p>10309</text:p>
          </table:table-cell>
          <table:table-cell office:value-type="float" office:value="5463" calcext:value-type="float">
            <text:p>5463</text:p>
          </table:table-cell>
          <table:table-cell office:value-type="float" office:value="4846" calcext:value-type="float">
            <text:p>4846</text:p>
          </table:table-cell>
          <table:table-cell office:value-type="float" office:value="23603" calcext:value-type="float">
            <text:p>23603</text:p>
          </table:table-cell>
          <table:table-cell office:value-type="float" office:value="12286" calcext:value-type="float">
            <text:p>12286</text:p>
          </table:table-cell>
          <table:table-cell office:value-type="float" office:value="11317" calcext:value-type="float">
            <text:p>11317</text:p>
          </table:table-cell>
          <table:table-cell office:value-type="float" office:value="17508" calcext:value-type="float">
            <text:p>17508</text:p>
          </table:table-cell>
          <table:table-cell office:value-type="float" office:value="9425" calcext:value-type="float">
            <text:p>9425</text:p>
          </table:table-cell>
          <table:table-cell office:value-type="float" office:value="8083" calcext:value-type="float">
            <text:p>8083</text:p>
          </table:table-cell>
          <table:table-cell office:value-type="float" office:value="18654" calcext:value-type="float">
            <text:p>18654</text:p>
          </table:table-cell>
          <table:table-cell office:value-type="float" office:value="9709" calcext:value-type="float">
            <text:p>9709</text:p>
          </table:table-cell>
          <table:table-cell office:value-type="float" office:value="8945" calcext:value-type="float">
            <text:p>8945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623270141" calcext:value-type="float">
            <text:p>3.623270141</text:p>
          </table:table-cell>
          <table:table-cell office:value-type="float" office:value="1.593203382" calcext:value-type="float">
            <text:p>1.593203382</text:p>
          </table:table-cell>
          <table:table-cell office:value-type="float" office:value="11.52778764" calcext:value-type="float">
            <text:p>11.52778764</text:p>
          </table:table-cell>
          <table:table-cell office:value-type="float" office:value="0.96064897" calcext:value-type="float">
            <text:p>0.96064897</text:p>
          </table:table-cell>
          <table:table-cell office:value-type="float" office:value="0.134365152" calcext:value-type="float">
            <text:p>0.134365152</text:p>
          </table:table-cell>
          <table:table-cell office:value-type="float" office:value="0.581510695" calcext:value-type="float">
            <text:p>0.581510695</text:p>
          </table:table-cell>
          <table:table-cell office:value-type="float" office:value="1.602056341" calcext:value-type="float">
            <text:p>1.602056341</text:p>
          </table:table-cell>
          <table:table-cell office:value-type="float" office:value="0.165124113" calcext:value-type="float">
            <text:p>0.165124113</text:p>
          </table:table-cell>
          <table:table-cell office:value-type="float" office:value="1.166991896" calcext:value-type="float">
            <text:p>1.166991896</text:p>
          </table:table-cell>
          <table:table-cell office:value-type="float" office:value="23.11838" calcext:value-type="float">
            <text:p>23.11838</text:p>
          </table:table-cell>
          <table:table-cell office:value-type="float" office:value="1.131798" calcext:value-type="float">
            <text:p>1.131798</text:p>
          </table:table-cell>
          <table:table-cell office:value-type="float" office:value="4.042541" calcext:value-type="float">
            <text:p>4.042541</text:p>
          </table:table-cell>
          <table:table-cell office:value-type="float" office:value="4.309574655" calcext:value-type="float">
            <text:p>4.309574655</text:p>
          </table:table-cell>
          <table:table-cell office:value-type="float" office:value="51.71489587" calcext:value-type="float">
            <text:p>51.71489587</text:p>
          </table:table-cell>
          <table:table-cell office:value-type="float" office:value="8" calcext:value-type="float">
            <text:p>8</text:p>
          </table:table-cell>
          <table:table-cell office:value-type="float" office:value="5.622394422" calcext:value-type="float">
            <text:p>5.622394422</text:p>
          </table:table-cell>
          <table:table-cell office:value-type="float" office:value="7.453825079" calcext:value-type="float">
            <text:p>7.453825079</text:p>
          </table:table-cell>
          <table:table-cell office:value-type="float" office:value="1" calcext:value-type="float">
            <text:p>1</text:p>
          </table:table-cell>
          <table:table-cell office:value-type="float" office:value="0.25481389" calcext:value-type="float">
            <text:p>0.25481389</text:p>
          </table:table-cell>
          <table:table-cell office:value-type="float" office:value="3.057766679" calcext:value-type="float">
            <text:p>3.057766679</text:p>
          </table:table-cell>
          <table:table-cell office:value-type="float" office:value="0.567006418" calcext:value-type="float">
            <text:p>0.567006418</text:p>
          </table:table-cell>
          <table:table-cell office:value-type="string" calcext:value-type="string">
            <text:p>no</text:p>
          </table:table-cell>
          <table:table-cell office:value-type="float" office:value="1.04229051" calcext:value-type="float">
            <text:p>1.04229051</text:p>
          </table:table-cell>
          <table:table-cell office:value-type="float" office:value="11.53414568" calcext:value-type="float">
            <text:p>11.53414568</text:p>
          </table:table-cell>
          <table:table-cell office:value-type="float" office:value="13.71375173" calcext:value-type="float">
            <text:p>13.71375173</text:p>
          </table:table-cell>
          <table:table-cell office:value-type="float" office:value="14.2861768" calcext:value-type="float">
            <text:p>14.2861768</text:p>
          </table:table-cell>
          <table:table-cell office:value-type="float" office:value="15.77042634" calcext:value-type="float">
            <text:p>15.77042634</text:p>
          </table:table-cell>
          <table:table-cell office:value-type="float" office:value="1.042290487" calcext:value-type="float">
            <text:p>1.04229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.303551988" calcext:value-type="float">
            <text:p>3.303551988</text:p>
          </table:table-cell>
          <table:table-cell office:value-type="float" office:value="36" calcext:value-type="float">
            <text:p>36</text:p>
          </table:table-cell>
          <table:table-cell office:value-type="float" office:value="1.964850803" calcext:value-type="float">
            <text:p>1.964850803</text:p>
          </table:table-cell>
          <table:table-cell office:value-type="string" calcext:value-type="string">
            <text:p>no</text:p>
          </table:table-cell>
          <table:table-cell office:value-type="float" office:value="14.4344623" calcext:value-type="float">
            <text:p>14.4344623</text:p>
          </table:table-cell>
          <table:table-cell office:value-type="float" office:value="101" calcext:value-type="float">
            <text:p>101</text:p>
          </table:table-cell>
          <table:table-cell office:value-type="float" office:value="23.39166932" calcext:value-type="float">
            <text:p>23.39166932</text:p>
          </table:table-cell>
          <table:table-cell office:value-type="float" office:value="1" calcext:value-type="float">
            <text:p>1</text:p>
          </table:table-cell>
          <table:table-cell office:value-type="float" office:value="18.84810404" calcext:value-type="float">
            <text:p>18.84810404</text:p>
          </table:table-cell>
          <table:table-cell office:value-type="float" office:value="5.33292585" calcext:value-type="float">
            <text:p>5.33292585</text:p>
          </table:table-cell>
          <table:table-cell office:value-type="float" office:value="1.149883196" calcext:value-type="float">
            <text:p>1.149883196</text:p>
          </table:table-cell>
          <table:table-cell office:value-type="float" office:value="0.952974662" calcext:value-type="float">
            <text:p>0.952974662</text:p>
          </table:table-cell>
          <table:table-cell office:value-type="float" office:value="5.713887982" calcext:value-type="float">
            <text:p>5.713887982</text:p>
          </table:table-cell>
          <table:table-cell office:value-type="float" office:value="4.871096986" calcext:value-type="float">
            <text:p>4.871096986</text:p>
          </table:table-cell>
          <table:table-cell office:value-type="float" office:value="9.913434734" calcext:value-type="float">
            <text:p>9.913434734</text:p>
          </table:table-cell>
          <table:table-cell office:value-type="float" office:value="2.795147723" calcext:value-type="float">
            <text:p>2.795147723</text:p>
          </table:table-cell>
          <table:table-cell office:value-type="float" office:value="0.342545086" calcext:value-type="float">
            <text:p>0.342545086</text:p>
          </table:table-cell>
          <table:table-cell office:value-type="float" office:value="2.090237161" calcext:value-type="float">
            <text:p>2.090237161</text:p>
          </table:table-cell>
          <table:table-cell office:value-type="float" office:value="2.359385347" calcext:value-type="float">
            <text:p>2.359385347</text:p>
          </table:table-cell>
          <table:table-cell office:value-type="float" office:value="8.114016035" calcext:value-type="float">
            <text:p>8.114016035</text:p>
          </table:table-cell>
          <table:table-cell office:value-type="float" office:value="3.495441189" calcext:value-type="float">
            <text:p>3.495441189</text:p>
          </table:table-cell>
          <table:table-cell office:value-type="float" office:value="1.69654313" calcext:value-type="float">
            <text:p>1.69654313</text:p>
          </table:table-cell>
          <table:table-cell office:value-type="float" office:value="4.213461148" calcext:value-type="float">
            <text:p>4.213461148</text:p>
          </table:table-cell>
          <table:table-cell office:value-type="float" office:value="0.746259906" calcext:value-type="float">
            <text:p>0.746259906</text:p>
          </table:table-cell>
          <table:table-cell office:value-type="float" office:value="6.917527177" calcext:value-type="float">
            <text:p>6.917527177</text:p>
          </table:table-cell>
          <table:table-cell office:value-type="float" office:value="1.09857248" calcext:value-type="float">
            <text:p>1.09857248</text:p>
          </table:table-cell>
          <table:table-cell office:value-type="float" office:value="0.657587332" calcext:value-type="float">
            <text:p>0.657587332</text:p>
          </table:table-cell>
          <table:table-cell office:value-type="float" office:value="0.872231483" calcext:value-type="float">
            <text:p>0.872231483</text:p>
          </table:table-cell>
          <table:table-cell office:value-type="float" office:value="0.371856693" calcext:value-type="float">
            <text:p>0.371856693</text:p>
          </table:table-cell>
          <table:table-cell office:value-type="float" office:value="0.581510695" calcext:value-type="float">
            <text:p>0.581510695</text:p>
          </table:table-cell>
          <table:table-cell office:value-type="float" office:value="1.079769307" calcext:value-type="float">
            <text:p>1.079769307</text:p>
          </table:table-cell>
          <table:table-cell office:value-type="float" office:value="0.558238725" calcext:value-type="float">
            <text:p>0.558238725</text:p>
          </table:table-cell>
          <table:table-cell office:value-type="float" office:value="4.469517135" calcext:value-type="float">
            <text:p>4.469517135</text:p>
          </table:table-cell>
          <table:table-cell office:value-type="float" office:value="13.15230977" calcext:value-type="float">
            <text:p>13.15230977</text:p>
          </table:table-cell>
          <table:table-cell office:value-type="float" office:value="8.018089004" calcext:value-type="float">
            <text:p>8.018089004</text:p>
          </table:table-cell>
          <table:table-cell office:value-type="float" office:value="7.718966846" calcext:value-type="float">
            <text:p>7.718966846</text:p>
          </table:table-cell>
          <table:table-cell office:value-type="float" office:value="0.373715085" calcext:value-type="float">
            <text:p>0.373715085</text:p>
          </table:table-cell>
          <table:table-cell office:value-type="string" calcext:value-type="string">
            <text:p>good</text:p>
          </table:table-cell>
          <table:table-cell office:value-type="float" office:value="17.62" calcext:value-type="float">
            <text:p>17.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625" calcext:value-type="float">
            <text:p>1625</text:p>
          </table:table-cell>
          <table:table-cell office:value-type="float" office:value="1312.5" calcext:value-type="float">
            <text:p>13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27" calcext:value-type="float">
            <text:p>26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00" calcext:value-type="float">
            <text:p>30500</text:p>
          </table:table-cell>
          <table:table-cell office:value-type="float" office:value="3" calcext:value-type="float">
            <text:p>3</text:p>
          </table:table-cell>
          <table:table-cell office:value-type="float" office:value="13200" calcext:value-type="float">
            <text:p>13200</text:p>
          </table:table-cell>
          <table:table-cell office:value-type="float" office:value="13" calcext:value-type="float">
            <text:p>13</text:p>
          </table:table-cell>
          <table:table-cell office:value-type="float" office:value="784.62" calcext:value-type="float">
            <text:p>784.62</text:p>
          </table:table-cell>
          <table:table-cell office:value-type="float" office:value="1269.23" calcext:value-type="float">
            <text:p>1269.23</text:p>
          </table:table-cell>
          <table:table-cell office:value-type="float" office:value="1026.92" calcext:value-type="float">
            <text:p>1026.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.42" calcext:value-type="float">
            <text:p>17.42</text:p>
          </table:table-cell>
          <table:table-cell office:value-type="float" office:value="1.97" calcext:value-type="float">
            <text:p>1.97</text:p>
          </table:table-cell>
          <table:table-cell office:value-type="float" office:value="2" calcext:value-type="float">
            <text:p>2</text:p>
          </table:table-cell>
          <table:table-cell office:value-type="float" office:value="70500" calcext:value-type="float">
            <text:p>70500</text:p>
          </table:table-cell>
          <table:table-cell office:value-type="float" office:value="11" calcext:value-type="float">
            <text:p>11</text:p>
          </table:table-cell>
          <table:table-cell office:value-type="float" office:value="207671" calcext:value-type="float">
            <text:p>207671</text:p>
          </table:table-cell>
          <table:table-cell office:value-type="float" office:value="29" calcext:value-type="float">
            <text:p>29</text:p>
          </table:table-cell>
          <table:table-cell office:value-type="float" office:value="585.71" calcext:value-type="float">
            <text:p>585.71</text:p>
          </table:table-cell>
          <table:table-cell office:value-type="float" office:value="982.14" calcext:value-type="float">
            <text:p>982.14</text:p>
          </table:table-cell>
          <table:table-cell office:value-type="float" office:value="783.93" calcext:value-type="float">
            <text:p>783.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.02" calcext:value-type="float">
            <text:p>15.02</text:p>
          </table:table-cell>
          <table:table-cell office:value-type="float" office:value="7.13" calcext:value-type="float">
            <text:p>7.13</text:p>
          </table:table-cell>
          <table:table-cell office:value-type="float" office:value="6" calcext:value-type="float">
            <text:p>6</text:p>
          </table:table-cell>
          <table:table-cell office:value-type="float" office:value="113554" calcext:value-type="float">
            <text:p>113554</text:p>
          </table:table-cell>
          <table:table-cell office:value-type="float" office:value="12" calcext:value-type="float">
            <text:p>12</text:p>
          </table:table-cell>
          <table:table-cell office:value-type="float" office:value="226291" calcext:value-type="float">
            <text:p>226291</text:p>
          </table:table-cell>
          <table:table-cell office:value-type="float" office:value="36" calcext:value-type="float">
            <text:p>36</text:p>
          </table:table-cell>
          <table:table-cell office:value-type="float" office:value="614.29" calcext:value-type="float">
            <text:p>614.29</text:p>
          </table:table-cell>
          <table:table-cell office:value-type="float" office:value="1042.86" calcext:value-type="float">
            <text:p>1042.86</text:p>
          </table:table-cell>
          <table:table-cell office:value-type="float" office:value="828.57" calcext:value-type="float">
            <text:p>828.5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47" calcext:value-type="float">
            <text:p>11.47</text:p>
          </table:table-cell>
          <table:table-cell office:value-type="float" office:value="13.56" calcext:value-type="float">
            <text:p>13.56</text:p>
          </table:table-cell>
          <table:table-cell office:value-type="float" office:value="12" calcext:value-type="float">
            <text:p>12</text:p>
          </table:table-cell>
          <table:table-cell office:value-type="float" office:value="251554" calcext:value-type="float">
            <text:p>251554</text:p>
          </table:table-cell>
          <table:table-cell office:value-type="float" office:value="21" calcext:value-type="float">
            <text:p>21</text:p>
          </table:table-cell>
          <table:table-cell office:value-type="float" office:value="1377234" calcext:value-type="float">
            <text:p>1377234</text:p>
          </table:table-cell>
          <table:table-cell office:value-type="float" office:value="55" calcext:value-type="float">
            <text:p>55</text:p>
          </table:table-cell>
          <table:table-cell office:value-type="float" office:value="623.53" calcext:value-type="float">
            <text:p>623.53</text:p>
          </table:table-cell>
          <table:table-cell office:value-type="float" office:value="1049.02" calcext:value-type="float">
            <text:p>1049.02</text:p>
          </table:table-cell>
          <table:table-cell office:value-type="float" office:value="836.27" calcext:value-type="float">
            <text:p>836.2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.8" calcext:value-type="float">
            <text:p>15.8</text:p>
          </table:table-cell>
          <table:table-cell office:value-type="float" office:value="11.44" calcext:value-type="float">
            <text:p>11.44</text:p>
          </table:table-cell>
          <table:table-cell office:value-type="float" office:value="24" calcext:value-type="float">
            <text:p>24</text:p>
          </table:table-cell>
          <table:table-cell office:value-type="float" office:value="711780" calcext:value-type="float">
            <text:p>711780</text:p>
          </table:table-cell>
          <table:table-cell office:value-type="float" office:value="45" calcext:value-type="float">
            <text:p>45</text:p>
          </table:table-cell>
          <table:table-cell office:value-type="float" office:value="2197401" calcext:value-type="float">
            <text:p>2197401</text:p>
          </table:table-cell>
          <table:table-cell office:value-type="float" office:value="143" calcext:value-type="float">
            <text:p>143</text:p>
          </table:table-cell>
          <table:table-cell office:value-type="float" office:value="709.09" calcext:value-type="float">
            <text:p>709.09</text:p>
          </table:table-cell>
          <table:table-cell office:value-type="float" office:value="1189.39" calcext:value-type="float">
            <text:p>1189.39</text:p>
          </table:table-cell>
          <table:table-cell office:value-type="float" office:value="949.24" calcext:value-type="float">
            <text:p>949.24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1-09-10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Koptevo</text:p>
          </table:table-cell>
          <table:table-cell office:value-type="float" office:value="4787424.272" calcext:value-type="float">
            <text:p>4787424.272</text:p>
          </table:table-cell>
          <table:table-cell office:value-type="float" office:value="96959" calcext:value-type="float">
            <text:p>96959</text:p>
          </table:table-cell>
          <table:table-cell office:value-type="float" office:value="0.03845587" calcext:value-type="float">
            <text:p>0.03845587</text:p>
          </table:table-cell>
          <table:table-cell office:value-type="float" office:value="0.122090347" calcext:value-type="float">
            <text:p>0.122090347</text:p>
          </table:table-cell>
          <table:table-cell office:value-type="float" office:value="6507" calcext:value-type="float">
            <text:p>6507</text:p>
          </table:table-cell>
          <table:table-cell office:value-type="float" office:value="3272" calcext:value-type="float">
            <text:p>3272</text:p>
          </table:table-cell>
          <table:table-cell office:value-type="float" office:value="4" calcext:value-type="float">
            <text:p>4</text:p>
          </table:table-cell>
          <table:table-cell office:value-type="float" office:value="6566" calcext:value-type="float">
            <text:p>6566</text:p>
          </table:table-cell>
          <table:table-cell office:value-type="float" office:value="8751" calcext:value-type="float">
            <text:p>87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94" calcext:value-type="float">
            <text:p>18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no</text:p>
          </table:table-cell>
          <table:table-cell office:value-type="float" office:value="78810" calcext:value-type="float">
            <text:p>78810</text:p>
          </table:table-cell>
          <table:table-cell office:value-type="float" office:value="36091" calcext:value-type="float">
            <text:p>36091</text:p>
          </table:table-cell>
          <table:table-cell office:value-type="float" office:value="42719" calcext:value-type="float">
            <text:p>42719</text:p>
          </table:table-cell>
          <table:table-cell office:value-type="float" office:value="13901" calcext:value-type="float">
            <text:p>13901</text:p>
          </table:table-cell>
          <table:table-cell office:value-type="float" office:value="7344" calcext:value-type="float">
            <text:p>7344</text:p>
          </table:table-cell>
          <table:table-cell office:value-type="float" office:value="6557" calcext:value-type="float">
            <text:p>6557</text:p>
          </table:table-cell>
          <table:table-cell office:value-type="float" office:value="59120" calcext:value-type="float">
            <text:p>59120</text:p>
          </table:table-cell>
          <table:table-cell office:value-type="float" office:value="29664" calcext:value-type="float">
            <text:p>29664</text:p>
          </table:table-cell>
          <table:table-cell office:value-type="float" office:value="29456" calcext:value-type="float">
            <text:p>29456</text:p>
          </table:table-cell>
          <table:table-cell office:value-type="float" office:value="23938" calcext:value-type="float">
            <text:p>23938</text:p>
          </table:table-cell>
          <table:table-cell office:value-type="float" office:value="6980" calcext:value-type="float">
            <text:p>6980</text:p>
          </table:table-cell>
          <table:table-cell office:value-type="float" office:value="16958" calcext:value-type="float">
            <text:p>16958</text:p>
          </table:table-cell>
          <table:table-cell office:value-type="float" office:value="6507" calcext:value-type="float">
            <text:p>6507</text:p>
          </table:table-cell>
          <table:table-cell office:value-type="float" office:value="3456" calcext:value-type="float">
            <text:p>3456</text:p>
          </table:table-cell>
          <table:table-cell office:value-type="float" office:value="3051" calcext:value-type="float">
            <text:p>3051</text:p>
          </table:table-cell>
          <table:table-cell office:value-type="float" office:value="6566" calcext:value-type="float">
            <text:p>6566</text:p>
          </table:table-cell>
          <table:table-cell office:value-type="float" office:value="3453" calcext:value-type="float">
            <text:p>3453</text:p>
          </table:table-cell>
          <table:table-cell office:value-type="float" office:value="3113" calcext:value-type="float">
            <text:p>3113</text:p>
          </table:table-cell>
          <table:table-cell office:value-type="float" office:value="15510" calcext:value-type="float">
            <text:p>15510</text:p>
          </table:table-cell>
          <table:table-cell office:value-type="float" office:value="8201" calcext:value-type="float">
            <text:p>8201</text:p>
          </table:table-cell>
          <table:table-cell office:value-type="float" office:value="7309" calcext:value-type="float">
            <text:p>7309</text:p>
          </table:table-cell>
          <table:table-cell office:value-type="float" office:value="17662" calcext:value-type="float">
            <text:p>17662</text:p>
          </table:table-cell>
          <table:table-cell office:value-type="float" office:value="8488" calcext:value-type="float">
            <text:p>8488</text:p>
          </table:table-cell>
          <table:table-cell office:value-type="float" office:value="9174" calcext:value-type="float">
            <text:p>9174</text:p>
          </table:table-cell>
          <table:table-cell office:value-type="float" office:value="12269" calcext:value-type="float">
            <text:p>12269</text:p>
          </table:table-cell>
          <table:table-cell office:value-type="float" office:value="6487" calcext:value-type="float">
            <text:p>6487</text:p>
          </table:table-cell>
          <table:table-cell office:value-type="float" office:value="5782" calcext:value-type="float">
            <text:p>5782</text:p>
          </table:table-cell>
          <table:table-cell office:value-type="float" office:value="390" calcext:value-type="float">
            <text:p>390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.175430788" calcext:value-type="float">
            <text:p>2.175430788</text:p>
          </table:table-cell>
          <table:table-cell office:value-type="float" office:value="1.338707436" calcext:value-type="float">
            <text:p>1.338707436</text:p>
          </table:table-cell>
          <table:table-cell office:value-type="float" office:value="14.74228941" calcext:value-type="float">
            <text:p>14.74228941</text:p>
          </table:table-cell>
          <table:table-cell office:value-type="float" office:value="1.228524117" calcext:value-type="float">
            <text:p>1.228524117</text:p>
          </table:table-cell>
          <table:table-cell office:value-type="float" office:value="0.11290453" calcext:value-type="float">
            <text:p>0.11290453</text:p>
          </table:table-cell>
          <table:table-cell office:value-type="float" office:value="0.256589329" calcext:value-type="float">
            <text:p>0.256589329</text:p>
          </table:table-cell>
          <table:table-cell office:value-type="float" office:value="0.939584123" calcext:value-type="float">
            <text:p>0.939584123</text:p>
          </table:table-cell>
          <table:table-cell office:value-type="float" office:value="0.148956733" calcext:value-type="float">
            <text:p>0.148956733</text:p>
          </table:table-cell>
          <table:table-cell office:value-type="float" office:value="0.670431737" calcext:value-type="float">
            <text:p>0.670431737</text:p>
          </table:table-cell>
          <table:table-cell office:value-type="float" office:value="20.94097" calcext:value-type="float">
            <text:p>20.9409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3.925497" calcext:value-type="float">
            <text:p>3.925497</text:p>
          </table:table-cell>
          <table:table-cell office:value-type="float" office:value="1.540958494" calcext:value-type="float">
            <text:p>1.540958494</text:p>
          </table:table-cell>
          <table:table-cell office:value-type="float" office:value="18.49150192" calcext:value-type="float">
            <text:p>18.49150192</text:p>
          </table:table-cell>
          <table:table-cell office:value-type="float" office:value="9" calcext:value-type="float">
            <text:p>9</text:p>
          </table:table-cell>
          <table:table-cell office:value-type="float" office:value="1.540958494" calcext:value-type="float">
            <text:p>1.540958494</text:p>
          </table:table-cell>
          <table:table-cell office:value-type="float" office:value="2.428244611" calcext:value-type="float">
            <text:p>2.428244611</text:p>
          </table:table-cell>
          <table:table-cell office:value-type="float" office:value="9" calcext:value-type="float">
            <text:p>9</text:p>
          </table:table-cell>
          <table:table-cell office:value-type="float" office:value="0.219775841" calcext:value-type="float">
            <text:p>0.219775841</text:p>
          </table:table-cell>
          <table:table-cell office:value-type="float" office:value="2.637310091" calcext:value-type="float">
            <text:p>2.637310091</text:p>
          </table:table-cell>
          <table:table-cell office:value-type="float" office:value="0.322954506" calcext:value-type="float">
            <text:p>0.322954506</text:p>
          </table:table-cell>
          <table:table-cell office:value-type="string" calcext:value-type="string">
            <text:p>no</text:p>
          </table:table-cell>
          <table:table-cell office:value-type="float" office:value="6.53914608" calcext:value-type="float">
            <text:p>6.53914608</text:p>
          </table:table-cell>
          <table:table-cell office:value-type="float" office:value="5.514867811" calcext:value-type="float">
            <text:p>5.514867811</text:p>
          </table:table-cell>
          <table:table-cell office:value-type="float" office:value="8.290836714" calcext:value-type="float">
            <text:p>8.290836714</text:p>
          </table:table-cell>
          <table:table-cell office:value-type="float" office:value="8.963023472" calcext:value-type="float">
            <text:p>8.963023472</text:p>
          </table:table-cell>
          <table:table-cell office:value-type="float" office:value="10.357535" calcext:value-type="float">
            <text:p>10.357535</text:p>
          </table:table-cell>
          <table:table-cell office:value-type="float" office:value="2.438125457" calcext:value-type="float">
            <text:p>2.4381254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float" office:value="2.725990867" calcext:value-type="float">
            <text:p>2.725990867</text:p>
          </table:table-cell>
          <table:table-cell office:value-type="float" office:value="14" calcext:value-type="float">
            <text:p>14</text:p>
          </table:table-cell>
          <table:table-cell office:value-type="float" office:value="0.83357986" calcext:value-type="float">
            <text:p>0.83357986</text:p>
          </table:table-cell>
          <table:table-cell office:value-type="string" calcext:value-type="string">
            <text:p>no</text:p>
          </table:table-cell>
          <table:table-cell office:value-type="float" office:value="7.50071515" calcext:value-type="float">
            <text:p>7.50071515</text:p>
          </table:table-cell>
          <table:table-cell office:value-type="float" office:value="121" calcext:value-type="float">
            <text:p>121</text:p>
          </table:table-cell>
          <table:table-cell office:value-type="float" office:value="8.571925744" calcext:value-type="float">
            <text:p>8.571925744</text:p>
          </table:table-cell>
          <table:table-cell office:value-type="float" office:value="5" calcext:value-type="float">
            <text:p>5</text:p>
          </table:table-cell>
          <table:table-cell office:value-type="float" office:value="16.911467" calcext:value-type="float">
            <text:p>16.911467</text:p>
          </table:table-cell>
          <table:table-cell office:value-type="float" office:value="1.652274682" calcext:value-type="float">
            <text:p>1.652274682</text:p>
          </table:table-cell>
          <table:table-cell office:value-type="float" office:value="2.679181439" calcext:value-type="float">
            <text:p>2.679181439</text:p>
          </table:table-cell>
          <table:table-cell office:value-type="float" office:value="1.307362663" calcext:value-type="float">
            <text:p>1.307362663</text:p>
          </table:table-cell>
          <table:table-cell office:value-type="float" office:value="6.178131848" calcext:value-type="float">
            <text:p>6.178131848</text:p>
          </table:table-cell>
          <table:table-cell office:value-type="float" office:value="4.421560784" calcext:value-type="float">
            <text:p>4.421560784</text:p>
          </table:table-cell>
          <table:table-cell office:value-type="float" office:value="18.18034021" calcext:value-type="float">
            <text:p>18.18034021</text:p>
          </table:table-cell>
          <table:table-cell office:value-type="float" office:value="1.263583558" calcext:value-type="float">
            <text:p>1.263583558</text:p>
          </table:table-cell>
          <table:table-cell office:value-type="float" office:value="0" calcext:value-type="float">
            <text:p>0</text:p>
          </table:table-cell>
          <table:table-cell office:value-type="float" office:value="2.467325771" calcext:value-type="float">
            <text:p>2.467325771</text:p>
          </table:table-cell>
          <table:table-cell office:value-type="float" office:value="0.540760283" calcext:value-type="float">
            <text:p>0.540760283</text:p>
          </table:table-cell>
          <table:table-cell office:value-type="float" office:value="0.731141912" calcext:value-type="float">
            <text:p>0.731141912</text:p>
          </table:table-cell>
          <table:table-cell office:value-type="float" office:value="0.799921119" calcext:value-type="float">
            <text:p>0.799921119</text:p>
          </table:table-cell>
          <table:table-cell office:value-type="float" office:value="1.782439237" calcext:value-type="float">
            <text:p>1.782439237</text:p>
          </table:table-cell>
          <table:table-cell office:value-type="float" office:value="3.432144582" calcext:value-type="float">
            <text:p>3.432144582</text:p>
          </table:table-cell>
          <table:table-cell office:value-type="float" office:value="1.032523625" calcext:value-type="float">
            <text:p>1.032523625</text:p>
          </table:table-cell>
          <table:table-cell office:value-type="float" office:value="1.204220449" calcext:value-type="float">
            <text:p>1.204220449</text:p>
          </table:table-cell>
          <table:table-cell office:value-type="float" office:value="0.256589329" calcext:value-type="float">
            <text:p>0.256589329</text:p>
          </table:table-cell>
          <table:table-cell office:value-type="float" office:value="2.332387982" calcext:value-type="float">
            <text:p>2.332387982</text:p>
          </table:table-cell>
          <table:table-cell office:value-type="float" office:value="1.143674241" calcext:value-type="float">
            <text:p>1.143674241</text:p>
          </table:table-cell>
          <table:table-cell office:value-type="float" office:value="0.217477464" calcext:value-type="float">
            <text:p>0.217477464</text:p>
          </table:table-cell>
          <table:table-cell office:value-type="float" office:value="0.256589329" calcext:value-type="float">
            <text:p>0.256589329</text:p>
          </table:table-cell>
          <table:table-cell office:value-type="float" office:value="0.554880314" calcext:value-type="float">
            <text:p>0.554880314</text:p>
          </table:table-cell>
          <table:table-cell office:value-type="float" office:value="0.555962558" calcext:value-type="float">
            <text:p>0.555962558</text:p>
          </table:table-cell>
          <table:table-cell office:value-type="float" office:value="4.43275291" calcext:value-type="float">
            <text:p>4.43275291</text:p>
          </table:table-cell>
          <table:table-cell office:value-type="float" office:value="6.788241041" calcext:value-type="float">
            <text:p>6.788241041</text:p>
          </table:table-cell>
          <table:table-cell office:value-type="float" office:value="5.273171011" calcext:value-type="float">
            <text:p>5.273171011</text:p>
          </table:table-cell>
          <table:table-cell office:value-type="float" office:value="2.449453233" calcext:value-type="float">
            <text:p>2.449453233</text:p>
          </table:table-cell>
          <table:table-cell office:value-type="float" office:value="0.123609825" calcext:value-type="float">
            <text:p>0.123609825</text:p>
          </table:table-cell>
          <table:table-cell office:value-type="string" calcext:value-type="string">
            <text:p>poor</text:p>
          </table:table-cell>
          <table:table-cell office:value-type="float" office:value="7.71" calcext:value-type="float">
            <text:p>7.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3.33" calcext:value-type="float">
            <text:p>633.33</text:p>
          </table:table-cell>
          <table:table-cell office:value-type="float" office:value="1083.33" calcext:value-type="float">
            <text:p>1083.33</text:p>
          </table:table-cell>
          <table:table-cell office:value-type="float" office:value="858.33" calcext:value-type="float">
            <text:p>85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.25" calcext:value-type="float">
            <text:p>19.25</text:p>
          </table:table-cell>
          <table:table-cell office:value-type="float" office:value="6.55" calcext:value-type="float">
            <text:p>6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6.67" calcext:value-type="float">
            <text:p>566.67</text:p>
          </table:table-cell>
          <table:table-cell office:value-type="float" office:value="1000" calcext:value-type="float">
            <text:p>1000</text:p>
          </table:table-cell>
          <table:table-cell office:value-type="float" office:value="783.33" calcext:value-type="float">
            <text:p>783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  <table:table-cell office:value-type="float" office:value="19.76" calcext:value-type="float">
            <text:p>19.76</text:p>
          </table:table-cell>
          <table:table-cell office:value-type="float" office:value="5" calcext:value-type="float">
            <text:p>5</text:p>
          </table:table-cell>
          <table:table-cell office:value-type="float" office:value="116353" calcext:value-type="float">
            <text:p>116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2.31" calcext:value-type="float">
            <text:p>592.31</text:p>
          </table:table-cell>
          <table:table-cell office:value-type="float" office:value="1038.46" calcext:value-type="float">
            <text:p>1038.46</text:p>
          </table:table-cell>
          <table:table-cell office:value-type="float" office:value="815.38" calcext:value-type="float">
            <text:p>815.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9.72" calcext:value-type="float">
            <text:p>19.72</text:p>
          </table:table-cell>
          <table:table-cell office:value-type="float" office:value="12" calcext:value-type="float">
            <text:p>12</text:p>
          </table:table-cell>
          <table:table-cell office:value-type="float" office:value="144351" calcext:value-type="float">
            <text:p>14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93.75" calcext:value-type="float">
            <text:p>593.75</text:p>
          </table:table-cell>
          <table:table-cell office:value-type="float" office:value="1031.25" calcext:value-type="float">
            <text:p>1031.25</text:p>
          </table:table-cell>
          <table:table-cell office:value-type="float" office:value="812.5" calcext:value-type="float">
            <text:p>812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.87" calcext:value-type="float">
            <text:p>17.87</text:p>
          </table:table-cell>
          <table:table-cell office:value-type="float" office:value="21.59" calcext:value-type="float">
            <text:p>21.59</text:p>
          </table:table-cell>
          <table:table-cell office:value-type="float" office:value="33" calcext:value-type="float">
            <text:p>33</text:p>
          </table:table-cell>
          <table:table-cell office:value-type="float" office:value="872741" calcext:value-type="float">
            <text:p>872741</text:p>
          </table:table-cell>
          <table:table-cell office:value-type="float" office:value="12" calcext:value-type="float">
            <text:p>12</text:p>
          </table:table-cell>
          <table:table-cell office:value-type="float" office:value="503283" calcext:value-type="float">
            <text:p>503283</text:p>
          </table:table-cell>
          <table:table-cell office:value-type="float" office:value="98" calcext:value-type="float">
            <text:p>98</text:p>
          </table:table-cell>
          <table:table-cell office:value-type="float" office:value="572.41" calcext:value-type="float">
            <text:p>572.41</text:p>
          </table:table-cell>
          <table:table-cell office:value-type="float" office:value="965.52" calcext:value-type="float">
            <text:p>965.52</text:p>
          </table:table-cell>
          <table:table-cell office:value-type="float" office:value="768.97" calcext:value-type="float">
            <text:p>768.9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8.73" calcext:value-type="float">
            <text:p>18.73</text:p>
          </table:table-cell>
          <table:table-cell office:value-type="float" office:value="14.52" calcext:value-type="float">
            <text:p>14.52</text:p>
          </table:table-cell>
          <table:table-cell office:value-type="float" office:value="94" calcext:value-type="float">
            <text:p>94</text:p>
          </table:table-cell>
          <table:table-cell office:value-type="float" office:value="2283313" calcext:value-type="float">
            <text:p>2283313</text:p>
          </table:table-cell>
          <table:table-cell office:value-type="float" office:value="41" calcext:value-type="float">
            <text:p>41</text:p>
          </table:table-cell>
          <table:table-cell office:value-type="float" office:value="1051314" calcext:value-type="float">
            <text:p>1051314</text:p>
          </table:table-cell>
          <table:table-cell office:value-type="float" office:value="292" calcext:value-type="float">
            <text:p>292</text:p>
          </table:table-cell>
          <table:table-cell office:value-type="float" office:value="711.36" calcext:value-type="float">
            <text:p>711.36</text:p>
          </table:table-cell>
          <table:table-cell office:value-type="float" office:value="1185.61" calcext:value-type="float">
            <text:p>1185.61</text:p>
          </table:table-cell>
          <table:table-cell office:value-type="float" office:value="948.48" calcext:value-type="float">
            <text:p>948.48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5300000" calcext:value-type="float">
            <text:p>53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1-09-1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Kuncevo</text:p>
          </table:table-cell>
          <table:table-cell office:value-type="float" office:value="52351766.54" calcext:value-type="float">
            <text:p>52351766.54</text:p>
          </table:table-cell>
          <table:table-cell office:value-type="float" office:value="142462" calcext:value-type="float">
            <text:p>142462</text:p>
          </table:table-cell>
          <table:table-cell office:value-type="float" office:value="0.070662054" calcext:value-type="float">
            <text:p>0.070662054</text:p>
          </table:table-cell>
          <table:table-cell office:value-type="float" office:value="0.035145267" calcext:value-type="float">
            <text:p>0.035145267</text:p>
          </table:table-cell>
          <table:table-cell office:value-type="float" office:value="9347" calcext:value-type="float">
            <text:p>9347</text:p>
          </table:table-cell>
          <table:table-cell office:value-type="float" office:value="4050" calcext:value-type="float">
            <text:p>4050</text:p>
          </table:table-cell>
          <table:table-cell office:value-type="float" office:value="7" calcext:value-type="float">
            <text:p>7</text:p>
          </table:table-cell>
          <table:table-cell office:value-type="float" office:value="9292" calcext:value-type="float">
            <text:p>9292</text:p>
          </table:table-cell>
          <table:table-cell office:value-type="float" office:value="11234" calcext:value-type="float">
            <text:p>112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78507" calcext:value-type="float">
            <text:p>78507</text:p>
          </table:table-cell>
          <table:table-cell office:value-type="float" office:value="37052" calcext:value-type="float">
            <text:p>37052</text:p>
          </table:table-cell>
          <table:table-cell office:value-type="float" office:value="41455" calcext:value-type="float">
            <text:p>41455</text:p>
          </table:table-cell>
          <table:table-cell office:value-type="float" office:value="19784" calcext:value-type="float">
            <text:p>19784</text:p>
          </table:table-cell>
          <table:table-cell office:value-type="float" office:value="10339" calcext:value-type="float">
            <text:p>10339</text:p>
          </table:table-cell>
          <table:table-cell office:value-type="float" office:value="9445" calcext:value-type="float">
            <text:p>9445</text:p>
          </table:table-cell>
          <table:table-cell office:value-type="float" office:value="85551" calcext:value-type="float">
            <text:p>85551</text:p>
          </table:table-cell>
          <table:table-cell office:value-type="float" office:value="43352" calcext:value-type="float">
            <text:p>43352</text:p>
          </table:table-cell>
          <table:table-cell office:value-type="float" office:value="42199" calcext:value-type="float">
            <text:p>42199</text:p>
          </table:table-cell>
          <table:table-cell office:value-type="float" office:value="37127" calcext:value-type="float">
            <text:p>37127</text:p>
          </table:table-cell>
          <table:table-cell office:value-type="float" office:value="11024" calcext:value-type="float">
            <text:p>11024</text:p>
          </table:table-cell>
          <table:table-cell office:value-type="float" office:value="26103" calcext:value-type="float">
            <text:p>26103</text:p>
          </table:table-cell>
          <table:table-cell office:value-type="float" office:value="9347" calcext:value-type="float">
            <text:p>9347</text:p>
          </table:table-cell>
          <table:table-cell office:value-type="float" office:value="4806" calcext:value-type="float">
            <text:p>4806</text:p>
          </table:table-cell>
          <table:table-cell office:value-type="float" office:value="4541" calcext:value-type="float">
            <text:p>4541</text:p>
          </table:table-cell>
          <table:table-cell office:value-type="float" office:value="9292" calcext:value-type="float">
            <text:p>9292</text:p>
          </table:table-cell>
          <table:table-cell office:value-type="float" office:value="4919" calcext:value-type="float">
            <text:p>4919</text:p>
          </table:table-cell>
          <table:table-cell office:value-type="float" office:value="4373" calcext:value-type="float">
            <text:p>4373</text:p>
          </table:table-cell>
          <table:table-cell office:value-type="float" office:value="22071" calcext:value-type="float">
            <text:p>22071</text:p>
          </table:table-cell>
          <table:table-cell office:value-type="float" office:value="11484" calcext:value-type="float">
            <text:p>11484</text:p>
          </table:table-cell>
          <table:table-cell office:value-type="float" office:value="10587" calcext:value-type="float">
            <text:p>10587</text:p>
          </table:table-cell>
          <table:table-cell office:value-type="float" office:value="15929" calcext:value-type="float">
            <text:p>15929</text:p>
          </table:table-cell>
          <table:table-cell office:value-type="float" office:value="8541" calcext:value-type="float">
            <text:p>8541</text:p>
          </table:table-cell>
          <table:table-cell office:value-type="float" office:value="7388" calcext:value-type="float">
            <text:p>7388</text:p>
          </table:table-cell>
          <table:table-cell office:value-type="float" office:value="17469" calcext:value-type="float">
            <text:p>17469</text:p>
          </table:table-cell>
          <table:table-cell office:value-type="float" office:value="9082" calcext:value-type="float">
            <text:p>9082</text:p>
          </table:table-cell>
          <table:table-cell office:value-type="float" office:value="8387" calcext:value-type="float">
            <text:p>8387</text:p>
          </table:table-cell>
          <table:table-cell office:value-type="float" office:value="737" calcext:value-type="float">
            <text:p>737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8" calcext:value-type="float">
            <text:p>738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.383373263" calcext:value-type="float">
            <text:p>1.383373263</text:p>
          </table:table-cell>
          <table:table-cell office:value-type="float" office:value="0.396274723" calcext:value-type="float">
            <text:p>0.396274723</text:p>
          </table:table-cell>
          <table:table-cell office:value-type="float" office:value="4.755296675" calcext:value-type="float">
            <text:p>4.755296675</text:p>
          </table:table-cell>
          <table:table-cell office:value-type="float" office:value="0.396274723" calcext:value-type="float">
            <text:p>0.396274723</text:p>
          </table:table-cell>
          <table:table-cell office:value-type="float" office:value="0.309672803" calcext:value-type="float">
            <text:p>0.309672803</text:p>
          </table:table-cell>
          <table:table-cell office:value-type="float" office:value="0.150686282" calcext:value-type="float">
            <text:p>0.150686282</text:p>
          </table:table-cell>
          <table:table-cell office:value-type="float" office:value="1.969773852" calcext:value-type="float">
            <text:p>1.969773852</text:p>
          </table:table-cell>
          <table:table-cell office:value-type="float" office:value="0.191191251" calcext:value-type="float">
            <text:p>0.191191251</text:p>
          </table:table-cell>
          <table:table-cell office:value-type="float" office:value="2.024970785" calcext:value-type="float">
            <text:p>2.024970785</text:p>
          </table:table-cell>
          <table:table-cell office:value-type="float" office:value="16.75309" calcext:value-type="float">
            <text:p>16.75309</text:p>
          </table:table-cell>
          <table:table-cell office:value-type="float" office:value="2.790526" calcext:value-type="float">
            <text:p>2.790526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.522421641" calcext:value-type="float">
            <text:p>2.522421641</text:p>
          </table:table-cell>
          <table:table-cell office:value-type="float" office:value="30.26905969" calcext:value-type="float">
            <text:p>30.26905969</text:p>
          </table:table-cell>
          <table:table-cell office:value-type="float" office:value="10" calcext:value-type="float">
            <text:p>10</text:p>
          </table:table-cell>
          <table:table-cell office:value-type="float" office:value="1.673206368" calcext:value-type="float">
            <text:p>1.673206368</text:p>
          </table:table-cell>
          <table:table-cell office:value-type="float" office:value="2.735303613" calcext:value-type="float">
            <text:p>2.735303613</text:p>
          </table:table-cell>
          <table:table-cell office:value-type="float" office:value="22" calcext:value-type="float">
            <text:p>22</text:p>
          </table:table-cell>
          <table:table-cell office:value-type="float" office:value="0.218409543" calcext:value-type="float">
            <text:p>0.218409543</text:p>
          </table:table-cell>
          <table:table-cell office:value-type="float" office:value="2.62091451" calcext:value-type="float">
            <text:p>2.62091451</text:p>
          </table:table-cell>
          <table:table-cell office:value-type="float" office:value="1.021499072" calcext:value-type="float">
            <text:p>1.021499072</text:p>
          </table:table-cell>
          <table:table-cell office:value-type="string" calcext:value-type="string">
            <text:p>no</text:p>
          </table:table-cell>
          <table:table-cell office:value-type="float" office:value="3.953500268" calcext:value-type="float">
            <text:p>3.953500268</text:p>
          </table:table-cell>
          <table:table-cell office:value-type="float" office:value="5.885973152" calcext:value-type="float">
            <text:p>5.885973152</text:p>
          </table:table-cell>
          <table:table-cell office:value-type="float" office:value="8.955785282" calcext:value-type="float">
            <text:p>8.955785282</text:p>
          </table:table-cell>
          <table:table-cell office:value-type="float" office:value="10.00345994" calcext:value-type="float">
            <text:p>10.00345994</text:p>
          </table:table-cell>
          <table:table-cell office:value-type="float" office:value="10.86912007" calcext:value-type="float">
            <text:p>10.86912007</text:p>
          </table:table-cell>
          <table:table-cell office:value-type="float" office:value="1.101813754" calcext:value-type="float">
            <text:p>1.101813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float" office:value="1.102384108" calcext:value-type="float">
            <text:p>1.102384108</text:p>
          </table:table-cell>
          <table:table-cell office:value-type="float" office:value="9" calcext:value-type="float">
            <text:p>9</text:p>
          </table:table-cell>
          <table:table-cell office:value-type="float" office:value="0.147894252" calcext:value-type="float">
            <text:p>0.147894252</text:p>
          </table:table-cell>
          <table:table-cell office:value-type="string" calcext:value-type="string">
            <text:p>no</text:p>
          </table:table-cell>
          <table:table-cell office:value-type="float" office:value="10.22914523" calcext:value-type="float">
            <text:p>10.22914523</text:p>
          </table:table-cell>
          <table:table-cell office:value-type="float" office:value="50" calcext:value-type="float">
            <text:p>50</text:p>
          </table:table-cell>
          <table:table-cell office:value-type="float" office:value="13.77381942" calcext:value-type="float">
            <text:p>13.77381942</text:p>
          </table:table-cell>
          <table:table-cell office:value-type="float" office:value="5" calcext:value-type="float">
            <text:p>5</text:p>
          </table:table-cell>
          <table:table-cell office:value-type="float" office:value="20.09408343" calcext:value-type="float">
            <text:p>20.09408343</text:p>
          </table:table-cell>
          <table:table-cell office:value-type="float" office:value="7.353920421" calcext:value-type="float">
            <text:p>7.353920421</text:p>
          </table:table-cell>
          <table:table-cell office:value-type="float" office:value="0.61502045" calcext:value-type="float">
            <text:p>0.61502045</text:p>
          </table:table-cell>
          <table:table-cell office:value-type="float" office:value="0.453543783" calcext:value-type="float">
            <text:p>0.453543783</text:p>
          </table:table-cell>
          <table:table-cell office:value-type="float" office:value="4.154171002" calcext:value-type="float">
            <text:p>4.154171002</text:p>
          </table:table-cell>
          <table:table-cell office:value-type="float" office:value="2.12435988" calcext:value-type="float">
            <text:p>2.12435988</text:p>
          </table:table-cell>
          <table:table-cell office:value-type="float" office:value="20.46122679" calcext:value-type="float">
            <text:p>20.46122679</text:p>
          </table:table-cell>
          <table:table-cell office:value-type="float" office:value="5.174844257" calcext:value-type="float">
            <text:p>5.174844257</text:p>
          </table:table-cell>
          <table:table-cell office:value-type="float" office:value="0.508801924" calcext:value-type="float">
            <text:p>0.508801924</text:p>
          </table:table-cell>
          <table:table-cell office:value-type="float" office:value="1.281865943" calcext:value-type="float">
            <text:p>1.281865943</text:p>
          </table:table-cell>
          <table:table-cell office:value-type="float" office:value="5.741238918" calcext:value-type="float">
            <text:p>5.741238918</text:p>
          </table:table-cell>
          <table:table-cell office:value-type="float" office:value="5.076912538" calcext:value-type="float">
            <text:p>5.076912538</text:p>
          </table:table-cell>
          <table:table-cell office:value-type="float" office:value="2.969620143" calcext:value-type="float">
            <text:p>2.969620143</text:p>
          </table:table-cell>
          <table:table-cell office:value-type="float" office:value="1.35479157" calcext:value-type="float">
            <text:p>1.35479157</text:p>
          </table:table-cell>
          <table:table-cell office:value-type="float" office:value="5.673912846" calcext:value-type="float">
            <text:p>5.673912846</text:p>
          </table:table-cell>
          <table:table-cell office:value-type="float" office:value="2.604184808" calcext:value-type="float">
            <text:p>2.604184808</text:p>
          </table:table-cell>
          <table:table-cell office:value-type="float" office:value="5.23895598" calcext:value-type="float">
            <text:p>5.23895598</text:p>
          </table:table-cell>
          <table:table-cell office:value-type="float" office:value="0.150686282" calcext:value-type="float">
            <text:p>0.150686282</text:p>
          </table:table-cell>
          <table:table-cell office:value-type="float" office:value="0.912378535" calcext:value-type="float">
            <text:p>0.912378535</text:p>
          </table:table-cell>
          <table:table-cell office:value-type="float" office:value="0.459233791" calcext:value-type="float">
            <text:p>0.459233791</text:p>
          </table:table-cell>
          <table:table-cell office:value-type="float" office:value="1.794687627" calcext:value-type="float">
            <text:p>1.794687627</text:p>
          </table:table-cell>
          <table:table-cell office:value-type="float" office:value="0.150686282" calcext:value-type="float">
            <text:p>0.150686282</text:p>
          </table:table-cell>
          <table:table-cell office:value-type="float" office:value="1.167638745" calcext:value-type="float">
            <text:p>1.167638745</text:p>
          </table:table-cell>
          <table:table-cell office:value-type="float" office:value="1.150550082" calcext:value-type="float">
            <text:p>1.150550082</text:p>
          </table:table-cell>
          <table:table-cell office:value-type="float" office:value="3.557616808" calcext:value-type="float">
            <text:p>3.557616808</text:p>
          </table:table-cell>
          <table:table-cell office:value-type="float" office:value="4.373416959" calcext:value-type="float">
            <text:p>4.373416959</text:p>
          </table:table-cell>
          <table:table-cell office:value-type="float" office:value="5.148563093" calcext:value-type="float">
            <text:p>5.148563093</text:p>
          </table:table-cell>
          <table:table-cell office:value-type="float" office:value="0.711874878" calcext:value-type="float">
            <text:p>0.711874878</text:p>
          </table:table-cell>
          <table:table-cell office:value-type="float" office:value="0.345225166" calcext:value-type="float">
            <text:p>0.345225166</text:p>
          </table:table-cell>
          <table:table-cell office:value-type="string" calcext:value-type="string">
            <text:p>satisfactory</text:p>
          </table:table-cell>
          <table:table-cell office:value-type="float" office:value="33.79" calcext:value-type="float">
            <text:p>33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65" calcext:value-type="float">
            <text:p>1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.35" calcext:value-type="float">
            <text:p>29.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565" calcext:value-type="float">
            <text:p>46565</text:p>
          </table:table-cell>
          <table:table-cell office:value-type="float" office:value="1" calcext:value-type="float">
            <text:p>1</text:p>
          </table:table-cell>
          <table:table-cell office:value-type="float" office:value="16600" calcext:value-type="float">
            <text:p>16600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float" office:value="1100" calcext:value-type="float">
            <text:p>1100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565" calcext:value-type="float">
            <text:p>46565</text:p>
          </table:table-cell>
          <table:table-cell office:value-type="float" office:value="1" calcext:value-type="float">
            <text:p>1</text:p>
          </table:table-cell>
          <table:table-cell office:value-type="float" office:value="16600" calcext:value-type="float">
            <text:p>16600</text:p>
          </table:table-cell>
          <table:table-cell office:value-type="float" office:value="9" calcext:value-type="float">
            <text:p>9</text:p>
          </table:table-cell>
          <table:table-cell office:value-type="float" office:value="788.89" calcext:value-type="float">
            <text:p>788.89</text:p>
          </table:table-cell>
          <table:table-cell office:value-type="float" office:value="1388.89" calcext:value-type="float">
            <text:p>1388.89</text:p>
          </table:table-cell>
          <table:table-cell office:value-type="float" office:value="1088.89" calcext:value-type="float">
            <text:p>1088.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.47" calcext:value-type="float">
            <text:p>20.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565" calcext:value-type="float">
            <text:p>46565</text:p>
          </table:table-cell>
          <table:table-cell office:value-type="float" office:value="4" calcext:value-type="float">
            <text:p>4</text:p>
          </table:table-cell>
          <table:table-cell office:value-type="float" office:value="33440" calcext:value-type="float">
            <text:p>33440</text:p>
          </table:table-cell>
          <table:table-cell office:value-type="float" office:value="22" calcext:value-type="float">
            <text:p>22</text:p>
          </table:table-cell>
          <table:table-cell office:value-type="float" office:value="861.9" calcext:value-type="float">
            <text:p>861.9</text:p>
          </table:table-cell>
          <table:table-cell office:value-type="float" office:value="1476.19" calcext:value-type="float">
            <text:p>1476.19</text:p>
          </table:table-cell>
          <table:table-cell office:value-type="float" office:value="1169.05" calcext:value-type="float">
            <text:p>1169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56" calcext:value-type="float">
            <text:p>22.56</text:p>
          </table:table-cell>
          <table:table-cell office:value-type="float" office:value="7.15" calcext:value-type="float">
            <text:p>7.15</text:p>
          </table:table-cell>
          <table:table-cell office:value-type="float" office:value="10" calcext:value-type="float">
            <text:p>10</text:p>
          </table:table-cell>
          <table:table-cell office:value-type="float" office:value="635269" calcext:value-type="float">
            <text:p>635269</text:p>
          </table:table-cell>
          <table:table-cell office:value-type="float" office:value="12" calcext:value-type="float">
            <text:p>12</text:p>
          </table:table-cell>
          <table:table-cell office:value-type="float" office:value="545761" calcext:value-type="float">
            <text:p>545761</text:p>
          </table:table-cell>
          <table:table-cell office:value-type="float" office:value="56" calcext:value-type="float">
            <text:p>56</text:p>
          </table:table-cell>
          <table:table-cell office:value-type="float" office:value="1050.94" calcext:value-type="float">
            <text:p>1050.94</text:p>
          </table:table-cell>
          <table:table-cell office:value-type="float" office:value="1735.85" calcext:value-type="float">
            <text:p>1735.85</text:p>
          </table:table-cell>
          <table:table-cell office:value-type="float" office:value="1393.4" calcext:value-type="float">
            <text:p>1393.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.35" calcext:value-type="float">
            <text:p>23.35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132519" calcext:value-type="float">
            <text:p>1132519</text:p>
          </table:table-cell>
          <table:table-cell office:value-type="float" office:value="32" calcext:value-type="float">
            <text:p>32</text:p>
          </table:table-cell>
          <table:table-cell office:value-type="float" office:value="1404650" calcext:value-type="float">
            <text:p>1404650</text:p>
          </table:table-cell>
          <table:table-cell office:value-type="float" office:value="143" calcext:value-type="float">
            <text:p>143</text:p>
          </table:table-cell>
          <table:table-cell office:value-type="float" office:value="921.71" calcext:value-type="float">
            <text:p>921.71</text:p>
          </table:table-cell>
          <table:table-cell office:value-type="float" office:value="1531.01" calcext:value-type="float">
            <text:p>1531.01</text:p>
          </table:table-cell>
          <table:table-cell office:value-type="float" office:value="1226.36" calcext:value-type="float">
            <text:p>1226.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19:23.037926391</meta:creation-date>
    <dc:date>2017-06-22T16:19:44.112925804</dc:date>
    <meta:editing-duration>PT21S</meta:editing-duration>
    <meta:editing-cycles>1</meta:editing-cycles>
    <meta:document-statistic meta:table-count="1" meta:cell-count="3212" meta:object-count="0"/>
    <meta:generator>LibreOffice/5.1.6.2$Linux_X86_64 LibreOffice_project/10m0$Build-2</meta:generator>
  </office:meta>
</office:document-meta>
</file>